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officeooo:rsid="001fb12f" officeooo:paragraph-rsid="001fb12f" style:font-size-asian="14pt" style:font-size-complex="14pt"/>
    </style:style>
    <style:style style:name="P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officeooo:rsid="0021a695" officeooo:paragraph-rsid="0021a695" style:font-size-asian="14pt" style:font-size-complex="14pt"/>
    </style:style>
    <style:style style:name="P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232f09" officeooo:paragraph-rsid="00232f09" style:font-size-asian="14pt" style:font-weight-asian="normal" style:font-size-complex="14pt" style:font-weight-complex="normal"/>
    </style:style>
    <style:style style:name="P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250dc3" officeooo:paragraph-rsid="00250dc3" style:font-size-asian="14pt" style:font-weight-asian="normal" style:font-size-complex="14pt" style:font-weight-complex="normal"/>
    </style:style>
    <style:style style:name="P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269e73" officeooo:paragraph-rsid="00269e73" style:font-size-asian="14pt" style:font-weight-asian="normal" style:font-size-complex="14pt" style:font-weight-complex="normal"/>
    </style:style>
    <style:style style:name="P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291dda" officeooo:paragraph-rsid="00291dda" style:font-size-asian="14pt" style:font-weight-asian="normal" style:font-size-complex="14pt" style:font-weight-complex="normal"/>
    </style:style>
    <style:style style:name="P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2ab059" officeooo:paragraph-rsid="002ab059" style:font-size-asian="14pt" style:font-weight-asian="normal" style:font-size-complex="14pt"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3a9d02" officeooo:paragraph-rsid="003a9d02" style:font-size-asian="14pt" style:font-weight-asian="normal" style:font-size-complex="14pt" style:font-weight-complex="normal"/>
    </style:style>
    <style:style style:name="P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3c9667" officeooo:paragraph-rsid="00440a0f" style:font-size-asian="14pt" style:font-weight-asian="normal" style:font-size-complex="14pt"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440a0f" officeooo:paragraph-rsid="00440a0f" style:font-size-asian="14pt" style:font-weight-asian="normal" style:font-size-complex="14pt"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497e8a" officeooo:paragraph-rsid="00497e8a" style:font-size-asian="14pt" style:font-weight-asian="normal" style:font-size-complex="14pt" style:font-weight-complex="normal"/>
    </style:style>
    <style:style style:name="P1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50193d" officeooo:paragraph-rsid="00551359" style:font-size-asian="14pt" style:font-weight-asian="normal" style:font-size-complex="14pt" style:font-weight-complex="normal"/>
    </style:style>
    <style:style style:name="P1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56b390" officeooo:paragraph-rsid="00551359" style:font-size-asian="14pt" style:font-weight-asian="normal" style:font-size-complex="14pt"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576efd" officeooo:paragraph-rsid="00576efd"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normal" officeooo:rsid="0058e2f9" officeooo:paragraph-rsid="0058e2f9"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weight="bold" officeooo:rsid="00497e8a" officeooo:paragraph-rsid="00497e8a" style:font-size-asian="14pt" style:font-weight-asian="bold" style:font-size-complex="14pt" style:font-weight-complex="bold"/>
    </style:style>
    <style:style style:name="P1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fo:font-style="normal" fo:font-weight="normal" officeooo:rsid="005bbe9d" officeooo:paragraph-rsid="005bbe9d" style:font-size-asian="14pt" style:font-style-asian="normal" style:font-weight-asian="normal" style:font-size-complex="14pt" style:font-style-complex="normal" style:font-weight-complex="normal"/>
    </style:style>
    <style:style style:name="P1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en" fo:country="US" fo:font-weight="normal" officeooo:rsid="002ab059" officeooo:paragraph-rsid="002ab059"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en" fo:country="US" fo:font-weight="normal" officeooo:rsid="002b2d79" officeooo:paragraph-rsid="002d167e"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en" fo:country="US" fo:font-weight="normal" officeooo:rsid="002d1f69" officeooo:paragraph-rsid="002d1f69"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en" fo:country="US" fo:font-weight="normal" officeooo:rsid="003015a3" officeooo:paragraph-rsid="003015a3"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en" fo:country="US" fo:font-weight="normal" officeooo:rsid="0033d570" officeooo:paragraph-rsid="0033d57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style:font-name="Times New Roman" fo:font-size="14pt" fo:language="en" fo:country="US" fo:font-weight="bold" officeooo:rsid="00371d19" officeooo:paragraph-rsid="00371d19" style:font-size-asian="14pt" style:font-weight-asian="bold" style:font-size-complex="14pt" style:font-weight-complex="bold"/>
    </style:style>
    <style:style style:name="P2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en" fo:country="US" fo:font-weight="bold" officeooo:rsid="00371d19" officeooo:paragraph-rsid="00371d19" style:font-size-asian="14pt" style:font-weight-asian="bold" style:font-size-complex="14pt" style:font-weight-complex="bold"/>
    </style:style>
    <style:style style:name="P2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officeooo:paragraph-rsid="006633f1"/>
    </style:style>
    <style:style style:name="P2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officeooo:paragraph-rsid="006eb247"/>
    </style:style>
    <style:style style:name="P2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officeooo:paragraph-rsid="00723160"/>
    </style:style>
    <style:style style:name="P2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officeooo:paragraph-rsid="00750b27"/>
    </style:style>
    <style:style style:name="P2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officeooo:paragraph-rsid="007562bf"/>
    </style:style>
    <style:style style:name="P3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language="en" fo:country="GB" fo:font-weight="bold" officeooo:rsid="006a3e34" officeooo:paragraph-rsid="006a3e34" style:font-weight-asian="bold" style:font-weight-complex="bold"/>
    </style:style>
    <style:style style:name="P3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language="ru" fo:country="RU" fo:font-weight="bold" officeooo:rsid="006b0539" officeooo:paragraph-rsid="006b0539" style:font-weight-asian="bold" style:font-weight-complex="bold"/>
    </style:style>
    <style:style style:name="P32"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language="ru" fo:country="RU" fo:font-weight="bold" officeooo:rsid="006bf809" officeooo:paragraph-rsid="006bf809" style:font-weight-asian="bold" style:font-weight-complex="bold"/>
    </style:style>
    <style:style style:name="P3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language="ru" fo:country="RU" fo:font-weight="normal" officeooo:rsid="006eb247" officeooo:paragraph-rsid="006eb247" style:font-weight-asian="normal" style:font-weight-complex="normal"/>
    </style:style>
    <style:style style:name="P3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language="ru" fo:country="RU" officeooo:rsid="00723160" officeooo:paragraph-rsid="00723160"/>
    </style:style>
    <style:style style:name="P3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text-position="0% 100%" style:font-name="Times New Roman" fo:font-size="14pt" fo:language="ru" fo:country="RU" fo:font-style="normal" fo:font-weight="bold" officeooo:rsid="006633f1" officeooo:paragraph-rsid="006633f1" style:font-size-asian="14pt" style:font-style-asian="normal" style:font-weight-asian="bold" style:font-size-complex="14pt" style:font-style-complex="normal" style:font-weight-complex="bold"/>
    </style:style>
    <style:style style:name="P36"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style:text-position="0% 100%" style:font-name="Times New Roman" fo:font-size="14pt" fo:language="ru" fo:country="RU" fo:font-style="normal" fo:font-weight="bold" officeooo:rsid="006bf809" officeooo:paragraph-rsid="006bf809" style:font-size-asian="14pt" style:font-style-asian="normal" style:font-weight-asian="bold" style:font-size-complex="14pt" style:font-style-complex="normal" style:font-weight-complex="bold"/>
    </style:style>
    <style:style style:name="P3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fo:language="en" fo:country="GB" fo:font-weight="normal" officeooo:rsid="0077f57f" officeooo:paragraph-rsid="0077f57f" style:font-weight-asian="normal" style:font-weight-complex="normal"/>
    </style:style>
    <style:style style:name="P38"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style:font-name="Times New Roman" fo:font-size="14pt" fo:language="ru" fo:country="RU" fo:font-weight="bold" officeooo:rsid="0045f53e" officeooo:paragraph-rsid="0045f53e" style:font-size-asian="14pt" style:font-weight-asian="bold" style:font-size-complex="14pt" style:font-weight-complex="bold"/>
    </style:style>
    <style:style style:name="P39"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style:font-name="Times New Roman" fo:font-size="14pt" fo:language="ru" fo:country="RU" fo:font-style="italic" fo:font-weight="normal" officeooo:rsid="005bbe9d" officeooo:paragraph-rsid="005bbe9d" style:font-size-asian="14pt" style:font-style-asian="italic" style:font-weight-asian="normal" style:font-size-complex="14pt" style:font-style-complex="italic" style:font-weight-complex="normal"/>
    </style:style>
    <style:style style:name="P40"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language="en" fo:country="GB" fo:font-weight="bold" officeooo:rsid="0068d40e" officeooo:paragraph-rsid="0068d40e" style:font-weight-asian="bold" style:font-weight-complex="bold"/>
    </style:style>
    <style:style style:name="P41"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language="ru" fo:country="RU" fo:font-weight="normal" officeooo:rsid="006bf809" officeooo:paragraph-rsid="006bf809" style:font-weight-asian="normal" style:font-weight-complex="normal"/>
    </style:style>
    <style:style style:name="P42" style:family="paragraph" style:parent-style-name="Standard" style:list-style-name="L1">
      <loext:graphic-properties draw:fill="none"/>
      <style:paragraph-properties fo:line-height="150%" fo:text-align="justify" style:justify-single-word="false" fo:background-color="transparent"/>
      <style:text-properties style:font-name="Times New Roman" fo:font-size="14pt" fo:language="ru" fo:country="RU" fo:font-weight="bold" officeooo:rsid="0045f53e" officeooo:paragraph-rsid="0045f53e" style:font-size-asian="14pt" style:font-weight-asian="bold" style:font-size-complex="14pt" style:font-weight-complex="bold"/>
    </style:style>
    <style:style style:name="P43" style:family="paragraph" style:parent-style-name="Standard" style:list-style-name="L1">
      <loext:graphic-properties draw:fill="none"/>
      <style:paragraph-properties fo:line-height="150%" fo:text-align="justify" style:justify-single-word="false" fo:background-color="transparent"/>
      <style:text-properties style:font-name="Times New Roman" fo:font-size="14pt" fo:language="ru" fo:country="RU" fo:font-weight="normal" officeooo:rsid="0045f53e" officeooo:paragraph-rsid="0045f53e" style:font-size-asian="14pt" style:font-weight-asian="normal" style:font-size-complex="14pt" style:font-weight-complex="normal"/>
    </style:style>
    <style:style style:name="P44" style:family="paragraph" style:parent-style-name="Standard" style:list-style-name="L2">
      <loext:graphic-properties draw:fill="none"/>
      <style:paragraph-properties fo:line-height="150%" fo:text-align="justify" style:justify-single-word="false" fo:background-color="transparent"/>
      <style:text-properties style:font-name="Times New Roman" fo:font-size="14pt" fo:language="ru" fo:country="RU" fo:font-style="italic" fo:font-weight="normal" officeooo:rsid="0059486b" officeooo:paragraph-rsid="0059486b" style:font-size-asian="14pt" style:font-style-asian="italic" style:font-weight-asian="normal" style:font-size-complex="14pt" style:font-style-complex="italic" style:font-weight-complex="normal"/>
    </style:style>
    <style:style style:name="P45" style:family="paragraph" style:parent-style-name="Standard" style:list-style-name="L3">
      <loext:graphic-properties draw:fill="none"/>
      <style:paragraph-properties fo:line-height="150%" fo:text-align="justify" style:justify-single-word="false" fo:background-color="transparent"/>
      <style:text-properties style:font-name="Times New Roman" fo:font-size="14pt" fo:language="ru" fo:country="RU" fo:font-style="italic" fo:font-weight="normal" officeooo:rsid="005d4f6c" officeooo:paragraph-rsid="005d4f6c" style:font-size-asian="14pt" style:font-style-asian="italic" style:font-weight-asian="normal" style:font-size-complex="14pt" style:font-style-complex="italic" style:font-weight-complex="normal"/>
    </style:style>
    <style:style style:name="P46" style:family="paragraph" style:parent-style-name="Standard" style:list-style-name="L3">
      <loext:graphic-properties draw:fill="none"/>
      <style:paragraph-properties fo:line-height="150%" fo:text-align="justify" style:justify-single-word="false" fo:background-color="transparent"/>
      <style:text-properties style:font-name="Times New Roman" fo:font-size="14pt" fo:language="ru" fo:country="RU" fo:font-style="italic" fo:font-weight="bold" officeooo:rsid="005d7e78" officeooo:paragraph-rsid="005d7e78" style:font-size-asian="14pt" style:font-style-asian="italic" style:font-weight-asian="bold" style:font-size-complex="14pt" style:font-style-complex="italic" style:font-weight-complex="bold"/>
    </style:style>
    <style:style style:name="P47" style:family="paragraph" style:parent-style-name="Standard" style:list-style-name="L3">
      <loext:graphic-properties draw:fill="none"/>
      <style:paragraph-properties fo:line-height="150%" fo:text-align="justify" style:justify-single-word="false" fo:background-color="transparent"/>
      <style:text-properties style:font-name="Times New Roman" fo:font-size="14pt" fo:language="ru" fo:country="RU" fo:font-style="italic" fo:font-weight="bold" officeooo:rsid="005ea58e" officeooo:paragraph-rsid="005ea58e" style:font-size-asian="14pt" style:font-style-asian="italic" style:font-weight-asian="bold" style:font-size-complex="14pt" style:font-style-complex="italic" style:font-weight-complex="bold"/>
    </style:style>
    <style:style style:name="P48" style:family="paragraph" style:parent-style-name="Standard" style:list-style-name="L3">
      <loext:graphic-properties draw:fill="none"/>
      <style:paragraph-properties fo:line-height="150%" fo:text-align="justify" style:justify-single-word="false" fo:background-color="transparent"/>
      <style:text-properties style:font-name="Times New Roman" fo:font-size="14pt" fo:language="ru" fo:country="RU" fo:font-style="italic" fo:font-weight="bold" officeooo:rsid="00635075" officeooo:paragraph-rsid="0064eb98" style:font-size-asian="14pt" style:font-style-asian="italic" style:font-weight-asian="bold" style:font-size-complex="14pt" style:font-style-complex="italic" style:font-weight-complex="bold"/>
    </style:style>
    <style:style style:name="P49" style:family="paragraph" style:parent-style-name="Standard" style:list-style-name="L3">
      <loext:graphic-properties draw:fill="none"/>
      <style:paragraph-properties fo:line-height="150%" fo:text-align="justify" style:justify-single-word="false" fo:background-color="transparent"/>
      <style:text-properties style:font-name="Times New Roman" fo:font-size="14pt" fo:language="ru" fo:country="RU" fo:font-style="italic" fo:font-weight="bold" officeooo:rsid="00635075" officeooo:paragraph-rsid="006633f1" style:font-size-asian="14pt" style:font-style-asian="italic" style:font-weight-asian="bold" style:font-size-complex="14pt" style:font-style-complex="italic" style:font-weight-complex="bold"/>
    </style:style>
    <style:style style:name="P50" style:family="paragraph" style:parent-style-name="Standard" style:list-style-name="L4">
      <loext:graphic-properties draw:fill="none"/>
      <style:paragraph-properties fo:line-height="150%" fo:text-align="justify" style:justify-single-word="false" fo:background-color="transparent"/>
      <style:text-properties fo:font-weight="bold" officeooo:rsid="0067250e" officeooo:paragraph-rsid="0067250e" style:font-weight-asian="bold" style:font-weight-complex="bold"/>
    </style:style>
    <style:style style:name="P51" style:family="paragraph" style:parent-style-name="Standard" style:list-style-name="L4">
      <loext:graphic-properties draw:fill="none"/>
      <style:paragraph-properties fo:line-height="150%" fo:text-align="justify" style:justify-single-word="false" fo:background-color="transparent"/>
      <style:text-properties fo:font-weight="bold" officeooo:rsid="0068d40e" officeooo:paragraph-rsid="0068d40e" style:font-weight-asian="bold" style:font-weight-complex="bold"/>
    </style:style>
    <style:style style:name="P52" style:family="paragraph" style:parent-style-name="Standard" style:list-style-name="L4">
      <loext:graphic-properties draw:fill="none"/>
      <style:paragraph-properties fo:line-height="150%" fo:text-align="justify" style:justify-single-word="false" fo:background-color="transparent"/>
      <style:text-properties fo:language="en" fo:country="GB" fo:font-weight="bold" officeooo:rsid="0068d40e" officeooo:paragraph-rsid="0068d40e" style:font-weight-asian="bold" style:font-weight-complex="bold"/>
    </style:style>
    <style:style style:name="P53" style:family="paragraph" style:parent-style-name="Standard" style:list-style-name="L5">
      <loext:graphic-properties draw:fill="none"/>
      <style:paragraph-properties fo:line-height="150%" fo:text-align="justify" style:justify-single-word="false" fo:background-color="transparent"/>
      <style:text-properties fo:color="#ff0000" style:font-name="Times New Roman" fo:font-size="14pt" fo:font-weight="normal" officeooo:rsid="008012b6" officeooo:paragraph-rsid="008012b6" style:font-size-asian="14pt" style:font-weight-asian="normal" style:font-size-complex="14pt" style:font-weight-complex="normal"/>
    </style:style>
    <style:style style:name="P54" style:family="paragraph" style:parent-style-name="Standard" style:list-style-name="L6">
      <loext:graphic-properties draw:fill="none"/>
      <style:paragraph-properties fo:line-height="150%" fo:text-align="justify" style:justify-single-word="false" fo:background-color="transparent"/>
      <style:text-properties fo:color="#ff0000" style:font-name="Times New Roman" fo:font-size="14pt" fo:language="en" fo:country="US" fo:font-weight="normal" officeooo:rsid="008a8de5" officeooo:paragraph-rsid="008a8de5" style:font-size-asian="14pt" style:font-weight-asian="normal" style:font-size-complex="14pt" style:font-weight-complex="normal"/>
    </style:style>
    <style:style style:name="P55" style:family="paragraph" style:parent-style-name="Standard" style:list-style-name="L7">
      <loext:graphic-properties draw:fill="none"/>
      <style:paragraph-properties fo:line-height="150%" fo:text-align="justify" style:justify-single-word="false" fo:background-color="transparent"/>
      <style:text-properties fo:color="#ff0000" style:font-name="Times New Roman" fo:font-size="14pt" fo:language="en" fo:country="US" fo:font-weight="normal" officeooo:rsid="008c0be1" officeooo:paragraph-rsid="008c0be1" style:font-size-asian="14pt" style:font-weight-asian="normal" style:font-size-complex="14pt" style:font-weight-complex="normal"/>
    </style:style>
    <style:style style:name="P56" style:family="paragraph" style:parent-style-name="Standard" style:list-style-name="L8">
      <loext:graphic-properties draw:fill="none"/>
      <style:paragraph-properties fo:line-height="150%" fo:text-align="justify" style:justify-single-word="false" fo:background-color="transparent"/>
      <style:text-properties fo:color="#ff0000" style:font-name="Times New Roman" fo:font-size="14pt" fo:language="en" fo:country="GB" fo:font-weight="normal" officeooo:rsid="008e4271" officeooo:paragraph-rsid="008e4271" style:font-size-asian="14pt" style:font-weight-asian="normal" style:font-size-complex="14pt" style:font-weight-complex="normal"/>
    </style:style>
    <style:style style:name="P5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officeooo:paragraph-rsid="008012b6"/>
    </style:style>
    <style:style style:name="P5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officeooo:paragraph-rsid="00723160"/>
    </style:style>
    <style:style style:name="P5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officeooo:paragraph-rsid="007df1c1"/>
    </style:style>
    <style:style style:name="P60"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officeooo:paragraph-rsid="007df1c1"/>
    </style:style>
    <style:style style:name="P6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officeooo:paragraph-rsid="00723160" style:font-size-asian="14pt" style:font-size-complex="14pt"/>
    </style:style>
    <style:style style:name="P6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officeooo:paragraph-rsid="007c6b71" style:font-size-asian="14pt" style:font-size-complex="14pt"/>
    </style:style>
    <style:style style:name="P6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officeooo:paragraph-rsid="008012b6" style:font-size-asian="14pt" style:font-size-complex="14pt"/>
    </style:style>
    <style:style style:name="P6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font-weight="bold" officeooo:rsid="007f3dd3" officeooo:paragraph-rsid="007f3dd3" style:font-size-asian="14pt" style:font-weight-asian="bold" style:font-size-complex="14pt" style:font-weight-complex="bold"/>
    </style:style>
    <style:style style:name="P6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font-weight="bold" officeooo:rsid="008012b6" officeooo:paragraph-rsid="008012b6" style:font-size-asian="14pt" style:font-weight-asian="bold" style:font-size-complex="14pt" style:font-weight-complex="bold"/>
    </style:style>
    <style:style style:name="P66"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font-weight="bold" officeooo:rsid="008012b6" officeooo:paragraph-rsid="008012b6" style:font-size-asian="14pt" style:font-weight-asian="bold" style:font-size-complex="14pt" style:font-weight-complex="bold"/>
    </style:style>
    <style:style style:name="P6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font-weight="normal" officeooo:rsid="008012b6" officeooo:paragraph-rsid="008012b6"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font-weight="normal" officeooo:rsid="008012b6" officeooo:paragraph-rsid="008012b6"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font-weight="normal" officeooo:rsid="0080ae04" officeooo:paragraph-rsid="0080ae04"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GB" fo:font-weight="normal" officeooo:rsid="0080ae04" officeooo:paragraph-rsid="0080ae04"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GB" fo:font-weight="normal" officeooo:rsid="00820c91" officeooo:paragraph-rsid="00820c91"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GB" fo:font-weight="normal" officeooo:rsid="0083c366" officeooo:paragraph-rsid="0083c366"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GB" fo:font-weight="normal" officeooo:rsid="0084fee0" officeooo:paragraph-rsid="0084fee0"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GB" fo:font-weight="normal" officeooo:rsid="008e4271" officeooo:paragraph-rsid="008e4271"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20c91" officeooo:paragraph-rsid="00820c91"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30e68" officeooo:paragraph-rsid="00830e68"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4fee0" officeooo:paragraph-rsid="0084fee0"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weight="normal" officeooo:rsid="0084fee0" officeooo:paragraph-rsid="0084fee0"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68abf" officeooo:paragraph-rsid="00868abf"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87753" officeooo:paragraph-rsid="00887753"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9f45e" officeooo:paragraph-rsid="0089f45e"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a8de5" officeooo:paragraph-rsid="008a8de5"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e4271" officeooo:paragraph-rsid="008e4271"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8fb617" officeooo:paragraph-rsid="008fb617"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92c355" officeooo:paragraph-rsid="0092c355"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92c355" officeooo:paragraph-rsid="0094b76e"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en" fo:country="US" fo:font-weight="normal" officeooo:rsid="0092c355" officeooo:paragraph-rsid="009b127d"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ff0000" style:font-name="Times New Roman" fo:font-size="14pt" fo:language="en" fo:country="US" fo:font-weight="normal" officeooo:rsid="0092c355" officeooo:paragraph-rsid="0092c355"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ff0000" style:font-name="Times New Roman" fo:font-size="14pt" fo:language="ru" fo:country="RU" fo:font-weight="normal" officeooo:rsid="008fb617" officeooo:paragraph-rsid="008fb617"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fo:font-weight="bold" officeooo:rsid="007f3dd3" officeooo:paragraph-rsid="007f3dd3" style:font-weight-asian="bold" style:font-weight-complex="bold"/>
    </style:style>
    <style:style style:name="P9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font-weight="bold" officeooo:rsid="008012b6" officeooo:paragraph-rsid="008012b6" style:font-size-asian="14pt" style:font-weight-asian="bold" style:font-size-complex="14pt" style:font-weight-complex="bold"/>
    </style:style>
    <style:style style:name="P9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GB" fo:font-weight="normal" officeooo:rsid="00830e68" officeooo:paragraph-rsid="00830e68"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GB" fo:font-weight="normal" officeooo:rsid="0083c366" officeooo:paragraph-rsid="0083c366"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GB" fo:font-weight="bold" officeooo:rsid="0080ae04" officeooo:paragraph-rsid="0080ae04" style:font-size-asian="14pt" style:font-weight-asian="bold" style:font-size-complex="14pt" style:font-weight-complex="bold"/>
    </style:style>
    <style:style style:name="P9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GB" fo:font-weight="bold" officeooo:rsid="00830e68" officeooo:paragraph-rsid="00830e68" style:font-size-asian="14pt" style:font-weight-asian="bold" style:font-size-complex="14pt" style:font-weight-complex="bold"/>
    </style:style>
    <style:style style:name="P9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GB" fo:font-weight="bold" officeooo:rsid="0083c366" officeooo:paragraph-rsid="0083c366" style:font-size-asian="14pt" style:font-weight-asian="bold" style:font-size-complex="14pt" style:font-weight-complex="bold"/>
    </style:style>
    <style:style style:name="P9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GB" fo:font-weight="bold" officeooo:rsid="008e4271" officeooo:paragraph-rsid="008e4271" style:font-size-asian="14pt" style:font-weight-asian="bold" style:font-size-complex="14pt" style:font-weight-complex="bold"/>
    </style:style>
    <style:style style:name="P9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normal" officeooo:rsid="008fb617" officeooo:paragraph-rsid="008fb617"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normal" officeooo:rsid="0092c355" officeooo:paragraph-rsid="0092c355"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normal" officeooo:rsid="0092c355" officeooo:paragraph-rsid="009b127d"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normal" officeooo:rsid="0092c355" officeooo:paragraph-rsid="0094b76e"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bold" officeooo:rsid="00820c91" officeooo:paragraph-rsid="00820c91" style:font-size-asian="14pt" style:font-weight-asian="bold" style:font-size-complex="14pt" style:font-weight-complex="bold"/>
    </style:style>
    <style:style style:name="P10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bold" officeooo:rsid="0084fee0" officeooo:paragraph-rsid="0084fee0" style:font-size-asian="14pt" style:font-weight-asian="bold" style:font-size-complex="14pt" style:font-weight-complex="bold"/>
    </style:style>
    <style:style style:name="P10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bold" officeooo:rsid="00868abf" officeooo:paragraph-rsid="00868abf" style:font-size-asian="14pt" style:font-weight-asian="bold" style:font-size-complex="14pt" style:font-weight-complex="bold"/>
    </style:style>
    <style:style style:name="P10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bold" officeooo:rsid="0089f45e" officeooo:paragraph-rsid="0089f45e" style:font-size-asian="14pt" style:font-weight-asian="bold" style:font-size-complex="14pt" style:font-weight-complex="bold"/>
    </style:style>
    <style:style style:name="P106"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en" fo:country="US" fo:font-weight="bold" officeooo:rsid="008a8de5" officeooo:paragraph-rsid="008a8de5" style:font-size-asian="14pt" style:font-weight-asian="bold" style:font-size-complex="14pt" style:font-weight-complex="bold"/>
    </style:style>
    <style:style style:name="P107"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en" fo:country="US" fo:font-weight="bold" officeooo:rsid="008d671f" officeooo:paragraph-rsid="008d671f" style:font-size-asian="14pt" style:font-weight-asian="bold" style:font-size-complex="14pt" style:font-weight-complex="bold"/>
    </style:style>
    <style:style style:name="P10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en" fo:country="US" fo:font-weight="bold" officeooo:rsid="008e4271" officeooo:paragraph-rsid="008e4271" style:font-size-asian="14pt" style:font-weight-asian="bold" style:font-size-complex="14pt" style:font-weight-complex="bold"/>
    </style:style>
    <style:style style:name="P109" style:family="paragraph" style:parent-style-name="Standard">
      <loext:graphic-properties draw:fill="none"/>
      <style:paragraph-properties fo:margin-left="0cm" fo:margin-right="0cm" fo:line-height="150%" fo:text-align="center" style:justify-single-word="false" fo:text-indent="1cm" style:auto-text-indent="false" fo:background-color="transparent"/>
      <style:text-properties fo:color="#000000" style:font-name="Times New Roman" fo:font-size="14pt" fo:language="en" fo:country="US" fo:font-weight="bold" officeooo:rsid="008fb617" officeooo:paragraph-rsid="008fb617" style:font-size-asian="14pt" style:font-weight-asian="bold" style:font-size-complex="14pt" style:font-weight-complex="bold"/>
    </style:style>
    <style:style style:name="P11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ru" fo:country="RU" fo:font-weight="bold" officeooo:rsid="008fb617" officeooo:paragraph-rsid="008fb617" style:font-size-asian="14pt" style:font-weight-asian="bold" style:font-size-complex="14pt" style:font-weight-complex="bold"/>
    </style:style>
    <style:style style:name="P11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style:font-name="Times New Roman" fo:font-size="14pt" fo:language="ru" fo:country="RU" fo:font-weight="bold" officeooo:rsid="0095796b" officeooo:paragraph-rsid="0097bd6b" style:font-size-asian="14pt" style:font-weight-asian="bold" style:font-size-complex="14pt" style:font-weight-complex="bold"/>
    </style:style>
    <style:style style:name="P11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style:font-name="Times New Roman" fo:font-size="14pt" fo:language="ru" fo:country="RU" officeooo:rsid="001fb12f" officeooo:paragraph-rsid="001fb12f" style:font-size-asian="14pt" style:font-size-complex="14pt"/>
    </style:style>
    <style:style style:name="P113"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weight="normal" officeooo:rsid="0084fee0" officeooo:paragraph-rsid="0084fee0" style:font-size-asian="14pt" style:font-weight-asian="normal" style:font-size-complex="14pt" style:font-weight-complex="normal"/>
    </style:style>
    <style:style style:name="P114"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weight="normal" officeooo:rsid="008a8de5" officeooo:paragraph-rsid="008a8de5" style:font-size-asian="14pt" style:font-weight-asian="normal" style:font-size-complex="14pt" style:font-weight-complex="normal"/>
    </style:style>
    <style:style style:name="P115"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US" fo:font-weight="normal" officeooo:rsid="008c0be1" officeooo:paragraph-rsid="008c0be1" style:font-size-asian="14pt" style:font-weight-asian="normal" style:font-size-complex="14pt" style:font-weight-complex="normal"/>
    </style:style>
    <style:style style:name="P116"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ff0000" style:font-name="Times New Roman" fo:font-size="14pt" fo:language="en" fo:country="GB" fo:font-weight="normal" officeooo:rsid="008e4271" officeooo:paragraph-rsid="008e4271" style:font-size-asian="14pt" style:font-weight-asian="normal" style:font-size-complex="14pt" style:font-weight-complex="normal"/>
    </style:style>
    <style:style style:name="P117"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color="#000000" style:font-name="Times New Roman" fo:font-size="14pt" fo:language="ru" fo:country="RU" fo:font-weight="bold" officeooo:rsid="0095796b" officeooo:paragraph-rsid="0097bd6b" style:font-size-asian="14pt" style:font-weight-asian="bold" style:font-size-complex="14pt" style:font-weight-complex="bold"/>
    </style:style>
    <style:style style:name="P1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ff0000" style:font-name="Times New Roman" fo:font-size="14pt" fo:language="en" fo:country="US" fo:font-weight="normal" officeooo:rsid="0084fee0" officeooo:paragraph-rsid="0084fee0"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style:font-name="Times New Roman" fo:font-size="14pt" fo:language="en" fo:country="US" fo:font-weight="normal" officeooo:rsid="0092c355" officeooo:paragraph-rsid="009b127d" style:font-size-asian="14pt" style:font-weight-asian="normal" style:font-size-complex="14pt" style:font-weight-complex="normal"/>
    </style:style>
    <style:style style:name="T1" style:family="text">
      <style:text-properties fo:language="en" fo:country="US"/>
    </style:style>
    <style:style style:name="T2" style:family="text">
      <style:text-properties fo:language="en" fo:country="US" fo:font-weight="bold" officeooo:rsid="0025e3e7" style:font-weight-asian="bold" style:font-weight-complex="bold"/>
    </style:style>
    <style:style style:name="T3" style:family="text">
      <style:text-properties fo:language="en" fo:country="US" fo:font-weight="bold" officeooo:rsid="0056c0ec" style:font-weight-asian="bold" style:font-weight-complex="bold"/>
    </style:style>
    <style:style style:name="T4" style:family="text">
      <style:text-properties fo:language="en" fo:country="US" fo:font-weight="bold" officeooo:rsid="008012b6" style:font-weight-asian="bold" style:font-weight-complex="bold"/>
    </style:style>
    <style:style style:name="T5" style:family="text">
      <style:text-properties fo:language="en" fo:country="US" officeooo:rsid="002747e6"/>
    </style:style>
    <style:style style:name="T6" style:family="text">
      <style:text-properties fo:language="en" fo:country="US" officeooo:rsid="004225ed"/>
    </style:style>
    <style:style style:name="T7" style:family="text">
      <style:text-properties fo:language="en" fo:country="US" officeooo:rsid="0056c0ec"/>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5d7e78" style:font-style-asian="normal" style:font-style-complex="normal"/>
    </style:style>
    <style:style style:name="T10" style:family="text">
      <style:text-properties fo:language="en" fo:country="US" fo:font-style="normal" officeooo:rsid="0061f163"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US" officeooo:rsid="008012b6"/>
    </style:style>
    <style:style style:name="T14" style:family="text">
      <style:text-properties fo:language="en" fo:country="US" officeooo:rsid="00a20e80"/>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a4c906"/>
    </style:style>
    <style:style style:name="T17" style:family="text">
      <style:text-properties fo:language="en" fo:country="US" officeooo:rsid="00a67d85"/>
    </style:style>
    <style:style style:name="T18" style:family="text">
      <style:text-properties fo:language="en" fo:country="GB"/>
    </style:style>
    <style:style style:name="T19" style:family="text">
      <style:text-properties fo:language="en" fo:country="GB" fo:font-weight="normal" officeooo:rsid="003815a4" style:font-weight-asian="normal" style:font-weight-complex="normal"/>
    </style:style>
    <style:style style:name="T20" style:family="text">
      <style:text-properties fo:language="en" fo:country="GB" officeooo:rsid="002d167e"/>
    </style:style>
    <style:style style:name="T21" style:family="text">
      <style:text-properties fo:language="en" fo:country="GB" officeooo:rsid="0056c0ec"/>
    </style:style>
    <style:style style:name="T22" style:family="text">
      <style:text-properties fo:language="en" fo:country="GB" fo:font-weight="bold" officeooo:rsid="0056c0ec" style:font-weight-asian="bold" style:font-weight-complex="bold"/>
    </style:style>
    <style:style style:name="T23" style:family="text">
      <style:text-properties fo:language="ru" fo:country="RU"/>
    </style:style>
    <style:style style:name="T24" style:family="text">
      <style:text-properties fo:language="ru" fo:country="RU" fo:font-weight="bold" style:font-weight-asian="bold" style:font-weight-complex="bold"/>
    </style:style>
    <style:style style:name="T25" style:family="text">
      <style:text-properties fo:language="ru" fo:country="RU" fo:font-weight="bold" officeooo:rsid="002b2d79" style:font-weight-asian="bold" style:font-weight-complex="bold"/>
    </style:style>
    <style:style style:name="T26" style:family="text">
      <style:text-properties fo:language="ru" fo:country="RU" fo:font-weight="bold" officeooo:rsid="002e26cd" style:font-weight-asian="bold" style:font-weight-complex="bold"/>
    </style:style>
    <style:style style:name="T27" style:family="text">
      <style:text-properties fo:language="ru" fo:country="RU" fo:font-weight="bold" officeooo:rsid="0031ea2d" style:font-weight-asian="bold" style:font-weight-complex="bold"/>
    </style:style>
    <style:style style:name="T28" style:family="text">
      <style:text-properties fo:language="ru" fo:country="RU" fo:font-weight="bold" officeooo:rsid="0032bdc3" style:font-weight-asian="bold" style:font-weight-complex="bold"/>
    </style:style>
    <style:style style:name="T29" style:family="text">
      <style:text-properties fo:language="ru" fo:country="RU" fo:font-weight="bold" officeooo:rsid="009e2470" style:font-weight-asian="bold" style:font-weight-complex="bold"/>
    </style:style>
    <style:style style:name="T30" style:family="text">
      <style:text-properties fo:language="ru" fo:country="RU" fo:font-weight="normal" style:font-weight-asian="normal" style:font-weight-complex="normal"/>
    </style:style>
    <style:style style:name="T31" style:family="text">
      <style:text-properties fo:language="ru" fo:country="RU" fo:font-weight="normal" officeooo:rsid="003815a4" style:font-weight-asian="normal" style:font-weight-complex="normal"/>
    </style:style>
    <style:style style:name="T32" style:family="text">
      <style:text-properties fo:language="ru" fo:country="RU" fo:font-weight="normal" officeooo:rsid="0038338d" style:font-weight-asian="normal" style:font-weight-complex="normal"/>
    </style:style>
    <style:style style:name="T33" style:family="text">
      <style:text-properties fo:language="ru" fo:country="RU" officeooo:rsid="002b2d79"/>
    </style:style>
    <style:style style:name="T34" style:family="text">
      <style:text-properties fo:language="ru" fo:country="RU" officeooo:rsid="002d167e"/>
    </style:style>
    <style:style style:name="T35" style:family="text">
      <style:text-properties fo:language="ru" fo:country="RU" officeooo:rsid="002d1f69"/>
    </style:style>
    <style:style style:name="T36" style:family="text">
      <style:text-properties fo:language="ru" fo:country="RU" officeooo:rsid="002e26cd"/>
    </style:style>
    <style:style style:name="T37" style:family="text">
      <style:text-properties fo:language="ru" fo:country="RU" officeooo:rsid="0031ea2d"/>
    </style:style>
    <style:style style:name="T38" style:family="text">
      <style:text-properties fo:language="ru" fo:country="RU" officeooo:rsid="0032bdc3"/>
    </style:style>
    <style:style style:name="T39" style:family="text">
      <style:text-properties fo:language="ru" fo:country="RU" officeooo:rsid="00356a61"/>
    </style:style>
    <style:style style:name="T40" style:family="text">
      <style:text-properties fo:language="ru" fo:country="RU" officeooo:rsid="003702eb"/>
    </style:style>
    <style:style style:name="T41" style:family="text">
      <style:text-properties fo:language="ru" fo:country="RU" officeooo:rsid="009e2470"/>
    </style:style>
    <style:style style:name="T42" style:family="text">
      <style:text-properties fo:language="ru" fo:country="RU" officeooo:rsid="009edae7"/>
    </style:style>
    <style:style style:name="T43" style:family="text">
      <style:text-properties fo:language="ru" fo:country="RU" officeooo:rsid="009f1f67"/>
    </style:style>
    <style:style style:name="T44" style:family="text">
      <style:text-properties fo:language="ru" fo:country="RU" officeooo:rsid="00a10404"/>
    </style:style>
    <style:style style:name="T45" style:family="text">
      <style:text-properties fo:language="ru" fo:country="RU" officeooo:rsid="00a20e80"/>
    </style:style>
    <style:style style:name="T46" style:family="text">
      <style:text-properties fo:language="ru" fo:country="RU" officeooo:rsid="00a327ac"/>
    </style:style>
    <style:style style:name="T47" style:family="text">
      <style:text-properties fo:language="ru" fo:country="RU" fo:font-style="italic" style:font-style-asian="italic" style:font-style-complex="italic"/>
    </style:style>
    <style:style style:name="T48" style:family="text">
      <style:text-properties fo:language="ru" fo:country="RU" fo:font-style="italic" officeooo:rsid="00a20e80" style:font-style-asian="italic" style:font-style-complex="italic"/>
    </style:style>
    <style:style style:name="T49" style:family="text">
      <style:text-properties fo:language="ru" fo:country="RU" officeooo:rsid="00a4c906"/>
    </style:style>
    <style:style style:name="T50" style:family="text">
      <style:text-properties fo:language="ru" fo:country="RU" officeooo:rsid="00a67d85"/>
    </style:style>
    <style:style style:name="T51" style:family="text">
      <style:text-properties fo:font-weight="bold" style:font-weight-asian="bold" style:font-weight-complex="bold"/>
    </style:style>
    <style:style style:name="T52" style:family="text">
      <style:text-properties fo:font-weight="bold" officeooo:rsid="00232f09" style:font-weight-asian="bold" style:font-weight-complex="bold"/>
    </style:style>
    <style:style style:name="T53" style:family="text">
      <style:text-properties fo:font-weight="bold" officeooo:rsid="0025e3e7" style:font-weight-asian="bold" style:font-weight-complex="bold"/>
    </style:style>
    <style:style style:name="T54" style:family="text">
      <style:text-properties fo:font-weight="bold" officeooo:rsid="002747e6" style:font-weight-asian="bold" style:font-weight-complex="bold"/>
    </style:style>
    <style:style style:name="T55" style:family="text">
      <style:text-properties fo:font-weight="bold" officeooo:rsid="0027623c" style:font-weight-asian="bold" style:font-weight-complex="bold"/>
    </style:style>
    <style:style style:name="T56" style:family="text">
      <style:text-properties fo:font-weight="bold" officeooo:rsid="0029a592" style:font-weight-asian="bold" style:font-weight-complex="bold"/>
    </style:style>
    <style:style style:name="T57" style:family="text">
      <style:text-properties fo:font-weight="bold" officeooo:rsid="0032bdc3" style:font-weight-asian="bold" style:font-weight-complex="bold"/>
    </style:style>
    <style:style style:name="T58" style:family="text">
      <style:text-properties fo:font-weight="bold" officeooo:rsid="003ee0a8" style:font-weight-asian="bold" style:font-weight-complex="bold"/>
    </style:style>
    <style:style style:name="T59" style:family="text">
      <style:text-properties fo:font-weight="bold" officeooo:rsid="004225ed" style:font-weight-asian="bold" style:font-weight-complex="bold"/>
    </style:style>
    <style:style style:name="T60" style:family="text">
      <style:text-properties fo:font-weight="bold" officeooo:rsid="0051b3e9" style:font-weight-asian="bold" style:font-weight-complex="bold"/>
    </style:style>
    <style:style style:name="T61" style:family="text">
      <style:text-properties fo:font-weight="bold" officeooo:rsid="00551359" style:font-weight-asian="bold" style:font-weight-complex="bold"/>
    </style:style>
    <style:style style:name="T62" style:family="text">
      <style:text-properties fo:font-weight="bold" officeooo:rsid="0056c0ec" style:font-weight-asian="bold" style:font-weight-complex="bold"/>
    </style:style>
    <style:style style:name="T63" style:family="text">
      <style:text-properties fo:font-weight="bold" officeooo:rsid="009e2470"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232f09" style:font-weight-asian="normal" style:font-weight-complex="normal"/>
    </style:style>
    <style:style style:name="T66" style:family="text">
      <style:text-properties fo:font-weight="normal" officeooo:rsid="003815a4" style:font-weight-asian="normal" style:font-weight-complex="normal"/>
    </style:style>
    <style:style style:name="T67" style:family="text">
      <style:text-properties fo:font-weight="normal" officeooo:rsid="0038338d" style:font-weight-asian="normal" style:font-weight-complex="normal"/>
    </style:style>
    <style:style style:name="T68" style:family="text">
      <style:text-properties fo:font-weight="normal" officeooo:rsid="0047ef7d" style:font-weight-asian="normal" style:font-weight-complex="normal"/>
    </style:style>
    <style:style style:name="T69" style:family="text">
      <style:text-properties fo:font-weight="normal" officeooo:rsid="0048e8c6" style:font-weight-asian="normal" style:font-weight-complex="normal"/>
    </style:style>
    <style:style style:name="T70" style:family="text">
      <style:text-properties fo:font-weight="normal" officeooo:rsid="00497e8a" style:font-weight-asian="normal" style:font-weight-complex="normal"/>
    </style:style>
    <style:style style:name="T71" style:family="text">
      <style:text-properties fo:font-weight="normal" officeooo:rsid="004b6109" style:font-weight-asian="normal" style:font-weight-complex="normal"/>
    </style:style>
    <style:style style:name="T72" style:family="text">
      <style:text-properties fo:font-weight="normal" officeooo:rsid="004d13bf" style:font-weight-asian="normal" style:font-weight-complex="normal"/>
    </style:style>
    <style:style style:name="T73" style:family="text">
      <style:text-properties officeooo:rsid="00250dc3"/>
    </style:style>
    <style:style style:name="T74" style:family="text">
      <style:text-properties officeooo:rsid="0025e3e7"/>
    </style:style>
    <style:style style:name="T75" style:family="text">
      <style:text-properties officeooo:rsid="002747e6"/>
    </style:style>
    <style:style style:name="T76" style:family="text">
      <style:text-properties officeooo:rsid="002b2d79"/>
    </style:style>
    <style:style style:name="T77" style:family="text">
      <style:text-properties officeooo:rsid="002d167e"/>
    </style:style>
    <style:style style:name="T78" style:family="text">
      <style:text-properties officeooo:rsid="00356a61"/>
    </style:style>
    <style:style style:name="T79" style:family="text">
      <style:text-properties officeooo:rsid="003702eb"/>
    </style:style>
    <style:style style:name="T80" style:family="text">
      <style:text-properties officeooo:rsid="003c45f3"/>
    </style:style>
    <style:style style:name="T81" style:family="text">
      <style:text-properties officeooo:rsid="003ee0a8"/>
    </style:style>
    <style:style style:name="T82" style:family="text">
      <style:text-properties officeooo:rsid="004225ed"/>
    </style:style>
    <style:style style:name="T83" style:family="text">
      <style:text-properties officeooo:rsid="004b6109"/>
    </style:style>
    <style:style style:name="T84" style:family="text">
      <style:text-properties officeooo:rsid="004d13bf"/>
    </style:style>
    <style:style style:name="T85" style:family="text">
      <style:text-properties officeooo:rsid="0050193d"/>
    </style:style>
    <style:style style:name="T86" style:family="text">
      <style:text-properties officeooo:rsid="0051b3e9"/>
    </style:style>
    <style:style style:name="T87" style:family="text">
      <style:text-properties officeooo:rsid="00551359"/>
    </style:style>
    <style:style style:name="T88" style:family="text">
      <style:text-properties officeooo:rsid="0056c0ec"/>
    </style:style>
    <style:style style:name="T89" style:family="text">
      <style:text-properties fo:font-style="normal" style:font-style-asian="normal" style:font-style-complex="normal"/>
    </style:style>
    <style:style style:name="T90" style:family="text">
      <style:text-properties fo:font-style="normal" officeooo:rsid="005d7e78"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059f66b" style:font-style-asian="normal" style:font-weight-asian="bold" style:font-style-complex="normal" style:font-weight-complex="bold"/>
    </style:style>
    <style:style style:name="T93" style:family="text">
      <style:text-properties fo:font-style="normal" fo:font-weight="bold" officeooo:rsid="005bbe9d" style:font-style-asian="normal" style:font-weight-asian="bold" style:font-style-complex="normal" style:font-weight-complex="bold"/>
    </style:style>
    <style:style style:name="T94" style:family="text">
      <style:text-properties fo:font-style="normal" fo:font-weight="bold" officeooo:rsid="005d7e78" style:font-style-asian="normal" style:font-weight-asian="bold" style:font-style-complex="normal" style:font-weight-complex="bold"/>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61f163" style:font-style-asian="normal" style:font-weight-asian="normal" style:font-style-complex="normal" style:font-weight-complex="normal"/>
    </style:style>
    <style:style style:name="T99" style:family="text">
      <style:text-properties style:text-underline-style="none"/>
    </style:style>
    <style:style style:name="T100" style:family="text">
      <style:text-properties style:text-position="sub 58%" fo:language="en" fo:country="US" fo:font-style="normal" officeooo:rsid="0061f163" style:font-style-asian="normal" style:font-style-complex="normal"/>
    </style:style>
    <style:style style:name="T101" style:family="text">
      <style:text-properties style:text-position="0% 100%" fo:language="en" fo:country="US" fo:font-style="normal" fo:font-weight="normal" style:font-style-asian="normal" style:font-weight-asian="normal" style:font-style-complex="normal" style:font-weight-complex="normal"/>
    </style:style>
    <style:style style:name="T102" style:family="text">
      <style:text-properties style:text-position="0% 100%" fo:language="en" fo:country="US" fo:font-style="normal" fo:font-weight="normal" officeooo:rsid="0061f163" style:font-style-asian="normal" style:font-weight-asian="normal" style:font-style-complex="normal" style:font-weight-complex="normal"/>
    </style:style>
    <style:style style:name="T103" style:family="text">
      <style:text-properties style:text-position="0% 100%" fo:language="en" fo:country="US" fo:font-style="normal" style:font-style-asian="normal" style:font-style-complex="normal"/>
    </style:style>
    <style:style style:name="T104" style:family="text">
      <style:text-properties style:text-position="0% 100%" fo:language="en" fo:country="US" fo:font-style="normal" officeooo:rsid="0061f163" style:font-style-asian="normal" style:font-style-complex="normal"/>
    </style:style>
    <style:style style:name="T105" style:family="text">
      <style:text-properties style:text-position="0% 100%" fo:language="en" fo:country="US" fo:font-style="normal" officeooo:rsid="006633f1" style:font-style-asian="normal" style:font-style-complex="normal"/>
    </style:style>
    <style:style style:name="T106" style:family="text">
      <style:text-properties style:text-position="0% 100%" fo:language="en" fo:country="GB" fo:font-style="normal" officeooo:rsid="0061f163" style:font-style-asian="normal" style:font-style-complex="normal"/>
    </style:style>
    <style:style style:name="T107" style:family="text">
      <style:text-properties style:text-position="0% 100%" fo:font-style="normal" fo:font-weight="normal" officeooo:rsid="0061f163" style:font-style-asian="normal" style:font-weight-asian="normal" style:font-style-complex="normal" style:font-weight-complex="normal"/>
    </style:style>
    <style:style style:name="T108" style:family="text">
      <style:text-properties style:text-position="0% 100%" fo:font-style="normal" fo:font-weight="normal" officeooo:rsid="0064eb98" style:font-style-asian="normal" style:font-weight-asian="normal" style:font-style-complex="normal" style:font-weight-complex="normal"/>
    </style:style>
    <style:style style:name="T109" style:family="text">
      <style:text-properties style:text-position="0% 100%" fo:font-style="normal" fo:font-weight="normal" officeooo:rsid="006633f1" style:font-style-asian="normal" style:font-weight-asian="normal" style:font-style-complex="normal" style:font-weight-complex="normal"/>
    </style:style>
    <style:style style:name="T110" style:family="text">
      <style:text-properties style:text-position="0% 100%" fo:font-style="normal" style:font-style-asian="normal" style:font-style-complex="normal"/>
    </style:style>
    <style:style style:name="T111" style:family="text">
      <style:text-properties style:text-position="0% 100%" fo:font-style="normal" officeooo:rsid="0061f163" style:font-style-asian="normal" style:font-style-complex="normal"/>
    </style:style>
    <style:style style:name="T112" style:family="text">
      <style:text-properties style:text-position="0% 100%"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T113" style:family="text">
      <style:text-properties style:text-position="0% 100%" style:font-name="Times New Roman" fo:font-size="14pt" fo:language="ru" fo:country="RU" fo:font-style="normal" fo:font-weight="normal" officeooo:rsid="006633f1" style:font-size-asian="14pt" style:font-style-asian="normal" style:font-weight-asian="normal" style:font-size-complex="14pt" style:font-style-complex="normal" style:font-weight-complex="normal"/>
    </style:style>
    <style:style style:name="T114" style:family="text">
      <style:text-properties style:text-position="0% 100%" style:font-name="Times New Roman" fo:font-size="14pt" fo:language="ru" fo:country="RU" fo:font-style="normal" fo:font-weight="normal" officeooo:rsid="0067250e" style:font-size-asian="14pt" style:font-style-asian="normal" style:font-weight-asian="normal" style:font-size-complex="14pt" style:font-style-complex="normal" style:font-weight-complex="normal"/>
    </style:style>
    <style:style style:name="T115" style:family="text">
      <style:text-properties style:text-position="0% 100%" style:font-name="Times New Roman" fo:font-size="14pt" fo:language="ru" fo:country="RU" fo:font-style="normal" fo:font-weight="normal" officeooo:rsid="0068d40e" style:font-size-asian="14pt" style:font-style-asian="normal" style:font-weight-asian="normal" style:font-size-complex="14pt" style:font-style-complex="normal" style:font-weight-complex="normal"/>
    </style:style>
    <style:style style:name="T116" style:family="text">
      <style:text-properties style:text-position="0% 100%" style:font-name="Times New Roman" fo:font-size="14pt" fo:language="ru" fo:country="RU" fo:font-style="normal" fo:font-weight="normal" officeooo:rsid="006ae11f" style:font-size-asian="14pt" style:font-style-asian="normal" style:font-weight-asian="normal" style:font-size-complex="14pt" style:font-style-complex="normal" style:font-weight-complex="normal"/>
    </style:style>
    <style:style style:name="T117" style:family="text">
      <style:text-properties style:text-position="0% 100%" style:font-name="Times New Roman" fo:font-size="14pt" fo:language="ru" fo:country="RU" fo:font-style="normal" fo:font-weight="normal" officeooo:rsid="006eb247" style:font-size-asian="14pt" style:font-style-asian="normal" style:font-weight-asian="normal" style:font-size-complex="14pt" style:font-style-complex="normal" style:font-weight-complex="normal"/>
    </style:style>
    <style:style style:name="T118" style:family="text">
      <style:text-properties style:text-position="0% 100%" style:font-name="Times New Roman" fo:font-size="14pt" fo:language="ru" fo:country="RU" fo:font-style="normal" fo:font-weight="normal" officeooo:rsid="006f737a" style:font-size-asian="14pt" style:font-style-asian="normal" style:font-weight-asian="normal" style:font-size-complex="14pt" style:font-style-complex="normal" style:font-weight-complex="normal"/>
    </style:style>
    <style:style style:name="T119" style:family="text">
      <style:text-properties style:text-position="0% 100%" style:font-name="Times New Roman" fo:font-size="14pt" fo:language="ru" fo:country="RU" fo:font-style="normal" fo:font-weight="normal" officeooo:rsid="0070a089" style:font-size-asian="14pt" style:font-style-asian="normal" style:font-weight-asian="normal" style:font-size-complex="14pt" style:font-style-complex="normal" style:font-weight-complex="normal"/>
    </style:style>
    <style:style style:name="T120" style:family="text">
      <style:text-properties style:text-position="0% 100%" style:font-name="Times New Roman" fo:font-size="14pt" fo:language="ru" fo:country="RU" fo:font-style="normal" fo:font-weight="normal" officeooo:rsid="0070f380" style:font-size-asian="14pt" style:font-style-asian="normal" style:font-weight-asian="normal" style:font-size-complex="14pt" style:font-style-complex="normal" style:font-weight-complex="normal"/>
    </style:style>
    <style:style style:name="T121" style:family="text">
      <style:text-properties style:text-position="0% 100%" style:font-name="Times New Roman" fo:font-size="14pt" fo:language="ru" fo:country="RU" fo:font-style="normal" fo:font-weight="normal" officeooo:rsid="0071170f" style:font-size-asian="14pt" style:font-style-asian="normal" style:font-weight-asian="normal" style:font-size-complex="14pt" style:font-style-complex="normal" style:font-weight-complex="normal"/>
    </style:style>
    <style:style style:name="T122" style:family="text">
      <style:text-properties style:text-position="0% 100%" style:font-name="Times New Roman" fo:font-size="14pt" fo:language="ru" fo:country="RU" fo:font-style="normal" fo:font-weight="normal" officeooo:rsid="00723160" style:font-size-asian="14pt" style:font-style-asian="normal" style:font-weight-asian="normal" style:font-size-complex="14pt" style:font-style-complex="normal" style:font-weight-complex="normal"/>
    </style:style>
    <style:style style:name="T123" style:family="text">
      <style:text-properties style:text-position="0% 100%" style:font-name="Times New Roman" fo:font-size="14pt" fo:language="ru" fo:country="RU" fo:font-style="normal" fo:font-weight="normal" officeooo:rsid="0073e8ce" style:font-size-asian="14pt" style:font-style-asian="normal" style:font-weight-asian="normal" style:font-size-complex="14pt" style:font-style-complex="normal" style:font-weight-complex="normal"/>
    </style:style>
    <style:style style:name="T124" style:family="text">
      <style:text-properties style:text-position="0% 100%" style:font-name="Times New Roman" fo:font-size="14pt" fo:language="ru" fo:country="RU" fo:font-style="normal" fo:font-weight="normal" officeooo:rsid="0074d45f" style:font-size-asian="14pt" style:font-style-asian="normal" style:font-weight-asian="normal" style:font-size-complex="14pt" style:font-style-complex="normal" style:font-weight-complex="normal"/>
    </style:style>
    <style:style style:name="T125" style:family="text">
      <style:text-properties style:text-position="0% 100%" style:font-name="Times New Roman" fo:font-size="14pt" fo:language="ru" fo:country="RU" fo:font-style="normal" fo:font-weight="normal" officeooo:rsid="0074fd6d" style:font-size-asian="14pt" style:font-style-asian="normal" style:font-weight-asian="normal" style:font-size-complex="14pt" style:font-style-complex="normal" style:font-weight-complex="normal"/>
    </style:style>
    <style:style style:name="T126" style:family="text">
      <style:text-properties style:text-position="0% 100%" style:font-name="Times New Roman" fo:font-size="14pt" fo:language="ru" fo:country="RU" fo:font-style="normal" fo:font-weight="normal" officeooo:rsid="00750b27" style:font-size-asian="14pt" style:font-style-asian="normal" style:font-weight-asian="normal" style:font-size-complex="14pt" style:font-style-complex="normal" style:font-weight-complex="normal"/>
    </style:style>
    <style:style style:name="T127" style:family="text">
      <style:text-properties style:text-position="0% 100%" style:font-name="Times New Roman" fo:font-size="14pt" fo:language="ru" fo:country="RU" fo:font-style="normal" fo:font-weight="normal" officeooo:rsid="007562bf" style:font-size-asian="14pt" style:font-style-asian="normal" style:font-weight-asian="normal" style:font-size-complex="14pt" style:font-style-complex="normal" style:font-weight-complex="normal"/>
    </style:style>
    <style:style style:name="T128" style:family="text">
      <style:text-properties style:text-position="0% 100%" style:font-name="Times New Roman" fo:font-size="14pt" fo:language="ru" fo:country="RU" fo:font-style="normal" fo:font-weight="bold" officeooo:rsid="006633f1" style:font-size-asian="14pt" style:font-style-asian="normal" style:font-weight-asian="bold" style:font-size-complex="14pt" style:font-style-complex="normal" style:font-weight-complex="bold"/>
    </style:style>
    <style:style style:name="T129" style:family="text">
      <style:text-properties style:text-position="0% 100%" style:font-name="Times New Roman" fo:font-size="14pt" fo:language="ru" fo:country="RU" fo:font-style="normal" fo:font-weight="bold" officeooo:rsid="006eb247" style:font-size-asian="14pt" style:font-style-asian="normal" style:font-weight-asian="bold" style:font-size-complex="14pt" style:font-style-complex="normal" style:font-weight-complex="bold"/>
    </style:style>
    <style:style style:name="T130" style:family="text">
      <style:text-properties style:text-position="0% 100%" style:font-name="Times New Roman" fo:font-size="14pt" fo:language="ru" fo:country="RU" fo:font-style="normal" fo:font-weight="bold" officeooo:rsid="006f737a" style:font-size-asian="14pt" style:font-style-asian="normal" style:font-weight-asian="bold" style:font-size-complex="14pt" style:font-style-complex="normal" style:font-weight-complex="bold"/>
    </style:style>
    <style:style style:name="T131" style:family="text">
      <style:text-properties style:text-position="0% 100%" style:font-name="Times New Roman" fo:font-size="14pt" fo:language="ru" fo:country="RU" fo:font-style="normal" fo:font-weight="bold" officeooo:rsid="0070a089" style:font-size-asian="14pt" style:font-style-asian="normal" style:font-weight-asian="bold" style:font-size-complex="14pt" style:font-style-complex="normal" style:font-weight-complex="bold"/>
    </style:style>
    <style:style style:name="T132" style:family="text">
      <style:text-properties style:text-position="0% 100%" style:font-name="Times New Roman" fo:font-size="14pt" fo:language="ru" fo:country="RU" fo:font-style="normal" fo:font-weight="bold" officeooo:rsid="0071170f" style:font-size-asian="14pt" style:font-style-asian="normal" style:font-weight-asian="bold" style:font-size-complex="14pt" style:font-style-complex="normal" style:font-weight-complex="bold"/>
    </style:style>
    <style:style style:name="T133" style:family="text">
      <style:text-properties style:text-position="0% 100%" style:font-name="Times New Roman" fo:font-size="14pt" fo:language="ru" fo:country="RU" fo:font-style="normal" fo:font-weight="bold" officeooo:rsid="00723160" style:font-size-asian="14pt" style:font-style-asian="normal" style:font-weight-asian="bold" style:font-size-complex="14pt" style:font-style-complex="normal" style:font-weight-complex="bold"/>
    </style:style>
    <style:style style:name="T134" style:family="text">
      <style:text-properties style:text-position="0% 100%" style:font-name="Times New Roman" fo:font-size="14pt" fo:language="ru" fo:country="RU" fo:font-style="normal" fo:font-weight="bold" officeooo:rsid="00750b27" style:font-size-asian="14pt" style:font-style-asian="normal" style:font-weight-asian="bold" style:font-size-complex="14pt" style:font-style-complex="normal" style:font-weight-complex="bold"/>
    </style:style>
    <style:style style:name="T135" style:family="text">
      <style:text-properties style:text-position="0% 100%" style:font-name="Times New Roman" fo:font-size="14pt" fo:language="ru" fo:country="RU" fo:font-style="normal" fo:font-weight="bold" officeooo:rsid="007562bf" style:font-size-asian="14pt" style:font-style-asian="normal" style:font-weight-asian="bold" style:font-size-complex="14pt" style:font-style-complex="normal" style:font-weight-complex="bold"/>
    </style:style>
    <style:style style:name="T136" style:family="text">
      <style:text-properties style:text-position="0% 100%" style:font-name="Times New Roman" fo:font-size="14pt" fo:language="ru" fo:country="RU" fo:font-style="normal" fo:font-weight="bold" officeooo:rsid="0079aca9" style:font-size-asian="14pt" style:font-style-asian="normal" style:font-weight-asian="bold" style:font-size-complex="14pt" style:font-style-complex="normal" style:font-weight-complex="bold"/>
    </style:style>
    <style:style style:name="T137" style:family="text">
      <style:text-properties style:text-position="0% 100%" style:font-name="Times New Roman" fo:font-size="14pt" fo:language="ru" fo:country="RU" fo:font-style="normal" fo:font-weight="bold" officeooo:rsid="007af677" style:font-size-asian="14pt" style:font-style-asian="normal" style:font-weight-asian="bold" style:font-size-complex="14pt" style:font-style-complex="normal" style:font-weight-complex="bold"/>
    </style:style>
    <style:style style:name="T138" style:family="text">
      <style:text-properties style:text-position="0% 100%" style:font-name="Times New Roman" fo:font-size="14pt" fo:language="ru" fo:country="RU" fo:font-style="normal" style:font-size-asian="14pt" style:font-style-asian="normal" style:font-size-complex="14pt" style:font-style-complex="normal"/>
    </style:style>
    <style:style style:name="T139" style:family="text">
      <style:text-properties style:text-position="0% 100%" style:font-name="Times New Roman" fo:font-size="14pt" fo:language="ru" fo:country="RU" fo:font-style="normal" officeooo:rsid="006ae11f" style:font-size-asian="14pt" style:font-style-asian="normal" style:font-size-complex="14pt" style:font-style-complex="normal"/>
    </style:style>
    <style:style style:name="T140" style:family="text">
      <style:text-properties style:text-position="0% 100%"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T141" style:family="text">
      <style:text-properties style:text-position="0% 100%" style:font-name="Times New Roman" fo:font-size="14pt" fo:language="en" fo:country="US" fo:font-style="normal" fo:font-weight="bold" officeooo:rsid="0067250e" style:font-size-asian="14pt" style:font-style-asian="normal" style:font-weight-asian="bold" style:font-size-complex="14pt" style:font-style-complex="normal" style:font-weight-complex="bold"/>
    </style:style>
    <style:style style:name="T142" style:family="text">
      <style:text-properties style:text-position="0% 100%" style:font-name="Times New Roman" fo:font-size="14pt" fo:language="en" fo:country="US" fo:font-style="normal" fo:font-weight="bold" officeooo:rsid="006d2055" style:font-size-asian="14pt" style:font-style-asian="normal" style:font-weight-asian="bold" style:font-size-complex="14pt" style:font-style-complex="normal" style:font-weight-complex="bold"/>
    </style:style>
    <style:style style:name="T143" style:family="text">
      <style:text-properties style:text-position="0% 100%" style:font-name="Times New Roman" fo:font-size="14pt" fo:language="en" fo:country="US" fo:font-style="normal" fo:font-weight="bold" officeooo:rsid="006eb247" style:font-size-asian="14pt" style:font-style-asian="normal" style:font-weight-asian="bold" style:font-size-complex="14pt" style:font-style-complex="normal" style:font-weight-complex="bold"/>
    </style:style>
    <style:style style:name="T144" style:family="text">
      <style:text-properties style:text-position="0% 100%" style:font-name="Times New Roman" fo:font-size="14pt" fo:language="en" fo:country="US" fo:font-style="normal" fo:font-weight="bold" officeooo:rsid="006f737a" style:font-size-asian="14pt" style:font-style-asian="normal" style:font-weight-asian="bold" style:font-size-complex="14pt" style:font-style-complex="normal" style:font-weight-complex="bold"/>
    </style:style>
    <style:style style:name="T145" style:family="text">
      <style:text-properties style:text-position="0% 100%" style:font-name="Times New Roman" fo:font-size="14pt" fo:language="en" fo:country="US" fo:font-style="normal" fo:font-weight="bold" officeooo:rsid="0070a089" style:font-size-asian="14pt" style:font-style-asian="normal" style:font-weight-asian="bold" style:font-size-complex="14pt" style:font-style-complex="normal" style:font-weight-complex="bold"/>
    </style:style>
    <style:style style:name="T146" style:family="text">
      <style:text-properties style:text-position="0% 100%" style:font-name="Times New Roman" fo:font-size="14pt" fo:language="en" fo:country="US" fo:font-style="normal" fo:font-weight="bold" officeooo:rsid="0071170f" style:font-size-asian="14pt" style:font-style-asian="normal" style:font-weight-asian="bold" style:font-size-complex="14pt" style:font-style-complex="normal" style:font-weight-complex="bold"/>
    </style:style>
    <style:style style:name="T147" style:family="text">
      <style:text-properties style:text-position="0% 100%" style:font-name="Times New Roman" fo:font-size="14pt" fo:language="en" fo:country="US" fo:font-style="normal" fo:font-weight="bold" officeooo:rsid="00723160" style:font-size-asian="14pt" style:font-style-asian="normal" style:font-weight-asian="bold" style:font-size-complex="14pt" style:font-style-complex="normal" style:font-weight-complex="bold"/>
    </style:style>
    <style:style style:name="T148" style:family="text">
      <style:text-properties style:text-position="0% 100%" style:font-name="Times New Roman" fo:font-size="14pt" fo:language="en" fo:country="US" fo:font-style="normal" fo:font-weight="bold" officeooo:rsid="00750b27" style:font-size-asian="14pt" style:font-style-asian="normal" style:font-weight-asian="bold" style:font-size-complex="14pt" style:font-style-complex="normal" style:font-weight-complex="bold"/>
    </style:style>
    <style:style style:name="T149" style:family="text">
      <style:text-properties style:text-position="0% 100%" style:font-name="Times New Roman" fo:font-size="14pt" fo:language="en" fo:country="US" fo:font-style="normal" fo:font-weight="bold" officeooo:rsid="007562bf" style:font-size-asian="14pt" style:font-style-asian="normal" style:font-weight-asian="bold" style:font-size-complex="14pt" style:font-style-complex="normal" style:font-weight-complex="bold"/>
    </style:style>
    <style:style style:name="T150" style:family="text">
      <style:text-properties style:text-position="0% 100%" style:font-name="Times New Roman" fo:font-size="14pt" fo:language="en" fo:country="US" fo:font-style="normal" fo:font-weight="bold" officeooo:rsid="007af677" style:font-size-asian="14pt" style:font-style-asian="normal" style:font-weight-asian="bold" style:font-size-complex="14pt" style:font-style-complex="normal" style:font-weight-complex="bold"/>
    </style:style>
    <style:style style:name="T151" style:family="text">
      <style:text-properties style:text-position="0% 100%"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T152" style:family="text">
      <style:text-properties style:text-position="0% 100%" style:font-name="Times New Roman" fo:font-size="14pt" fo:language="en" fo:country="US" fo:font-style="normal" fo:font-weight="normal" officeooo:rsid="0067250e" style:font-size-asian="14pt" style:font-style-asian="normal" style:font-weight-asian="normal" style:font-size-complex="14pt" style:font-style-complex="normal" style:font-weight-complex="normal"/>
    </style:style>
    <style:style style:name="T153" style:family="text">
      <style:text-properties style:text-position="0% 100%" style:font-name="Times New Roman" fo:font-size="14pt" fo:language="en" fo:country="US" fo:font-style="normal" fo:font-weight="normal" officeooo:rsid="006bf809" style:font-size-asian="14pt" style:font-style-asian="normal" style:font-weight-asian="normal" style:font-size-complex="14pt" style:font-style-complex="normal" style:font-weight-complex="normal"/>
    </style:style>
    <style:style style:name="T154" style:family="text">
      <style:text-properties style:text-position="0% 100%" style:font-name="Times New Roman" fo:font-size="14pt" fo:language="en" fo:country="US" fo:font-style="normal" fo:font-weight="normal" officeooo:rsid="006eb247" style:font-size-asian="14pt" style:font-style-asian="normal" style:font-weight-asian="normal" style:font-size-complex="14pt" style:font-style-complex="normal" style:font-weight-complex="normal"/>
    </style:style>
    <style:style style:name="T155" style:family="text">
      <style:text-properties style:text-position="0% 100%" style:font-name="Times New Roman" fo:font-size="14pt" fo:language="en" fo:country="US" fo:font-style="normal" fo:font-weight="normal" officeooo:rsid="006f737a" style:font-size-asian="14pt" style:font-style-asian="normal" style:font-weight-asian="normal" style:font-size-complex="14pt" style:font-style-complex="normal" style:font-weight-complex="normal"/>
    </style:style>
    <style:style style:name="T156" style:family="text">
      <style:text-properties style:text-position="0% 100%" style:font-name="Times New Roman" fo:font-size="14pt" fo:language="en" fo:country="US" fo:font-style="normal" fo:font-weight="normal" officeooo:rsid="0070a089" style:font-size-asian="14pt" style:font-style-asian="normal" style:font-weight-asian="normal" style:font-size-complex="14pt" style:font-style-complex="normal" style:font-weight-complex="normal"/>
    </style:style>
    <style:style style:name="T157" style:family="text">
      <style:text-properties style:text-position="0% 100%" style:font-name="Times New Roman" fo:font-size="14pt" fo:language="en" fo:country="US" fo:font-style="normal" fo:font-weight="normal" officeooo:rsid="0071170f" style:font-size-asian="14pt" style:font-style-asian="normal" style:font-weight-asian="normal" style:font-size-complex="14pt" style:font-style-complex="normal" style:font-weight-complex="normal"/>
    </style:style>
    <style:style style:name="T158" style:family="text">
      <style:text-properties style:text-position="0% 100%" style:font-name="Times New Roman" fo:font-size="14pt" fo:language="en" fo:country="US" fo:font-style="normal" fo:font-weight="normal" officeooo:rsid="0070f380" style:font-size-asian="14pt" style:font-style-asian="normal" style:font-weight-asian="normal" style:font-size-complex="14pt" style:font-style-complex="normal" style:font-weight-complex="normal"/>
    </style:style>
    <style:style style:name="T159" style:family="text">
      <style:text-properties style:text-position="0% 100%" style:font-name="Times New Roman" fo:font-size="14pt" fo:language="en" fo:country="US" fo:font-style="normal" fo:font-weight="normal" officeooo:rsid="00723160" style:font-size-asian="14pt" style:font-style-asian="normal" style:font-weight-asian="normal" style:font-size-complex="14pt" style:font-style-complex="normal" style:font-weight-complex="normal"/>
    </style:style>
    <style:style style:name="T160" style:family="text">
      <style:text-properties style:text-position="0% 100%" style:font-name="Times New Roman" fo:font-size="14pt" fo:language="en" fo:country="US" fo:font-style="normal" fo:font-weight="normal" officeooo:rsid="0073e8ce" style:font-size-asian="14pt" style:font-style-asian="normal" style:font-weight-asian="normal" style:font-size-complex="14pt" style:font-style-complex="normal" style:font-weight-complex="normal"/>
    </style:style>
    <style:style style:name="T161" style:family="text">
      <style:text-properties style:text-position="0% 100%" style:font-name="Times New Roman" fo:font-size="14pt" fo:language="en" fo:country="US" fo:font-style="normal" fo:font-weight="normal" officeooo:rsid="0074fd6d" style:font-size-asian="14pt" style:font-style-asian="normal" style:font-weight-asian="normal" style:font-size-complex="14pt" style:font-style-complex="normal" style:font-weight-complex="normal"/>
    </style:style>
    <style:style style:name="T162" style:family="text">
      <style:text-properties style:text-position="0% 100%" style:font-name="Times New Roman" fo:font-size="14pt" fo:language="en" fo:country="US" fo:font-style="normal" fo:font-weight="normal" officeooo:rsid="00750b27" style:font-size-asian="14pt" style:font-style-asian="normal" style:font-weight-asian="normal" style:font-size-complex="14pt" style:font-style-complex="normal" style:font-weight-complex="normal"/>
    </style:style>
    <style:style style:name="T163" style:family="text">
      <style:text-properties style:text-position="0% 100%" style:font-name="Times New Roman" fo:font-size="14pt" fo:language="en" fo:country="US" fo:font-style="normal" fo:font-weight="normal" officeooo:rsid="007562bf" style:font-size-asian="14pt" style:font-style-asian="normal" style:font-weight-asian="normal" style:font-size-complex="14pt" style:font-style-complex="normal" style:font-weight-complex="normal"/>
    </style:style>
    <style:style style:name="T164" style:family="text">
      <style:text-properties style:text-position="0% 100%" style:font-name="Times New Roman" fo:font-size="14pt" fo:language="en" fo:country="US" fo:font-style="normal" style:font-size-asian="14pt" style:font-style-asian="normal" style:font-size-complex="14pt" style:font-style-complex="normal"/>
    </style:style>
    <style:style style:name="T165" style:family="text">
      <style:text-properties style:text-position="0% 100%" style:font-name="Times New Roman" fo:font-size="14pt" fo:language="en" fo:country="US" fo:font-style="normal" officeooo:rsid="006ae11f" style:font-size-asian="14pt" style:font-style-asian="normal" style:font-size-complex="14pt" style:font-style-complex="normal"/>
    </style:style>
    <style:style style:name="T166" style:family="text">
      <style:text-properties style:text-position="0% 100%" style:font-name="Times New Roman" fo:font-size="14pt" fo:language="en" fo:country="US" fo:font-style="normal" officeooo:rsid="006bf809" style:font-size-asian="14pt" style:font-style-asian="normal" style:font-size-complex="14pt" style:font-style-complex="normal"/>
    </style:style>
    <style:style style:name="T167" style:family="text">
      <style:text-properties style:text-position="0% 100%" style:font-name="Times New Roman" fo:font-size="14pt" fo:language="en" fo:country="US" fo:font-style="normal" officeooo:rsid="006d2055" style:font-size-asian="14pt" style:font-style-asian="normal" style:font-size-complex="14pt" style:font-style-complex="normal"/>
    </style:style>
    <style:style style:name="T168" style:family="text">
      <style:text-properties style:text-position="0% 100%" style:font-name="Times New Roman" fo:font-size="14pt" fo:font-style="normal" fo:font-weight="normal" style:font-size-asian="14pt" style:font-style-asian="normal" style:font-weight-asian="normal" style:font-size-complex="14pt" style:font-style-complex="normal" style:font-weight-complex="normal"/>
    </style:style>
    <style:style style:name="T169" style:family="text">
      <style:text-properties style:text-position="0% 100%" style:font-name="Times New Roman" fo:font-size="14pt" fo:font-style="normal" fo:font-weight="normal" officeooo:rsid="006ae11f" style:font-size-asian="14pt" style:font-style-asian="normal" style:font-weight-asian="normal" style:font-size-complex="14pt" style:font-style-complex="normal" style:font-weight-complex="normal"/>
    </style:style>
    <style:style style:name="T170" style:family="text">
      <style:text-properties style:text-position="0% 100%" style:font-name="Times New Roman" fo:font-size="14pt" fo:font-style="normal" fo:font-weight="normal" officeooo:rsid="006bf809" style:font-size-asian="14pt" style:font-style-asian="normal" style:font-weight-asian="normal" style:font-size-complex="14pt" style:font-style-complex="normal" style:font-weight-complex="normal"/>
    </style:style>
    <style:style style:name="T171" style:family="text">
      <style:text-properties style:text-position="0% 100%" style:font-name="Times New Roman" fo:font-size="14pt" fo:font-style="normal" style:font-size-asian="14pt" style:font-style-asian="normal" style:font-size-complex="14pt" style:font-style-complex="normal"/>
    </style:style>
    <style:style style:name="T172" style:family="text">
      <style:text-properties style:text-position="0% 100%" style:font-name="Times New Roman" fo:font-size="14pt" fo:font-style="normal" officeooo:rsid="006bf809" style:font-size-asian="14pt" style:font-style-asian="normal" style:font-size-complex="14pt" style:font-style-complex="normal"/>
    </style:style>
    <style:style style:name="T173" style:family="text">
      <style:text-properties style:text-position="0% 100%" style:font-name="Times New Roman" fo:font-size="14pt" fo:font-style="normal" officeooo:rsid="006d2055" style:font-size-asian="14pt" style:font-style-asian="normal" style:font-size-complex="14pt" style:font-style-complex="normal"/>
    </style:style>
    <style:style style:name="T174" style:family="text">
      <style:text-properties style:text-position="0% 100%" style:font-name="Times New Roman" fo:font-size="14pt" fo:font-style="normal" fo:font-weight="bold" style:font-size-asian="14pt" style:font-style-asian="normal" style:font-weight-asian="bold" style:font-size-complex="14pt" style:font-style-complex="normal" style:font-weight-complex="bold"/>
    </style:style>
    <style:style style:name="T175" style:family="text">
      <style:text-properties style:text-position="0% 100%" style:font-name="Times New Roman" fo:font-size="14pt" fo:font-style="normal" fo:font-weight="bold" officeooo:rsid="0071170f" style:font-size-asian="14pt" style:font-style-asian="normal" style:font-weight-asian="bold" style:font-size-complex="14pt" style:font-style-complex="normal" style:font-weight-complex="bold"/>
    </style:style>
    <style:style style:name="T176" style:family="text">
      <style:text-properties style:text-position="0% 100%" style:font-name="Times New Roman" fo:font-size="14pt" fo:font-style="normal" fo:font-weight="bold" officeooo:rsid="00750b27" style:font-size-asian="14pt" style:font-style-asian="normal" style:font-weight-asian="bold" style:font-size-complex="14pt" style:font-style-complex="normal" style:font-weight-complex="bold"/>
    </style:style>
    <style:style style:name="T177" style:family="text">
      <style:text-properties style:text-position="0% 100%" style:font-name="Times New Roman" fo:font-size="14pt" fo:language="en" fo:country="GB" fo:font-style="normal" fo:font-weight="normal" style:font-size-asian="14pt" style:font-style-asian="normal" style:font-weight-asian="normal" style:font-size-complex="14pt" style:font-style-complex="normal" style:font-weight-complex="normal"/>
    </style:style>
    <style:style style:name="T178" style:family="text">
      <style:text-properties style:text-position="0% 100%" style:font-name="Times New Roman" fo:font-size="14pt" fo:language="en" fo:country="GB" fo:font-style="normal" fo:font-weight="normal" officeooo:rsid="006eb247" style:font-size-asian="14pt" style:font-style-asian="normal" style:font-weight-asian="normal" style:font-size-complex="14pt" style:font-style-complex="normal" style:font-weight-complex="normal"/>
    </style:style>
    <style:style style:name="T179" style:family="text">
      <style:text-properties style:text-position="0% 100%" style:font-name="Times New Roman" fo:font-size="14pt" fo:language="en" fo:country="GB" fo:font-style="normal" fo:font-weight="normal" officeooo:rsid="006f737a" style:font-size-asian="14pt" style:font-style-asian="normal" style:font-weight-asian="normal" style:font-size-complex="14pt" style:font-style-complex="normal" style:font-weight-complex="normal"/>
    </style:style>
    <style:style style:name="T180" style:family="text">
      <style:text-properties style:text-position="0% 100%" style:font-name="Times New Roman" fo:font-size="14pt" fo:language="en" fo:country="GB" fo:font-style="normal" fo:font-weight="normal" officeooo:rsid="0070a089" style:font-size-asian="14pt" style:font-style-asian="normal" style:font-weight-asian="normal" style:font-size-complex="14pt" style:font-style-complex="normal" style:font-weight-complex="normal"/>
    </style:style>
    <style:style style:name="T181" style:family="text">
      <style:text-properties style:text-position="0% 100%" style:font-name="Times New Roman" fo:font-size="14pt" fo:language="en" fo:country="GB" fo:font-style="normal" fo:font-weight="normal" officeooo:rsid="0071170f" style:font-size-asian="14pt" style:font-style-asian="normal" style:font-weight-asian="normal" style:font-size-complex="14pt" style:font-style-complex="normal" style:font-weight-complex="normal"/>
    </style:style>
    <style:style style:name="T182" style:family="text">
      <style:text-properties style:text-position="0% 100%" style:font-name="Times New Roman" fo:font-size="14pt" fo:language="en" fo:country="GB" fo:font-style="normal" fo:font-weight="normal" officeooo:rsid="0070f380" style:font-size-asian="14pt" style:font-style-asian="normal" style:font-weight-asian="normal" style:font-size-complex="14pt" style:font-style-complex="normal" style:font-weight-complex="normal"/>
    </style:style>
    <style:style style:name="T183" style:family="text">
      <style:text-properties style:text-position="0% 100%" style:font-name="Times New Roman" fo:font-size="14pt" fo:language="en" fo:country="GB" fo:font-style="normal" fo:font-weight="bold" officeooo:rsid="006eb247" style:font-size-asian="14pt" style:font-style-asian="normal" style:font-weight-asian="bold" style:font-size-complex="14pt" style:font-style-complex="normal" style:font-weight-complex="bold"/>
    </style:style>
    <style:style style:name="T184" style:family="text">
      <style:text-properties style:text-position="0% 100%" style:font-name="Times New Roman" fo:font-size="14pt" fo:language="en" fo:country="GB" fo:font-style="normal" fo:font-weight="bold" officeooo:rsid="00723160" style:font-size-asian="14pt" style:font-style-asian="normal" style:font-weight-asian="bold" style:font-size-complex="14pt" style:font-style-complex="normal" style:font-weight-complex="bold"/>
    </style:style>
    <style:style style:name="T185" style:family="text">
      <style:text-properties style:text-position="0% 100%" style:font-name="Times New Roman" fo:font-size="14pt" fo:language="en" fo:country="GB" fo:font-style="normal" fo:font-weight="bold" officeooo:rsid="0073e8ce" style:font-size-asian="14pt" style:font-style-asian="normal" style:font-weight-asian="bold" style:font-size-complex="14pt" style:font-style-complex="normal" style:font-weight-complex="bold"/>
    </style:style>
    <style:style style:name="T186" style:family="text">
      <style:text-properties fo:color="#ff0000" style:text-position="0% 100%" style:font-name="Times New Roman" fo:font-size="14pt" fo:font-style="normal" fo:font-weight="bold" style:font-size-asian="14pt" style:font-style-asian="normal" style:font-weight-asian="bold" style:font-size-complex="14pt" style:font-style-complex="normal" style:font-weight-complex="bold"/>
    </style:style>
    <style:style style:name="T187" style:family="text">
      <style:text-properties fo:color="#ff0000" style:font-name="Times New Roman" fo:font-size="14pt" fo:language="en" fo:country="US" fo:font-weight="bold" officeooo:rsid="008012b6" style:font-size-asian="14pt" style:font-weight-asian="bold" style:font-size-complex="14pt" style:font-weight-complex="bold"/>
    </style:style>
    <style:style style:name="T188" style:family="text">
      <style:text-properties fo:color="#ff0000" style:font-name="Times New Roman" fo:font-size="14pt" fo:language="en" fo:country="US" style:font-size-asian="14pt" style:font-size-complex="14pt"/>
    </style:style>
    <style:style style:name="T189" style:family="text">
      <style:text-properties fo:font-variant="normal" fo:text-transform="none" style:font-name="Times New Roman" fo:font-size="14pt" fo:letter-spacing="normal" fo:language="ru" fo:country="RU" fo:font-style="normal" fo:font-weight="normal" officeooo:rsid="007df1c1" style:font-size-asian="14pt" style:font-weight-asian="bold" style:font-size-complex="14pt" style:font-weight-complex="bold"/>
    </style:style>
    <style:style style:name="T190" style:family="text">
      <style:text-properties fo:font-variant="normal" fo:text-transform="none" style:font-name="Times New Roman" fo:font-size="14pt" fo:letter-spacing="normal" fo:language="ru" fo:country="RU" fo:font-style="normal" style:font-size-asian="14pt" style:font-size-complex="14pt"/>
    </style:style>
    <style:style style:name="T191" style:family="text">
      <style:text-properties fo:font-variant="normal" fo:text-transform="none" style:font-name="Times New Roman" fo:font-size="14pt" fo:letter-spacing="normal" fo:language="ru" fo:country="RU" fo:font-style="normal" officeooo:rsid="007df1c1" style:font-size-asian="14pt" style:font-size-complex="14pt"/>
    </style:style>
    <style:style style:name="T192" style:family="text">
      <style:text-properties fo:font-variant="normal" fo:text-transform="none" style:text-position="0% 100%" style:font-name="Times New Roman" fo:font-size="14pt" fo:letter-spacing="normal" fo:language="ru" fo:country="RU" fo:font-style="normal" fo:font-weight="normal" officeooo:rsid="007af677" style:font-size-asian="14pt" style:font-style-asian="normal" style:font-weight-asian="normal" style:font-size-complex="14pt" style:font-style-complex="normal" style:font-weight-complex="normal"/>
    </style:style>
    <style:style style:name="T193" style:family="text">
      <style:text-properties fo:font-variant="normal" fo:text-transform="none" style:text-position="0% 100%" style:font-name="Times New Roman" fo:font-size="14pt" fo:letter-spacing="normal" fo:language="ru" fo:country="RU" fo:font-style="normal" fo:font-weight="normal" officeooo:rsid="007bf414" style:font-size-asian="14pt" style:font-style-asian="normal" style:font-weight-asian="normal" style:font-size-complex="14pt" style:font-style-complex="normal" style:font-weight-complex="normal"/>
    </style:style>
    <style:style style:name="T194" style:family="text">
      <style:text-properties fo:font-variant="normal" fo:text-transform="none" style:text-position="0% 100%" style:font-name="Times New Roman" fo:font-size="14pt" fo:letter-spacing="normal" fo:language="ru" fo:country="RU" fo:font-style="normal" fo:font-weight="normal" officeooo:rsid="007c2c1c" style:font-size-asian="14pt" style:font-style-asian="normal" style:font-weight-asian="normal" style:font-size-complex="14pt" style:font-style-complex="normal" style:font-weight-complex="normal"/>
    </style:style>
    <style:style style:name="T195" style:family="text">
      <style:text-properties fo:font-variant="normal" fo:text-transform="none" style:text-position="0% 100%" style:font-name="Times New Roman" fo:font-size="14pt" fo:letter-spacing="normal" fo:language="ru" fo:country="RU" fo:font-style="normal" fo:font-weight="bold" officeooo:rsid="007bf414" style:font-size-asian="14pt" style:font-style-asian="normal" style:font-weight-asian="bold" style:font-size-complex="14pt" style:font-style-complex="normal" style:font-weight-complex="bold"/>
    </style:style>
    <style:style style:name="T196" style:family="text">
      <style:text-properties fo:font-variant="normal" fo:text-transform="none" style:text-position="0% 100%" style:font-name="Times New Roman" fo:font-size="14pt" fo:letter-spacing="normal" fo:language="en" fo:country="US" fo:font-style="normal" fo:font-weight="normal" officeooo:rsid="007af677" style:font-size-asian="14pt" style:font-style-asian="normal" style:font-weight-asian="normal" style:font-size-complex="14pt" style:font-style-complex="normal" style:font-weight-complex="normal"/>
    </style:style>
    <style:style style:name="T197" style:family="text">
      <style:text-properties fo:font-variant="normal" fo:text-transform="none" style:text-position="0% 100%" style:font-name="Times New Roman" fo:font-size="14pt" fo:letter-spacing="normal" fo:language="en" fo:country="US" fo:font-style="normal" fo:font-weight="normal" officeooo:rsid="007bf414" style:font-size-asian="14pt" style:font-style-asian="normal" style:font-weight-asian="normal" style:font-size-complex="14pt" style:font-style-complex="normal" style:font-weight-complex="normal"/>
    </style:style>
    <style:style style:name="T198" style:family="text">
      <style:text-properties fo:font-variant="normal" fo:text-transform="none" style:text-position="0% 100%" style:font-name="Times New Roman" fo:font-size="14pt" fo:letter-spacing="normal" fo:language="en" fo:country="US" fo:font-style="normal" fo:font-weight="normal" officeooo:rsid="007c2c1c" style:font-size-asian="14pt" style:font-style-asian="normal" style:font-weight-asian="normal" style:font-size-complex="14pt" style:font-style-complex="normal" style:font-weight-complex="normal"/>
    </style:style>
    <style:style style:name="T199" style:family="text">
      <style:text-properties fo:font-variant="normal" fo:text-transform="none" style:text-position="0% 100%" style:font-name="Times New Roman" fo:font-size="14pt" fo:letter-spacing="normal" fo:language="ru" fo:country="RU" fo:font-style="normal" fo:font-weight="normal" officeooo:rsid="007c2c1c" style:font-size-asian="14pt" style:font-style-asian="normal" style:font-weight-asian="normal" style:font-size-complex="14pt" style:font-style-complex="normal" style:font-weight-complex="normal"/>
    </style:style>
    <style:style style:name="T200" style:family="text">
      <style:text-properties fo:font-variant="normal" fo:text-transform="none" style:text-position="0% 100%" style:font-name="Times New Roman" fo:font-size="14pt" fo:letter-spacing="normal" fo:language="ru" fo:country="RU" fo:font-style="normal" fo:font-weight="bold" officeooo:rsid="007c2c1c" style:font-size-asian="14pt" style:font-style-asian="normal" style:font-weight-asian="bold" style:font-size-complex="14pt" style:font-style-complex="normal" style:font-weight-complex="bold"/>
    </style:style>
    <style:style style:name="T201" style:family="text">
      <style:text-properties fo:font-variant="normal" fo:text-transform="none" style:text-position="0% 100%" fo:letter-spacing="normal" fo:language="ru" fo:country="RU" fo:font-style="normal" fo:font-weight="normal" officeooo:rsid="007c2c1c" style:font-style-asian="normal" style:font-weight-asian="bold" style:font-style-complex="normal" style:font-weight-complex="bold"/>
    </style:style>
    <style:style style:name="T202" style:family="text">
      <style:text-properties fo:font-variant="normal" fo:text-transform="none" style:text-position="0% 100%" fo:letter-spacing="normal" fo:language="ru" fo:country="RU" fo:font-style="normal" fo:font-weight="normal" officeooo:rsid="007c6b71" style:font-style-asian="normal" style:font-weight-asian="bold" style:font-style-complex="normal" style:font-weight-complex="bold"/>
    </style:style>
    <style:style style:name="T203" style:family="text">
      <style:text-properties fo:font-variant="normal" fo:text-transform="none" style:text-position="0% 100%" fo:letter-spacing="normal" fo:language="ru" fo:country="RU" fo:font-style="normal" fo:font-weight="bold" officeooo:rsid="007c6b71" style:font-style-asian="normal" style:font-weight-asian="bold" style:font-style-complex="normal" style:font-weight-complex="bold"/>
    </style:style>
    <style:style style:name="T204" style:family="text">
      <style:text-properties fo:font-variant="normal" fo:text-transform="none" style:text-position="0% 100%" fo:letter-spacing="normal" fo:language="ru" fo:country="RU" fo:font-style="normal" fo:font-weight="bold" officeooo:rsid="007c2c1c" style:font-style-asian="normal" style:font-weight-asian="bold" style:font-style-complex="normal" style:font-weight-complex="bold"/>
    </style:style>
    <style:style style:name="T205" style:family="text">
      <style:text-properties fo:font-variant="normal" fo:text-transform="none" fo:letter-spacing="normal" fo:font-style="normal"/>
    </style:style>
    <style:style style:name="T206" style:family="text">
      <style:text-properties fo:font-variant="normal" fo:text-transform="none" fo:letter-spacing="normal" fo:font-style="normal" fo:font-weight="normal"/>
    </style:style>
    <style:style style:name="T207" style:family="text">
      <style:text-properties fo:font-variant="normal" fo:text-transform="none" fo:letter-spacing="normal" fo:font-style="normal" fo:font-weight="normal" officeooo:rsid="007c6b71"/>
    </style:style>
    <style:style style:name="T208" style:family="text">
      <style:text-properties fo:font-variant="normal" fo:text-transform="none" fo:letter-spacing="normal" fo:font-style="normal" fo:font-weight="bold" style:font-weight-asian="bold" style:font-weight-complex="bold"/>
    </style:style>
    <style:style style:name="T209" style:family="text">
      <style:text-properties fo:font-variant="normal" fo:text-transform="none" fo:letter-spacing="normal" fo:font-style="normal" fo:font-weight="bold" officeooo:rsid="007c6b71" style:font-weight-asian="bold" style:font-weight-complex="bold"/>
    </style:style>
    <style:style style:name="T210" style:family="text">
      <style:text-properties fo:font-variant="normal" fo:text-transform="none" fo:letter-spacing="normal" fo:font-style="normal" fo:font-weight="bold" officeooo:rsid="007df1c1" style:font-weight-asian="bold" style:font-weight-complex="bold"/>
    </style:style>
    <style:style style:name="T211" style:family="text">
      <style:text-properties fo:font-variant="normal" fo:text-transform="none" fo:letter-spacing="normal" fo:font-style="normal" style:font-weight-asian="bold" style:font-weight-complex="bold"/>
    </style:style>
    <style:style style:name="T212" style:family="text">
      <style:text-properties fo:font-variant="normal" fo:text-transform="none" fo:letter-spacing="normal" fo:language="en" fo:country="US" fo:font-style="normal" fo:font-weight="normal"/>
    </style:style>
    <style:style style:name="T213" style:family="text">
      <style:text-properties fo:font-variant="normal" fo:text-transform="none" fo:letter-spacing="normal" fo:language="en" fo:country="US" fo:font-style="normal" fo:font-weight="normal" officeooo:rsid="007c6b71"/>
    </style:style>
    <style:style style:name="T214" style:family="text">
      <style:text-properties fo:font-variant="normal" fo:text-transform="none" fo:letter-spacing="normal" fo:language="en" fo:country="US" fo:font-style="normal" fo:font-weight="normal" officeooo:rsid="008012b6" style:font-weight-asian="bold" style:font-weight-complex="bold"/>
    </style:style>
    <style:style style:name="T215" style:family="text">
      <style:text-properties fo:font-variant="normal" fo:text-transform="none" fo:letter-spacing="normal" fo:language="en" fo:country="US" fo:font-style="normal" fo:font-weight="bold" officeooo:rsid="007df1c1" style:font-weight-asian="bold" style:font-weight-complex="bold"/>
    </style:style>
    <style:style style:name="T216" style:family="text">
      <style:text-properties fo:font-variant="normal" fo:text-transform="none" fo:letter-spacing="normal" fo:language="ru" fo:country="RU" fo:font-style="normal"/>
    </style:style>
    <style:style style:name="T217" style:family="text">
      <style:text-properties fo:font-variant="normal" fo:text-transform="none" fo:letter-spacing="normal" fo:language="ru" fo:country="RU" fo:font-style="normal" fo:font-weight="normal"/>
    </style:style>
    <style:style style:name="T218" style:family="text">
      <style:text-properties fo:font-variant="normal" fo:text-transform="none" fo:letter-spacing="normal" fo:language="ru" fo:country="RU" fo:font-style="normal" fo:font-weight="normal" officeooo:rsid="007c6b71"/>
    </style:style>
    <style:style style:name="T219" style:family="text">
      <style:text-properties fo:font-variant="normal" fo:text-transform="none" fo:letter-spacing="normal" fo:language="ru" fo:country="RU" fo:font-style="normal" fo:font-weight="normal" officeooo:rsid="007df1c1"/>
    </style:style>
    <style:style style:name="T220" style:family="text">
      <style:text-properties fo:font-variant="normal" fo:text-transform="none" fo:letter-spacing="normal" fo:language="ru" fo:country="RU" fo:font-style="normal" fo:font-weight="normal" officeooo:rsid="0080ae04"/>
    </style:style>
    <style:style style:name="T221" style:family="text">
      <style:text-properties fo:font-variant="normal" fo:text-transform="none" fo:color="#ff0000" style:font-name="Times New Roman" fo:font-size="14pt" fo:letter-spacing="normal" fo:language="en" fo:country="US" fo:font-style="normal" fo:font-weight="normal" officeooo:rsid="008012b6" style:font-size-asian="14pt" style:font-weight-asian="bold" style:font-size-complex="14pt" style:font-weight-complex="bold"/>
    </style:style>
    <style:style style:name="T222" style:family="text">
      <style:text-properties fo:font-variant="normal" fo:text-transform="none" fo:color="#ff0000" style:font-name="Times New Roman" fo:font-size="14pt" fo:letter-spacing="normal" fo:language="en" fo:country="US" fo:font-style="normal" fo:font-weight="normal" style:font-size-asian="14pt" style:font-size-complex="14pt"/>
    </style:style>
    <style:style style:name="T223" style:family="text">
      <style:text-properties style:font-name="Times New Roman" fo:font-size="14pt" fo:font-weight="bold" officeooo:rsid="007df1c1" style:font-size-asian="14pt" style:font-weight-asian="bold" style:font-size-complex="14pt" style:font-weight-complex="bold"/>
    </style:style>
    <style:style style:name="T224" style:family="text">
      <style:text-properties style:font-name="Times New Roman" fo:font-size="14pt" fo:language="en" fo:country="US" fo:font-weight="bold" officeooo:rsid="007df1c1" style:font-size-asian="14pt" style:font-weight-asian="bold" style:font-size-complex="14pt" style:font-weight-complex="bold"/>
    </style:style>
    <style:style style:name="T225" style:family="text">
      <style:text-properties fo:color="#000000"/>
    </style:style>
    <style:style style:name="T226" style:family="text">
      <style:text-properties officeooo:rsid="00975dea"/>
    </style:style>
    <style:style style:name="T227" style:family="text">
      <style:text-properties officeooo:rsid="0097bd6b"/>
    </style:style>
    <style:style style:name="T228" style:family="text">
      <style:text-properties fo:font-style="italic" style:font-style-asian="italic" style:font-style-complex="italic"/>
    </style:style>
    <style:style style:name="T229" style:family="text">
      <style:text-properties officeooo:rsid="0098035b"/>
    </style:style>
    <style:style style:name="T230" style:family="text">
      <style:text-properties style:text-position="super 58%"/>
    </style:style>
    <style:style style:name="T231" style:family="text">
      <style:text-properties officeooo:rsid="009e2470"/>
    </style:style>
    <style:style style:name="T232" style:family="text">
      <style:text-properties officeooo:rsid="00a20e80"/>
    </style:style>
    <style:style style:name="T233" style:family="text">
      <style:text-properties officeooo:rsid="00a67d85"/>
    </style:style>
    <text:list-style style:name="L1">
      <text:list-level-style-bullet text:level="1" text:style-name="Bullet_20_Symbols" text:bullet-char="•">
        <style:list-level-properties text:list-level-position-and-space-mode="label-alignment">
          <style:list-level-label-alignment text:label-followed-by="listtab" text:list-tab-stop-position="2.394cm" fo:text-indent="-0.635cm" fo:margin-left="2.3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29cm" fo:text-indent="-0.635cm" fo:margin-left="3.0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64cm" fo:text-indent="-0.635cm" fo:margin-left="3.6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99cm" fo:text-indent="-0.635cm" fo:margin-left="4.2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34cm" fo:text-indent="-0.635cm" fo:margin-left="4.9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69cm" fo:text-indent="-0.635cm" fo:margin-left="5.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04cm" fo:text-indent="-0.635cm" fo:margin-left="6.2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39cm" fo:text-indent="-0.635cm" fo:margin-left="6.8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74cm" fo:text-indent="-0.635cm" fo:margin-left="7.4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09cm" fo:text-indent="-0.635cm" fo:margin-left="8.10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T228">Аннотация</text:span>. В это<text:span text:style-name="T227">й</text:span> обзорно<text:span text:style-name="T227">й</text:span> <text:span text:style-name="T226">статье</text:span> описывается специализированный обзор литературы по методам машинного обучения (ML) и интеллектуального анализа данных (DM) для кибер-аналитики в поддержку обнаружения вторжений. Предоставляются краткие описания каждого метода ML / DM. Основываясь на количестве цитат или актуальности возникающего метода, <text:span text:style-name="T227">работы</text:span>, представляющие каждый метод, были идентифицированы, прочитаны и обобщены. Поскольку данные так важны в подходах ML / DM, описаны некоторые известные <text:span text:style-name="T227">наборы</text:span> кибер-данны<text:span text:style-name="T227">х</text:span>, используемые в ML / DM. Рассматривается сложность алгоритмов ML / DM, дается обсуждение проблем использования ML / DM для кибербезопасности и приводятся некоторые рекомендации о том, когда использовать данный метод. </text:p>
      <text:p text:style-name="P111"><text:span text:style-name="T228">Индексные термины</text:span> - кибер-аналитика, интеллектуальный анализ данных, машинное обучение.</text:p>
      <text:p text:style-name="P1">Данная работа представляет результаты обзора литературы по методам машинного обучения и анализа данных в приложениях для кибербезопасности. Эти методы описаны как некоторые применения каждого метода к проблемам обнаружения вторжений. Обсуждается сложность различных алгоримтов, а работа предоставляет ряд сравнительных критериев этих методов и ряд рекомендаций для лучших методов, чтобы использовать их в зависимости от характеристик решаемой кибер проблемы.</text:p>
      <text:p text:style-name="P1">Кибербезопасность <text:span text:style-name="T229">- </text:span>это ряд технологий и процессов, разработанных для защиты компьютеров, сетей программ и данных от атаки, несанкционированного доступа, изменения или разрушения. Системы кибербезопасности состоят из систем сетевой безопасности и систем компьютерной (доменной) безопасности. Каждая из них имеет, по крайней мере, файервол, антивирусное программное обеспечение и систему обнаружения вторжений. СОВ помогает, обнаруживать, определять и распознавать несанкционированное использование, дублирование, внесение изменений и уничтожение информационных систем <text:span text:style-name="T1">[1]. </text:span>Нарушения <text:soft-page-break/>безопасности включают в себя внешние вторжения (атаки извне организации) и внутренние вторжения (атаки изнутри организации).</text:p>
      <text:p text:style-name="P2">Существует три основных типа кибераналитики <text:span text:style-name="T64">в поддержку СОВ: </text:span><text:span text:style-name="T51">неправомерное использование</text:span><text:span text:style-name="T64"> (иногда также называют сигнатурные), основанные на аномалиях и гибридные. </text:span><text:span text:style-name="T51">Техники, основанные на неправомерном использовании</text:span> разрабатываются для обнаружения известных атак, используя сигнатуры этих атак. Они эффективны для обнаружения известных типов атак без генерации подавляющего количества ложных срабатываний. Они требуют частых ручных обновлений базы данных, содержащей правила и сигнатуры. Техники, основанные на неправомерном использовании, не могут обнаруживать новые атаки (уязвимости нулевого дня).</text:p>
      <text:p text:style-name="P2">Методы, основанные на аномалиях, моделируют нормальную сеть и поведение системы и распознают аномалии как отклонения от нормального поведения. Они привлекательны из-за их способности обнаруживать атаки нулевого дня. Другим преимуществом является то, что профили нормальной активности настраиваются для каждой системы, приложения или сети, <text:span text:style-name="T52">тем самым затрудняя для злоумышленников узнавание того, какие виды деятельности они могут выполнять незамеченными.</text:span><text:span text:style-name="T65"> Дополнительно, данные, на которых методы, основанные на аномалиях, срабатывают (новые атаки) могут быть использованы для определения сигнатур для детекторов неправомерного использования. </text:span><text:span text:style-name="T52">Основным недостатком методов, основанных на аномалиях, является вероятность высокой частоты ложных срабатываний, потому что ранее неизвестные (но законные) поведения системы могут быть классифицированы как аномалии.</text:span></text:p>
      <text:p text:style-name="P3">Гибридные методы совмещают в себе обнаружение неправомерного использования и аномалии. Они служат для повышения уровня обнаружения известных вторжений и снижения вероятности ложных срабатываний для неизвестных атак. <text:span text:style-name="T73">Углубленный обзор литературы не обнаружил многих чистых методов обнаружения аномалии; большинство методов были действительно </text:span><text:soft-page-break/><text:span text:style-name="T73">гибридными. Поэтому в описаниях методов машинного обучения и анализа данных методы обнаружения аномалий и гибридные методы описаны вместе.</text:span></text:p>
      <text:p text:style-name="P4">Другой раздел СОВ <text:span text:style-name="T74">основан на том, где системы ищут </text:span><text:span text:style-name="T53">поведение, похожее на вторжение</text:span><text:span text:style-name="T74">: сеть или домен. СОВ, </text:span><text:span text:style-name="T53">основанные</text:span><text:span text:style-name="T2"> </text:span><text:span text:style-name="T53">на поиске в сети</text:span><text:span text:style-name="T74">, обнаруживают вторжения, </text:span><text:span text:style-name="T53">исследуя трафик, проходящий через сетевые устройства.</text:span><text:span text:style-name="T74"> СОВ, </text:span><text:span text:style-name="T53">основанные на поиске в домене, контролируют процесс и действия файла, связанные с программной средой, связанной с конкретным доменом.</text:span></text:p>
      <text:p text:style-name="P5">Эта обзорная статься фокусируется на методах машинного обучения и анализе данных для кибербезопасности, <text:span text:style-name="T51">акцентируяс на методах машинного обучения и анализа данных и их описаниях. Множество работ, описывающих эти методы, было опубликовано и включало некоторые обзоры. </text:span>В отличие от предыдущих обзоров, основное внимание в нашей статье уделяется публикациям, которые соответствуют определенным критериям. <text:span text:style-name="T75">Запросы </text:span><text:span text:style-name="T5">Google Scholar </text:span><text:span text:style-name="T75">выполнялись с использованием «машинного обучения» и кибер, а также с использованием «анализа данных» и кибер. Особый внимание было уделено высоко цитируемым статься, поскольку они описывали популярные методы. </text:span><text:span text:style-name="T54">Однако, также было признано, что этот акцент может не учитывать значительные новые и появившиеся методы, поэтому некоторые из этих работ также были выбраны. </text:span><text:span text:style-name="T55">В целом, статьи были отобраны таким образом, чтобы каждая из перечисленных категорий машинного обучения и анализа данных имели по меньшей мере одну и предпочтительно несколько представленных работ.</text:span></text:p>
      <text:p text:style-name="P6">Эта статься предназначена для читателей, которые хотят начать исследование в области машинного обучения и анализа данных для обнаружения кибервторжений. <text:span text:style-name="T56">Таким образом, большой акцент делается на подробное описание методов машинного обучения и анализа данных, и представлены ссылки на коснтруктивные работы для каждого метода машинного обучения и анализа данных. Несколько примеров представлены на тему того, как методы используются в кибербезопасности.</text:span></text:p>
      <text:p text:style-name="P7"><text:soft-page-break/>Эта работа не описывает все различные методы обнаружения сетевых аномалий, как это делает <text:span text:style-name="T1">Bhuyan </text:span>и другие <text:span text:style-name="T1">[2]</text:span><text:span text:style-name="T18">; </text:span>вместо этого она концентрируется только на методах машинного обучения и анализа данных. Однако, в дополнение к обнаружению аномалий, изображены сигнатурные и гибирдные методы. Описания методов в данном обзоре являются более углубленным чем в <text:span text:style-name="T1">[2].</text:span></text:p>
      <text:p text:style-name="P18">Nguyen <text:span text:style-name="T23">и другие </text:span>[3] <text:span text:style-name="T23">описывают методы машинного обучения для классификации Интернет трафика. Методы, </text:span><text:span text:style-name="T33">описанные в нем, зависят не от известных номеров портов, а от статистических характеристик трафика. Их обзор охватывает работы, опубликованные только с 2004 по 2007, когда наш обзор включает </text:span><text:span text:style-name="T25">более новые работы</text:span><text:span text:style-name="T33">. В отличие от работы </text:span><text:span text:style-name="T76">Nguyen </text:span><text:span text:style-name="T33">и других </text:span><text:span text:style-name="T76">[3]</text:span><text:span text:style-name="T33">, эта статься представляет методы, которые работают на любом типе данных, </text:span><text:span text:style-name="T25">а не только на потоках протокола Интернет</text:span><text:span text:style-name="T33">.</text:span></text:p>
      <text:p text:style-name="P19">Teodoro <text:span text:style-name="T23">и другие </text:span>[4] <text:span text:style-name="T23">фокусируются на методах обнаружения сетевых аномалий. Авторы представляют статистические, основанные на знаниях и подходах в машинном обучении, но их исследование не представляет полный набор современных методов машинного обучения. В отличие от них, эта работа описывает не только обнаружение аномалий, но также и сигнатурные методы. Наша работа также включает в себя методы для распознавания типов атак (неправомерное использование) и для обнаружения атак (вторжение). Наконец, в нашей работе представлен полный и последний список методов машинного обучения и анализа данных, которые применяются для кибербезопасности. </text:span></text:p>
      <text:p text:style-name="P19"><text:span text:style-name="T77">Sperotto </text:span><text:span text:style-name="T34">и другие </text:span><text:span text:style-name="T77">[5] </text:span><text:span text:style-name="T34">фокусируются на данных сетевого потока и <text:s/>указывают на то, что обработка пакетов может быть невозможна на скорости потоковой передачи</text:span><text:span text:style-name="T23"> </text:span><text:span text:style-name="T34">из-за количества трафика.</text:span><text:span text:style-name="T20"> </text:span><text:span text:style-name="T34">Они описывают широкий набор методов для обнаружения аномального трафика (возможная атака) и сигнатур. </text:span><text:span text:style-name="T35">Однако, в отличие от нашей работы, они не включают объяснений технический деталей отдельных методов.</text:span></text:p>
      <text:p text:style-name="P20">Wu <text:span text:style-name="T23">и его коллеги </text:span>[6] <text:span text:style-name="T23">уделяют основное внимание методам вычислительного интеллекта и </text:span><text:span text:style-name="T24">их применениям <text:s/>к обнаружению вторжений</text:span><text:span text:style-name="T23">. </text:span><text:soft-page-break/><text:span text:style-name="T23">Такие методы, как искусственные нейронные сети (ИНС), нечеткие системы, эволюционные вычисления, искусственные иммунные системы и роевой интеллект, описаны очень подробно. </text:span><text:span text:style-name="T36">Поскольку описываются только методы вычислительного интеллекта, основные методы машинного обучения и анализа данных, такие как кластеризация, деревья решений и анализ правил (</text:span><text:span text:style-name="T26">которые не рассматриваются в данной работе</text:span><text:span text:style-name="T36">) не включены.</text:span></text:p>
      <text:p text:style-name="P21"><text:span text:style-name="T36">В </text:span><text:span text:style-name="T23">данной статье основное внимание уделяется обнаружения кибервторжений, применительно к проводным сетям. </text:span><text:span text:style-name="T37">В проводной сети, </text:span><text:span text:style-name="T27">злоумышленник</text:span><text:span text:style-name="T37"> должен пройти через несколько уровней защиты в брэндмауэрах и операционных системах или получить физический доступ к сети. Однако, беспроводная сеть может быть нацелена на любой узел, поэтому она, естественно, более уязвима к вредоносным атакам, чем проводная сеть. Методы машинного обучения и анализа данных, описанные в этой работе, полностью применимы к проблема обнаружения вторжений и неправомерного использования как в проводных, так и беспроводных сетях. </text:span><text:span text:style-name="T38">Читатель, </text:span><text:span text:style-name="T28">желающий перспективы, ориентированной только на защиту беспроводной сети, может обратиться к таким работам как </text:span><text:span text:style-name="T57">Zhang </text:span><text:span text:style-name="T28">и другие </text:span><text:span text:style-name="T57">[7], </text:span><text:span text:style-name="T28">в которой основное внимание уделяется динамическому изменению топологии сети, алгоритмам маршрутизации, децентрализованному управлению и т.д.</text:span></text:p>
      <text:p text:style-name="P22"><text:span text:style-name="T38">О</text:span><text:span text:style-name="T23">стальная часть этой работы организована следующим образом: секция </text:span>II <text:span text:style-name="T23">фокусируется на основным шагам в машинном обучении и анализе данных. </text:span><text:span text:style-name="T39">В секции </text:span><text:span text:style-name="T78">III </text:span><text:span text:style-name="T39">обсуждаются наборы данных кибербезопасности, которые используются в машинном обучении и анализе данных. В секции </text:span><text:span text:style-name="T78">IV </text:span><text:span text:style-name="T39">описываются отдельные методы и </text:span><text:span text:style-name="T40">связанные с ними работы для машинного обучения и анализа данных в кибербезопасности. В секции </text:span><text:span text:style-name="T79">V </text:span><text:span text:style-name="T40">обсуждается вычислительная сложность различных методов. В секции </text:span><text:span text:style-name="T79">VI </text:span><text:span text:style-name="T40">описываются замечания и рекомендации. Наконец, в секции </text:span><text:span text:style-name="T79">VII </text:span><text:span text:style-name="T40">представлены заключения.</text:span></text:p>
      <text:p text:style-name="P23"><text:span text:style-name="T40">О</text:span><text:span text:style-name="T23">сновные шаги в машинном обучении и анализе данных</text:span></text:p>
      <text:p text:style-name="P24"><text:span text:style-name="T23">Существует много путаницы в терминам машинное обучение, анализ данных и поиск знаний в базах данных</text:span><text:span text:style-name="T30">. ПЗБД это полный процесс, который </text:span><text:soft-page-break/><text:span text:style-name="T30">занимается извлечением полезной, ранее неизвестно информации (то есть знания) из данных </text:span><text:span text:style-name="T64">[8]. </text:span><text:span text:style-name="T30">Анализ данных это конкретный шаг в этом процессе — </text:span><text:span text:style-name="T23">применение </text:span><text:span text:style-name="T30">конкретных алгоритмов для извлечения шаблонов из данных. Дополнительные шаги в процессе ПЗБД (подготовка данных, выбор данных, очистка данных, включение соответствующих предварительных знаний и правильная интерпретация результатов анализа данных) гарантируют, что полезные знания будут извлечены из доступных данных.</text:span><text:span text:style-name="T31"> Однако, существуют множество публикаций (например, межотраслевой стандарт для анализа данных </text:span><text:span text:style-name="T66">[9]</text:span><text:span text:style-name="T19">) </text:span><text:span text:style-name="T31">и участников этой отрасли, которые называют весь процесс ПЗБД анализом данных. </text:span><text:span text:style-name="T32">В этой работе, следуя </text:span><text:span text:style-name="T67">Fayyad </text:span><text:span text:style-name="T32">и другие </text:span><text:span text:style-name="T67">[8], </text:span><text:span text:style-name="T32">анализ данных используется для описания конкретного этапа в ПЗБД, который касается применения конкретных алгоритмов для извлечения шаблонов из данных.</text:span></text:p>
      <text:p text:style-name="P8">Существует значительное совпадение между машинным обучением и анализом данных. Эти два термина обычно путают, потому что они часто используют одни и те же методы и поэтому значительно совпадают. Пионер машинного обучения, <text:span text:style-name="T1">Arthur Samuel, </text:span>определил машинное обучение как «область исследования, которая дает компьютерам возможность обучаться, не будучи явно запрограммированными». Машинное обучение фокусируется на классификации и прогнозировании, основываясь на известных свойствах, извлеченных из обучающих данных. Алгоритмы машинного обучения нуждаются цели (постановка задачи) из области (например, зависимая переменная для предсказания). Анализ данных уделяет основное внимание обнаружению ранее неизвестных свойств в данных. Он не нуждается в конкретной цели из области, но вместо этого он <text:span text:style-name="T80">акцентирует</text:span> свое внимание на поиск<text:span text:style-name="T80">е</text:span> новых и интересных знаний.</text:p>
      <text:p text:style-name="P9">Машинное обучение можно рассматривать как старшего брата анализа данных. Термин анализ данных был введен в конце 1980-х годов ( первая ПЗБД конференция состоялась в 1989 году<text:span text:style-name="T81">), тогда как термин машинное обучение используется с 1960-х годов. В настоящее время, младший брат (то есть использование термина анализ данных) </text:span><text:span text:style-name="T58">более популярен, чем более старый</text:span><text:span text:style-name="T81">, </text:span><text:soft-page-break/><text:span text:style-name="T59">что может быть причиной того, что некоторые исследователи на самом деле называют свою работу анализ данных, а не машинное обучение. </text:span><text:span text:style-name="T82">Причиной этого могло быть то, что когда в </text:span><text:span text:style-name="T6">Google Scholar </text:span><text:span text:style-name="T82">выполнялись запросы «машинное обучение» И кибер и «анализ данных» И кибер, первый запрос возвращал 21300 результатов, а второй — 40800 результатов. Методы, использовавшиеся в работах, полученных по первому запросу, существенно не <text:s/>отличались от методов, полученных вторым запросом. Поэтому, поскольку эта работа концентрируется на методах, мы будем называть их методами машинного обучения и анализа данных.</text:span></text:p>
      <text:p text:style-name="P10">Подход машинного обучения обычно состоит из двух фаз: обучение и тестирование. Часто, выполняются следующие этапы:</text:p>
      <text:list xml:id="list360563760" text:style-name="L1">
        <text:list-item>
          <text:p text:style-name="P42">Идентификация <text:span text:style-name="T64">атрибутов класса (признаки) и классов в обучающих данных.</text:span></text:p>
        </text:list-item>
        <text:list-item>
          <text:p text:style-name="P42">Идентификация <text:span text:style-name="T64">подмножества атрибутов, необходимых для классификации (то есть уменьшение размерности).</text:span></text:p>
        </text:list-item>
        <text:list-item>
          <text:p text:style-name="P43">Обучение модели, используя обучающие данные</text:p>
        </text:list-item>
        <text:list-item>
          <text:p text:style-name="P43">Использование обученной модели для классификации неизвестных данных.</text:p>
        </text:list-item>
      </text:list>
      <text:p text:style-name="P38"><text:span text:style-name="T64">В случае </text:span><text:span text:style-name="T68">обнаружения сигнатур, в обучающей фазе каждая сигнатурный класс обучают, используя подходящие примеры из обучающего набора. На этапе тестирования, новые данные запускается через модель и образец </text:span><text:span text:style-name="T69">классифицируют </text:span><text:span text:style-name="T70">относительно того, принадлежит ли он к одному из сигнатурных классов. Если экземпляр не принадлежит ни одному из сигнатурных классов, он классифицируется как нормальный.</text:span></text:p>
      <text:p text:style-name="P11">В случае обнаружения аномалий, шаблон нормального трафика определяют на этапе обучения. В фазе тестирования, обученную модель применяют к новым данным, и каждый экземпляр в обучающем наборе классифицируют как либо нормальный, либо аномальный.</text:p>
      <text:p text:style-name="P16"><text:span text:style-name="T64">В действительности, для большинства методов машинного обучения должно существовать три этапа, а не два: обучение, проверка и тестирование. </text:span><text:soft-page-break/><text:span text:style-name="T64">Машинное обучение и анализ данных часто имеют такие параметры как число слоев и узлов для ИНС. После того, как обучение завершится, обычно имеется несколько доступных моделей (то есть ИНС). Чтобы решить, какая </text:span><text:span text:style-name="T71">из них </text:span><text:span text:style-name="T83">будет использоваться и иметь хорошую оценку ошибки, которую она получит на тестовом наборе данных, должен быть третий отдельный набор данных для проверки. </text:span><text:span text:style-name="T72">Модель, которая наилучшим образом использует проверочные данные, должна быть используемой моделью </text:span><text:span text:style-name="T84">и не должна быть точно настроена в зависимости от ее точности в наборе тестовых данных.</text:span><text:span text:style-name="T72"> В противном случае, </text:span><text:span text:style-name="T85">представленная точность является оптимистичной и может не отражать точность, которая будет получена на другом тестовом наборе, аналогичном, но немного отличающемся от существующего тестового набора.</text:span></text:p>
      <text:p text:style-name="P12">Существует три основных типа подходов машинного обучения и анализа данных: <text:span text:style-name="T86">обучение без учителя, </text:span><text:span text:style-name="T60">частичное обучение, </text:span><text:span text:style-name="T86">обучение с учителем. В проблемах обучения без учителя, основной задачей является нахождение шаблонов, структур или знаний в немаркированных данных. Когда часть данных помечается во время сбора данных или специалистами, проблему называют частичным обучением. Дополнение маркированных данных значительно помогает решить проблему. Если данные полностью помечены, проблема называется обучением с учителем и, в целом, задачей является поиск функции или модели, которая объясняет эти данные. Такие подходы как подгонка кривой или методы машинного обучения используются для моделирования данных для основной проблемы. Метка, как правило, представляет собой </text:span><text:span text:style-name="T61">деловую или проблемную переменную</text:span><text:span text:style-name="T87">, которая, по мнению экспертов, имеет отношения к собранным данным.</text:span></text:p>
      <text:p text:style-name="P13">Как только модель классификации будет разработана с использование обучающих и проверочных данных, модель может быть сохранена, чтобы ее можно было использовать позднее или на другой системе. <text:span text:style-name="T88">Язык разметки прогнозного моделирования (</text:span><text:span text:style-name="T62">ЯРПМ</text:span><text:span text:style-name="T88">) разработан и предложен </text:span><text:span text:style-name="T7">Data Mining Group, </text:span><text:span text:style-name="T88">чтобы помочь </text:span><text:span text:style-name="T62">интеллектуальному моделированию </text:span><text:span text:style-name="T7">[10]. </text:span><text:span text:style-name="T88">Он основан на </text:span><text:soft-page-break/><text:span text:style-name="T7">XML </text:span><text:span text:style-name="T88">и в данный момент поддерживает логистическую регрессию и классификаторы нейронных сетей с прямыми связями. Последняя версия (4.2) поддерживает </text:span><text:span text:style-name="T62">Наивный Байесовский классификатор, </text:span><text:span text:style-name="T3">k</text:span><text:span text:style-name="T22">-</text:span><text:span text:style-name="T62">ближайших соседей и метод опорных векторов. </text:span><text:span text:style-name="T88">Модель поддерживает несколько распространенных метаданных анализа данных, таких как словарь данных (например, дискретный, логический, численный), нормализация, имя модели, атрибуты модели, схема анализа, обработка выбросов и вывод. Некоторые популярные платформы для анализа данных, такие как </text:span><text:span text:style-name="T7">Weka [11], R [12] </text:span><text:span text:style-name="T88">и </text:span><text:span text:style-name="T7">RapidMiner</text:span><text:span text:style-name="T21"> [13] </text:span><text:span text:style-name="T88">поддерживают модели ЯРПМ.</text:span></text:p>
      <text:p text:style-name="P14">Модель <text:span text:style-name="T1">CRISP-DM [9] </text:span>иллюстрирует (см рис. 1) часто используемые этапы и парадигмы <text:s/>экспертами анализа данных для решения проблем.</text:p>
      <text:p text:style-name="P15">Модель составлена из следующих шести этапов:</text:p>
      <text:list xml:id="list1738770537" text:style-name="L2">
        <text:list-item>
          <text:p text:style-name="P44">Понимание бизнеса: <text:span text:style-name="T89">Определение проблемы анализа данных в соответствии с требованиями проекта.</text:span></text:p>
        </text:list-item>
        <text:list-item>
          <text:p text:style-name="P44">Понимание данных: <text:span text:style-name="T89">Сбор и </text:span><text:span text:style-name="T91">разбор</text:span><text:span text:style-name="T89"> данных.</text:span></text:p>
        </text:list-item>
        <text:list-item>
          <text:p text:style-name="P44">Подготовка данных: <text:span text:style-name="T89">Все аспекты подготовки данных для </text:span><text:span text:style-name="T91">получения </text:span><text:span text:style-name="T89">окончательного набора данных.</text:span></text:p>
        </text:list-item>
        <text:list-item>
          <text:p text:style-name="P44"><text:span text:style-name="T99">Моделирование: </text:span><text:span text:style-name="T95">Применение методом анализа данных и машинного обучения и оптимизация параметров в соответствии с лучшей моделью.</text:span></text:p>
        </text:list-item>
        <text:list-item>
          <text:p text:style-name="P44"><text:span text:style-name="T99">Оценка: </text:span><text:span text:style-name="T96">Оценка метода с подходящими метриками для проверки того, что бизнес-цели достигнуты.</text:span><text:span text:style-name="T89"> </text:span></text:p>
        </text:list-item>
        <text:list-item>
          <text:p text:style-name="P44">Развертывание: <text:span text:style-name="T92">Варьируется от подтверждения отчета до полной реализации сбора данных и моделирования фреймворка. Обычно, аналитик данных </text:span><text:span text:style-name="T93">занимается этапами до развертывания, в то время как клиент выполняет само развертывание.</text:span></text:p>
        </text:list-item>
      </text:list>
      <text:p text:style-name="P39"><text:span text:style-name="T89">Существует несколько метрик классификации для методов машинного обучения и анализа данных. Некоторые метрики называют двумя или даже тремя различными именами. В секции </text:span><text:span text:style-name="T8">IV, </text:span><text:span text:style-name="T89">представлены работы с именами метрик, используемых авторами соответствующих статей. Чтобы легче понять этот раздел, метрики с их различными именами описаны далее. Для проблемы </text:span><text:soft-page-break/><text:span text:style-name="T89">бинарного классификатора, метрики вычисляются из матрицы неточностей (см. Таблица 1).</text:span></text:p>
      <text:p text:style-name="P17">Метрики часто используемые для задач бинарной классификации (обучение с учителем):</text:p>
      <text:list xml:id="list17602225" text:style-name="L3">
        <text:list-item>
          <text:p text:style-name="P45"><text:span text:style-name="T89">Точность или </text:span><text:span text:style-name="T11">Proportion Correct: (TP +TN) / (TP + TN + FP + FN)</text:span><text:span text:style-name="T8">. </text:span><text:span text:style-name="T89">Когда классы сбалансированы, это хорошая мера; однако, когда классы не сбалансированы (то есть 97% </text:span><text:span text:style-name="T94">пунктов</text:span><text:span text:style-name="T90"> принадлежат к классу Х и 3% к классу </text:span><text:span text:style-name="T9">Y: </text:span><text:span text:style-name="T90">если все </text:span><text:span text:style-name="T94">пункты</text:span><text:span text:style-name="T90"> классифицируются как Х, точность будет равна 97%, но все предметы из класса </text:span><text:span text:style-name="T9">Y </text:span><text:span text:style-name="T90">будут ошибочно классифицированы), такая метрика не очень полезна.</text:span></text:p>
        </text:list-item>
        <text:list-item>
          <text:p text:style-name="P46"><text:span text:style-name="T89">Положительное прогнозируемое значение или Прогнозирование</text:span><text:span text:style-name="T97">: </text:span><text:span text:style-name="T8">TP / (TP + FP)</text:span><text:span text:style-name="T12">. </text:span><text:span text:style-name="T97">Соотношение </text:span><text:span text:style-name="T89">пунктов</text:span><text:span text:style-name="T97">, правильно классифицированных как Х, ко всем </text:span><text:span text:style-name="T89">пунктам</text:span><text:span text:style-name="T97">, классифицированным как Х.</text:span></text:p>
        </text:list-item>
        <text:list-item>
          <text:p text:style-name="P47"><text:span text:style-name="T97">Чувствительность или Отзыв или </text:span><text:span text:style-name="T10">True Positive Rate </text:span><text:span text:style-name="T98">или Вероятность обнаружения (</text:span><text:span text:style-name="T10">P</text:span><text:span text:style-name="T100">D</text:span><text:span text:style-name="T102">) </text:span><text:span text:style-name="T107">или </text:span><text:span text:style-name="T111">Скорость обнаружения (</text:span><text:span text:style-name="T104">Detection Rate)</text:span><text:span text:style-name="T107">: </text:span><text:span text:style-name="T104">TP / (TP + FN)</text:span><text:span text:style-name="T102">. </text:span><text:span text:style-name="T111">Соотношение элементов </text:span><text:span text:style-name="T106">(Ratio of items), </text:span><text:span text:style-name="T107">правильно классифицированных как Х, ко всем элементам, которые принадлежат классу Х.</text:span></text:p>
        </text:list-item>
        <text:list-item>
          <text:p text:style-name="P48"><text:span text:style-name="T111">О</text:span><text:span text:style-name="T110">трицательное прогнозируемое значение (</text:span><text:span text:style-name="T103">Negative Predictive Value) (NPV): TN / (TN + FN). </text:span><text:span text:style-name="T110">Соотношение элементов </text:span><text:span text:style-name="T103">(Ratio of items)</text:span><text:span text:style-name="T101">, </text:span><text:span text:style-name="T108">правильно классифицированных как отрицательные (не Х), ко всем элементам, классифицированных как не Х.</text:span></text:p>
        </text:list-item>
        <text:list-item>
          <text:p text:style-name="P49"><text:span text:style-name="T105">Specifity </text:span><text:span text:style-name="T109">или </text:span><text:span text:style-name="T105">TN Rate: TN / (TN + FP). </text:span><text:span text:style-name="T109">Соотношение элементов, правильно классифицированных как отрицательные (не Х), ко всем элементам, которые принадлежат не классу Х.</text:span></text:p>
        </text:list-item>
        <text:list-item>
          <text:p text:style-name="P49"><text:span text:style-name="T105">FAR or FP Rate or Fall-out: FP / (TN + FP). FAR = 1-Specifity. </text:span><text:span text:style-name="T109">Соотношение элементов, неправильно классифицированных как положительные (Х), ко всем элементам, которые принадлежат не классу Х.</text:span></text:p>
        </text:list-item>
      </text:list>
      <text:p text:style-name="P35"><text:soft-page-break/>In classification problems, there is a trade-off between Sensitivity and FAR (1-Specificity). This trade-off is illustrated by a Receiver Operating Characteristic (ROC) curve. ROC has FAR on the x-axis and Sensitivity on the y-axis. As the threshold for classification is changed, a different point on the ROC is chosen with different FAR and different Sensitivity. A higher FAR results in a higher Sensitivity and a lower FAR in a lower Sensitivity. The point on the ROC that provides a better classi- fication is application dependent. Often, FAR cannot be higher than a certain number, and this is how the final classifier is chosen. </text:p>
      <text:p text:style-name="P25"><text:span text:style-name="T113">Для многоклассовой задачи (классификация </text:span><text:span text:style-name="T128">по более чем двум классам </text:span><text:span text:style-name="T141">(into more than two classes)</text:span><text:span text:style-name="T152">) </text:span><text:span text:style-name="T114">обычно</text:span><text:span text:style-name="T141"> </text:span><text:span text:style-name="T114">используются следующие метрики:</text:span></text:p>
      <text:list xml:id="list384416104" text:style-name="L4">
        <text:list-item>
          <text:p text:style-name="P50"><text:span text:style-name="T138">Общая точность (</text:span><text:span text:style-name="T164">Overall accuracy)</text:span><text:span text:style-name="T151">: </text:span><text:span text:style-name="T115">Экземпляры классифицированы правильно, все экземпляры.</text:span></text:p>
        </text:list-item>
        <text:list-item>
          <text:p text:style-name="P51"><text:span text:style-name="T138">Уровень обнаружения класса (</text:span><text:span text:style-name="T164">Class detection rate)</text:span><text:span text:style-name="T112">: Экземпляры из полученного класса классифицированы правильно, все экземпляры из полученного класса.</text:span></text:p>
        </text:list-item>
        <text:list-item>
          <text:p text:style-name="P52"><text:span text:style-name="T138">Уровень класса </text:span><text:span text:style-name="T171">FAR</text:span><text:span text:style-name="T168"> </text:span><text:span text:style-name="T138">класса</text:span><text:span text:style-name="T168"> </text:span><text:span text:style-name="T171">FR </text:span><text:span text:style-name="T138">(</text:span><text:span text:style-name="T164">Class FAR or class FP rate)</text:span><text:span text:style-name="T151">: </text:span><text:span text:style-name="T112">Экземпляры из полученного класса классифицированы неправильно, все экземпляры не из данного файла.</text:span></text:p>
        </text:list-item>
      </text:list>
      <text:p text:style-name="P40"><text:span text:style-name="T112">Можно также вычислить </text:span><text:span text:style-name="T164">PPV </text:span><text:span text:style-name="T138">и </text:span><text:span text:style-name="T164">NPV </text:span><text:span text:style-name="T112">для каждого класса, но в работах, рассмотренных и описанных в секции </text:span><text:span text:style-name="T151">IV, </text:span><text:span text:style-name="T112">эти метрики не использовались.</text:span></text:p>
      <text:p text:style-name="P30"><text:span text:style-name="T112">Существует два типа метрик для методов обучения без учителя: внутренняя и внешняя. Внутренние метрики используются на данных, которые кластеризованы, и метки класса (потому что они неизвестны для алгоритма кластеризации) не используются для вычисления этих метрик.</text:span><text:span text:style-name="T115"> </text:span><text:span text:style-name="T112">Такие метрики как межкластреное расстояние (расстояние между двумя различными кластерами, могут быть между их центроидами (центры кластеров)), внутреннее расстояние (расстояние между членами одного и того же кластера, может </text:span><text:span text:style-name="T116">быть среднее расстояние между самыми дальними членами) и индекс </text:span><text:soft-page-break/><text:span text:style-name="T116">Данна (определяет </text:span><text:span text:style-name="T139">плотность (</text:span><text:span text:style-name="T165">dense)</text:span><text:span text:style-name="T139"> </text:span><text:span text:style-name="T116">и хорошо разделенные кластеры) часто используются.</text:span></text:p>
      <text:p text:style-name="P31"><text:span text:style-name="T169">В</text:span><text:span text:style-name="T168">нешние метрики работают с набором данных, для которого метки класса известны. Используемые метрики напоминают </text:span><text:span text:style-name="T171">метрики для обучения с учителем (</text:span><text:span text:style-name="T164">the supervised learning metrics). </text:span><text:span text:style-name="T170">Некоторые из работ, описанные в секции </text:span><text:span text:style-name="T153">IV, </text:span><text:span text:style-name="T170">используют </text:span><text:span text:style-name="T166">Class Detection Rate </text:span><text:span text:style-name="T172">и </text:span><text:span text:style-name="T166">the Class FAR. </text:span><text:span text:style-name="T170">Это означает, что хотя метод был разработан в стиле обучения без учителя, для тестовых данных были доступны метки, поэтому было возможно вычислить метрики классификации.</text:span></text:p>
      <text:p text:style-name="P36">Наборы данных по кибер-безопасности для машинного обучения и анализа данных</text:p>
      <text:p text:style-name="P32"><text:span text:style-name="T171">(</text:span><text:span text:style-name="T164">Cyber-Security data sets for ML and DM)</text:span></text:p>
      <text:p text:style-name="P41"><text:span text:style-name="T171">Для подходов машинного обучения и анализа данных, данные имеют большое значение. Потому что эти методы обучаются из доступных данных, </text:span><text:span text:style-name="T173">необходимо иметь представление о данных, которые они используют, чтобы понять, как разные авторы применяют различные алгоритмы машинного обучения и анализа данных. Этот раздел подробно описывает различные типы данных, используемые подходами машинного обучения и анализа данных — захват пакетов (</text:span><text:span text:style-name="T142">packet capture (pcap))</text:span><text:span text:style-name="T167">, </text:span><text:span text:style-name="T142">NetFlow </text:span><text:span text:style-name="T173">и другие сетевые данные. Поэтому, в разделе </text:span><text:span text:style-name="T167">IV, </text:span><text:span text:style-name="T173">в котором подробно описываются методы, цитируется только то, используются ли методы </text:span><text:span text:style-name="T167">pcap, NetFlow </text:span><text:span text:style-name="T173">или другие сетевые данные и не описывает эти данные подробно. Следующие подразделы охватывают детали низкоуровневого набора данных.</text:span></text:p>
      <text:p text:style-name="P33"><text:span text:style-name="T173">А. </text:span><text:span text:style-name="T174">Данные на уровне пакетов (</text:span><text:span text:style-name="T140">Packet-Level Data)</text:span></text:p>
      <text:p text:style-name="P26"><text:span text:style-name="T117">Существует </text:span><text:span text:style-name="T154">144 </text:span><text:span text:style-name="T178">IP</text:span><text:span text:style-name="T117">-адреса, перечисленных Инженерным советом интернета (</text:span><text:span text:style-name="T143">Internet Engineering Task Force <text:s/>(IETF)</text:span><text:span text:style-name="T154">), </text:span><text:span text:style-name="T117">которые включают такие широко используемые протоколы как </text:span><text:span text:style-name="T174">Transmission Control Protocol </text:span><text:span text:style-name="T129">(</text:span><text:span text:style-name="T143">TCP, </text:span><text:span text:style-name="T129">протокол управления передачей)</text:span><text:span text:style-name="T117">, </text:span><text:span text:style-name="T183">User Datagram Protocol (UDP, </text:span><text:span text:style-name="T129">протокол пользовательских датаграмм), Internet Control Message Protocol (</text:span><text:span text:style-name="T143">ICMP, </text:span><text:span text:style-name="T129">протокол межсетевых управляющих сообщений), </text:span><text:span text:style-name="T143">Internet Gateway </text:span><text:soft-page-break/><text:span text:style-name="T143">Management Protocol (IGMP, </text:span><text:span text:style-name="T130">протокол управления групповой передачей данных) </text:span><text:span text:style-name="T118">и т.л. Пользовательские программы, запускающие эти протоколы, генерируют пакетный сетевой трафик Интернета. Сетевые пакеты, принимаемые и передаваемые на физическом интерфейсе (например, </text:span><text:span text:style-name="T155">Ethernet-</text:span><text:span text:style-name="T118">порт) компьютера, могут быть захвачены с помощью специального интерфейса прикладного программирования </text:span><text:span text:style-name="T155">(</text:span><text:span text:style-name="T144">API</text:span><text:span text:style-name="T155">), </text:span><text:span text:style-name="T118">называемого </text:span><text:span text:style-name="T155">pcap. Lib</text:span><text:span text:style-name="T179">pcap </text:span><text:span text:style-name="T118">и </text:span><text:span text:style-name="T155">WinPCap </text:span><text:span text:style-name="T179">(</text:span><text:span text:style-name="T118">версии для </text:span><text:span text:style-name="T155">Unix </text:span><text:span text:style-name="T118">и </text:span><text:span text:style-name="T155">Windows, </text:span><text:span text:style-name="T118">соответственно) –</text:span><text:span text:style-name="T145"> </text:span><text:span text:style-name="T131">это библиотеки для перехвата пакетов для многих сетевых инструментов (</text:span><text:span text:style-name="T145">are the front-end packet capture software libraries for many network tools)</text:span><text:span text:style-name="T156">, </text:span><text:span text:style-name="T131">включающие анализаторы протоколов, пакетные снифферы, сетевые мониторы, сетевые СОВ и генераторы трафика (including protocol analyzers, packet sniffers, network monitors, network IDSs, and traffic generators)</text:span><text:span text:style-name="T119">. Несколько популярных программ, которые используют данные </text:span><text:span text:style-name="T156">pcap</text:span><text:span text:style-name="T180">: </text:span><text:span text:style-name="T156">tcpdump [14], Wireshark [15], Snort [16] </text:span><text:span text:style-name="T119">и </text:span><text:span text:style-name="T156">Nmap [17].</text:span></text:p>
      <text:p text:style-name="P27"><text:span text:style-name="T119">Н</text:span><text:span text:style-name="T120">а сетевом физическом уровне, </text:span><text:span text:style-name="T158">Ethernet</text:span><text:span text:style-name="T182">-</text:span><text:span text:style-name="T120">фрейм состоит из </text:span><text:span text:style-name="T121">заголовка <text:s/></text:span><text:span text:style-name="T157">Ethernet </text:span><text:span text:style-name="T121">(то есть адреса управления доступом к среде передачи (</text:span><text:span text:style-name="T175">Media Access Control, </text:span><text:span text:style-name="T132">МАС</text:span><text:span text:style-name="T121">)) и до 1500 байтов (максимальная единица передачи ((</text:span><text:span text:style-name="T132">Maximum Transmission Unit, </text:span><text:span text:style-name="T146">MTU</text:span><text:span text:style-name="T181">)) </text:span><text:span text:style-name="T121">полезной нагрузки. Эта полезная нагрузка содержит </text:span><text:span text:style-name="T157">IP</text:span><text:span text:style-name="T121">-пакет, который состоит из заголовка </text:span><text:span text:style-name="T157">IP </text:span><text:span text:style-name="T181">(</text:span><text:span text:style-name="T121">то есть транспортного уровня) и полезной нагрузки </text:span><text:span text:style-name="T157">IP. </text:span><text:span text:style-name="T121">Полезная нагрузка </text:span><text:span text:style-name="T157">IP </text:span><text:span text:style-name="T121">может содержать данные или другие инкапсулированные протоколы высокого уровня, такие как сетевая файловая система (</text:span><text:span text:style-name="T146">Network File System, NFS</text:span><text:span text:style-name="T157">), </text:span><text:span text:style-name="T146">Server Message Block </text:span><text:span text:style-name="T184">(SMB), </text:span><text:span text:style-name="T133">Протокол передачи гипертекста (Hypertext Transfer Protocol</text:span><text:span text:style-name="T122">, </text:span><text:span text:style-name="T147">HTTP), BitTorrent, </text:span><text:span text:style-name="T122">протокол почтового отделения (</text:span><text:span text:style-name="T147">Post Office Protocol, POP</text:span><text:span text:style-name="T159">) </text:span><text:span text:style-name="T122">версии 3, <text:s/>сетевая базовая система ввода/вывода (</text:span><text:span text:style-name="T133">Network Basic Input/Output System, </text:span><text:span text:style-name="T147">NetBIOS</text:span><text:span text:style-name="T159">), telnet </text:span><text:span text:style-name="T122">и простой протокол передачи данных (</text:span><text:span text:style-name="T133">Trivial File Transfer Protocol, </text:span><text:span text:style-name="T147">TFTP</text:span><text:span text:style-name="T159">).</text:span></text:p>
      <text:p text:style-name="P34"><text:span text:style-name="T168">Поскольку весь пакет захвачен интерфейсов </text:span><text:span text:style-name="T151">pcap, </text:span><text:span text:style-name="T168">признаки данных различаются в отношении протокола, который передает пакет. В таблице 2 </text:span><text:soft-page-break/><text:span text:style-name="T168">перечислены подмножества захваченных признаков для </text:span><text:span text:style-name="T151">TCP, UDP </text:span><text:span text:style-name="T168">и </text:span><text:span text:style-name="T151">ICMP. IP</text:span><text:span text:style-name="T177">-</text:span><text:span text:style-name="T168">адреса находятся в заголовке </text:span><text:span text:style-name="T151">IP, </text:span><text:span text:style-name="T168">которые обрабатываются на сетевом уровне.</text:span></text:p>
      <text:p text:style-name="P34"><text:span text:style-name="T151">B. </text:span><text:span text:style-name="T174">Данные </text:span><text:span text:style-name="T185">NetFlow</text:span></text:p>
      <text:p text:style-name="P28"><text:span text:style-name="T123">Первоначально, </text:span><text:span text:style-name="T160">NetFlow ,</text:span><text:span text:style-name="T123">был представлен как маршрутизатор от </text:span><text:span text:style-name="T160">Cisco. </text:span><text:span text:style-name="T123">Маршрутизатор <text:s/>или коммутатор обладает способность</text:span><text:span text:style-name="T124">ю</text:span><text:span text:style-name="T123"> собирать</text:span><text:span text:style-name="T125"> </text:span><text:span text:style-name="T161">IP</text:span><text:span text:style-name="T125">-трафик, по мере того, как он входит и выходит из интерфейса. </text:span><text:span text:style-name="T161">NetFlow </text:span><text:span text:style-name="T125">от </text:span><text:span text:style-name="T161">Cisco</text:span><text:span text:style-name="T123"> </text:span><text:span text:style-name="T125">версии 5 определяет сетевой поток как однонаправленную последовательность пакетов, </text:span><text:span text:style-name="T126">которые одинаково разделены на семь атрибутов: входной интерфейс, </text:span><text:span text:style-name="T162">IP-</text:span><text:span text:style-name="T126">адресс источника, </text:span><text:span text:style-name="T162">IP-</text:span><text:span text:style-name="T126">адрес получателя, протокол </text:span><text:span text:style-name="T162">IP, </text:span><text:span text:style-name="T126">порт источника, порт получателя и <text:s/>тип </text:span><text:span text:style-name="T162">о</text:span><text:span text:style-name="T126">бслуживания </text:span><text:span text:style-name="T162">IP. </text:span><text:span text:style-name="T126">Логическая архитектура </text:span><text:span text:style-name="T162">NetFlow </text:span><text:span text:style-name="T126">состоит из трех компонентов: </text:span><text:span text:style-name="T134">сенсор </text:span><text:span text:style-name="T148">NetFlow, </text:span><text:span text:style-name="T134">коллектор </text:span><text:span text:style-name="T148">NetFlow </text:span><text:span text:style-name="T134">и консоль анализатора (</text:span><text:span text:style-name="T176">a NetFlow Exporter, a NetFlow Collector, and an Analysis Console)</text:span><text:span text:style-name="T126">. На данные момент, существует 10 версий </text:span><text:span text:style-name="T162">NetFlow. </text:span><text:span text:style-name="T126">Версии </text:span><text:span text:style-name="T127">с 1 по 8 аналогичны, но начиная <text:s/>с 9 версии, </text:span><text:span text:style-name="T163">NetFlow </text:span><text:span text:style-name="T127">значительно отличается. Для версий с 1 по 8, набор признаков в таблице 3 <text:s/>представлен минимальный набор переменных данных </text:span><text:span text:style-name="T163">NetFlow </text:span><text:span text:style-name="T127">для однонаправленной последовательности пакетов (то есть потока).</text:span></text:p>
      <text:p text:style-name="P29"><text:span text:style-name="T127">Данные </text:span><text:span text:style-name="T163">NetFlow </text:span><text:span text:style-name="T127">включают в себя сжатую и предварительно обработанную версию </text:span><text:span text:style-name="T135">настоящих (</text:span><text:span text:style-name="T149">actual)</text:span><text:span text:style-name="T127"> сетевых пакетов. </text:span><text:span text:style-name="T186">The statistics are derived features and, based on certain parameters such as duration of window, number of packets, etc., set the NetFlow settings on the device.</text:span></text:p>
      <text:p text:style-name="P37"><text:span text:style-name="T171">C. </text:span><text:span text:style-name="T136">Открытые наборы данных </text:span><text:span text:style-name="T137">(</text:span><text:span text:style-name="T150">Public Data Sets)</text:span></text:p>
      <text:p text:style-name="P58"><text:span text:style-name="T192">Наборы данных </text:span><text:span text:style-name="T196">DARPA </text:span><text:span text:style-name="T197">1998 </text:span><text:span text:style-name="T193">и </text:span><text:span text:style-name="T197">DARPA 1999 [18], [19] </text:span><text:span text:style-name="T193">широко используются в экспериментах и часто цитируются в публикациях. Набор </text:span><text:span text:style-name="T197">DARPA 1998 </text:span><text:span text:style-name="T193">был создан </text:span><text:span text:style-name="T195">the Cyber Systems and Technology Group of the Massachusetts Institute of Technology Lincoln Laboratory (MIT/LL)</text:span><text:span text:style-name="T194">. Была построена симуляционная сеть и данные были скомпилированы на основе сетевых данных </text:span><text:span text:style-name="T198">TCP/IP, </text:span><text:span text:style-name="T194">данных журнала </text:span><text:span text:style-name="T198">Solaris Basic Security </text:span><text:span text:style-name="T194">и дампов файловой системы </text:span><text:span text:style-name="T198">Solaris </text:span><text:span text:style-name="T194">для пользователя и </text:span><text:span text:style-name="T198">root-</text:span><text:span text:style-name="T194">пользователя. Фактически собранный набор данных состоял из данных сети и операционной системы (ОС). </text:span><text:span text:style-name="T194">Данные были собраны в течение 9 недель, причем первые 7 были </text:span><text:soft-page-break/><text:span text:style-name="T194">назначены в качестве набора для обучения, а последние 2 - в качестве набора тестов. Моделирование атак было организовано </text:span><text:span text:style-name="T200">в течение недель обучения и тестирования. </text:span></text:p>
      <text:p text:style-name="P61"><text:span text:style-name="T201">Аналогично, набор данных DARPA 1999 был собран в общей сложности 5 недель, причем первые 3 были назначены в качестве набора для обучения, а последние 2 - в качестве набора тестов. Этот набор данных имел значительно больше типов атак, чем набор данных DARPA 1998. В обеих коллекциях наборы данных обрабатывались и </text:span><text:span text:style-name="T203">организовывались</text:span><text:span text:style-name="T201"> для использования в экспериментах. </text:span><text:span text:style-name="T202">Дампы</text:span><text:span text:style-name="T201"> и журналы TCP были объединены в один поток со многими столбцами.</text:span><text:span text:style-name="T204"> </text:span></text:p>
      <text:p text:style-name="P61"><text:span text:style-name="T206">Одним из наиболее широко используемых наборов данных является набор данных KDD 1999 [20], который был создан для </text:span><text:span text:style-name="T209">соревнования</text:span><text:span text:style-name="T206"> KDD </text:span><text:span text:style-name="T213">Cup</text:span><text:span text:style-name="T206"> в 1999 году. Набор данных основан на данных TCP/IP DARPA 1998 и имеет основные </text:span><text:span text:style-name="T218">признаки</text:span><text:span text:style-name="T206">, захваченные pcap. Дополнительные </text:span><text:span text:style-name="T207">признаки</text:span><text:span text:style-name="T206"> были получены путем анализа данных с помощью </text:span><text:span text:style-name="T207">временных и последовательных </text:span><text:span text:style-name="T206">окон. Набор данных имеет три компонента: базовые, контентные и трафик-</text:span><text:span text:style-name="T207">признаки</text:span><text:span text:style-name="T206">, что составляет в общей сложности 41 атрибут. Набор данных KDD 1999 аналогичен данным NetFlow, но имеет больше </text:span><text:span text:style-name="T207">полученных</text:span><text:span text:style-name="T206"> и подробных </text:span><text:span text:style-name="T207">признаков</text:span><text:span text:style-name="T206">, </text:span><text:span text:style-name="T208">поскольку имитировались атаки</text:span><text:span text:style-name="T206">. Полный список можно найти в таблице IV.</text:span> </text:p>
      <text:p text:style-name="P62"><text:span text:style-name="T206">Набор данных KDD 1999 (примерно </text:span><text:span text:style-name="T207">с</text:span><text:span text:style-name="T206"> 4 миллионами записей о нормальном и атакующем трафике) был всесторонне проанализирован </text:span><text:span text:style-name="T208">Tavallaee et al.</text:span><text:span text:style-name="T206"> [21], и </text:span><text:span text:style-name="T207">они</text:span><text:span text:style-name="T206"> обнаружили, что у него есть серьезные ограничения. Было отмечено несколько неотъемлемых проблем, таких как синтез сети и данных атаки (после выборки фактического трафика) из-за проблем с конфиденциальностью, неизвестного количества отброшенных пакетов, вызванных переполнением трафика, и </text:span><text:span text:style-name="T209">расплывчатых </text:span><text:span text:style-name="T210">(</text:span><text:span text:style-name="T215">vague)</text:span><text:span text:style-name="T206"> определений атаки. </text:span><text:span text:style-name="T208">Tavallaee et al.</text:span><text:span text:style-name="T206"> </text:span><text:span text:style-name="T219">т</text:span><text:span text:style-name="T206">акже проводили статистические оценки и свои собственные классификационные эксперименты. Они сообщили о большом количестве избыточных записей (78% в данных обучения и 75% в тестовых данных), вызывающих уклон. Кроме того, в классических экспериментах, проведенных группой, они отметили, что </text:span><text:soft-page-break/><text:span text:style-name="T206">случайным выбором подмножеств данных обучения и тестирования часто может быть достигнута очень высокая нереалистичная точность. Они предложили новый набор данных NSL-KDD, который состоит из выбранных записей полного набора данных KDD и не испытывает вышеупомянутых недостатков.</text:span> </text:p>
      <text:p text:style-name="P62"><text:span text:style-name="T206">Набор DARPA 1998 определяет четыре типа атак: отказ в обслуживании (DoS), пользовательский root (U2R), удаленный доступ к локальному (R2L) и зонд или сканирование. DoS-атака - попытка отказать целевым пользователям или сетевым ресурсам. Атака U2R предоставляет root-доступ злоумышленнику. Атака R2L предоставляет доступ локальной сети злоумышленнику. Атаки с помощью зонда или сканирования собирают информацию о сетевых ресурсах. DARPA 1999 добавила новый тип атаки, в котором злоумышленник пытается эксфильтровать специальные файлы, которые должны остаться на компьютере-жертве.</text:span> </text:p>
      <text:p text:style-name="P60"><text:span text:style-name="T223">Методы машинного обучения и анализа данных для </text:span><text:span text:style-name="T224">CYBER<text:line-break/>(</text:span><text:span text:style-name="T1">IV. ML AND DM METHODS FOR CYBER </text:span><text:span text:style-name="T224">)</text:span></text:p>
      <text:p text:style-name="P59"><text:span text:style-name="T189">В этом разделе описываются различные методы машинного обучения и анализа данных для кибербезопасности. Каждый метод описывается некоторыми деталями, и приводятся ссылки на цитируемые работы. Кроме того. Для каждого метода представлены две, три статьи с их приложениями к кибер-домену.</text:span></text:p>
      <text:p text:style-name="P90"><text:span text:style-name="T191">А. </text:span><text:span text:style-name="T190">Искусственная нейронная сеть</text:span></text:p>
      <text:p text:style-name="P64"><text:span text:style-name="T217">ANN вдохновлены мозгом и состоят из взаимосвязанных искусственных нейронов, способных к определенным вычислениям на их входах [22]. Входные данные активируют нейроны в первом слое сети, выход которых является входом во второй слой нейронов в сети. Аналогично, каждый уровень передает свой вывод на следующий уровень, а последний уровень выводит результат. Слои между входными и выходными слоями называются скрытыми слоями. Когда ANN используется как классификатор, выходной уровень генерирует окончательную классификационную категорию.</text:span><text:span text:style-name="T216"> </text:span></text:p>
      <text:p text:style-name="P64"><text:soft-page-break/><text:span text:style-name="T217">Классификаторы ANN основаны на персептроне [23] и были очень популярны до 1990-х годов, когда были изобретены SVM. По сравнению с выпуклой квадратичной оптимизацией, применяемой в SVM, ANN часто страдают от локальных минимумов и, таким образом, длительной работы во время обучения. В отличие от SVM, поскольку количество функций в ANN увеличивается, его время обучения увеличивается. С одним или несколькими скрытыми слоями ANN может генерировать нелинейные модели. Функция обратного распространения ANN позволяет моделировать логику EX-OR.</text:span><text:span text:style-name="T216"> </text:span></text:p>
      <text:p text:style-name="P64"><text:span text:style-name="T217">С развитием событий в этой области, такими как повторяющиеся, форвардные и сверточные NN, ANN снова становятся популярными и в то же время выигрывают множество призов в последних конкурсах распознавания образов (эти соревнования еще не связаны с обнаружением кибер-вторжений). Поскольку расширенные версии ANN требуют еще большей вычислительной мощности, они обычно реализуются на графических процессорах. </text:span></text:p>
      <text:p text:style-name="P64"><text:span text:style-name="T217">1) Обнаружение неправильного использования: Cannady [24] использовал ANN в качестве классификатора с несколькими категориями для обнаружения неправильного использования. Он использовал данные, созданные сетевым монитором RealSecureTM, который имеет сигнатуры атаки, встроенные в систему. Монитором было собрано десять тысяч событий, из которых 3000 - из симулированных атак. Атаки были имитированы программами Internet Scanner [25] и сатаны [26].</text:span></text:p>
      <text:p text:style-name="P64"><text:span text:style-name="T217">На этапе предварительной обработки данных были отобраны девять функций: идентификатор протокола (ID), порт источника, порт назначения, адрес источника, адрес назначения, тип ICMP, ICMP-код, необработанная длина данных и необработанные данные. Десять процентов данных были выбраны случайным образом для тестирования. Затем исследование использовало оставшиеся нормальные данные и данные о нападениях для обучения ANN, который изучил комбинированные подписи. В документе было выражено, что результаты были предварительными и сообщали о частоте ошибок при обучении и тестировании, которые были соответственно 0,058 и 0,070 </text:span><text:soft-page-break/><text:span text:style-name="T217">среднеквадратичных (RMS) ошибок. Хотя детали не были раскрыты, вывод ANN был числом от 0 до 1, представляющим каждую из двух категорий (атака и нормальная). Следовательно, среднеквадратичное значение 0,070 может быть примерно оценено как 93% точности для фазы тестирования. Каждый экземпляр пакета или данных был классифицирован как нормальная или атаковая группа. </text:span></text:p>
      <text:p text:style-name="P64"><text:span text:style-name="T217">2) Обнаружение аномалий и гибридное обнаружение: Липпманн и Каннингем [27] предложили систему, которая использует выбор ключевых слов и искусственные нейронные сети. Выбор ключевого слова выполнялся на транскриптах сеансов telnet, и статистика была рассчитана на количество раз, когда каждое ключевое слово (из предопределенного списка) произошло. Статистика ключевых слов представляет собой вход в нейронную сеть, которая обеспечивает оценку апостериорной вероятности атаки. Вторая нейронная сеть работает с экземплярами, отмеченными как атака, и пытается их классифицировать (т. Е. Предоставлять имя атаки). Обе нейронные сети состояли из многослойных персептронов без скрытых единиц. Система достигает 80% -ного обнаружения с примерно 1 ложным сигналом тревоги в день. Эта скорость ложной тревоги представляет собой улучшение на два порядка от базовой системы с той же точностью обнаружения.</text:span></text:p>
      <text:p text:style-name="P64"><text:span text:style-name="T206">Bivens et al. [28] описывают полную IDS, которая использует этап предварительной обработки, кластеризацию нормального трафика, нормализацию, этап подготовки ANN и этап принятия решения ANN. На первом этапе использовалась самоорганизующаяся карта (SOM), которая является типом неконтролируемого ANN, для изучения обычных моделей трафика с течением времени, таких как обычно используемые номера портов TCP / IP. Таким образом, первая стадия квантовала входные признаки на бункеры, которые затем подавались на второй этап, многослойный перцептрон (MLP) ANN. Параметры сети MLP, такие как количество узлов и слоев, были определены SOM первой ступени. Как только обучение MLP было завершено, оно начало предсказывать вторжения. Система может быть перезапущена для </text:span><text:soft-page-break/><text:span text:style-name="T206">нового ЗВОЛ, чтобы изучить новый шаблон трафика и новый класс классификации MLP для обучения. В исследовании использовались данные TCP / IP из задачи DARPA 1999 [18], [19], где набор данных состоял из данных сетевого уровня пакета. В отличие от предыдущего исследования Cannady [24], которое классифицировало данные каждого уровня пакета отдельно, эта система использовала окна времени для обнаружения и классификации группы пакетов. Таким образом, система смогла обнаружить типы атаки более длительной продолжительности. Поскольку входные данные были низкоуровневыми сетевыми пакетными данными (в отличие от данных NetFlow), степень детализации высокая, а полученные прогнозы все еще соответствуют короткой длительности. Bivens et al. [28] сообщили, что успешно прогнозируют 100% нормального поведения. Их общий подход является многообещающим, хотя некоторые атаки не были полностью предсказаны, а FAR для некоторых атак достиг 76%.</text:span> </text:p>
      <text:p text:style-name="P91">В. Ассоциативные правила и нечеткие ассоциативные правила</text:p>
      <text:p text:style-name="P67"><text:span text:style-name="T205">Целью создания правила ассоциации является обнаружение ранее неизвестных правил ассоциации из данных. Правило ассоциации описывает взаимосвязь между различными атрибутами: IF (A AND B) THEN C. Это правило описывает отношение, которое, когда присутствуют A и B, также присутствует C. В правилах ассоциации есть метрики, которые указывают, как часто данная связь возникает в данных. Поддержка - это предварительная вероятность (из A, B и C), а доверие - условная вероятность C, заданная A и B. Составление правил ассоциации было введено Agrawal et al. [29] как способ обнаружить интересные совпадения в данных супермаркетов. Он находит частые наборы элементов (т. Е. Комбинации предметов, которые были приобретены вместе по крайней мере в N транзакциях в базе данных), а также из наборов частых элементов, таких как {X, Y}, генерирует правила ассоциации формы: X → Y И / или Y → X.</text:span> </text:p>
      <text:p text:style-name="P67"><text:span text:style-name="T205">Простой пример правила ассоциации, относящегося к предметам, которые люди покупают вместе: </text:span></text:p>
      <text:p text:style-name="P66"><text:soft-page-break/><text:span text:style-name="T205">IF (Хлеб И масло) → Молоко (1) </text:span></text:p>
      <text:p text:style-name="P67"><text:span text:style-name="T205">В этом правиле говорится, что если человек покупает хлеб и масло, они также покупают молоко.</text:span> </text:p>
      <text:p text:style-name="P67"><text:span text:style-name="T205">Ограничение традиционной разработки правил ассоциации заключается в том, что она работает только с двоичными данными [то есть элемент был либо куплен в транзакции (1), либо нет (0)]. Во многих реальных приложениях данные являются либо категориальными (например, имя IP, тип вмешательства в общественное здравоохранение), либо количественные (например, продолжительность, количество неудачных логинов, температура). Для числовых и категориальных атрибутов логические правила неудовлетворительны. Расширение, которое может обрабатывать численные и категориальные переменные, называется «Правило правил нечеткой ассоциации» [30].</text:span> </text:p>
      <text:p text:style-name="P67"><text:span text:style-name="T205">Правила нечеткой ассоциации имеют вид: IF (X есть A) → (Y is B) (2) где X и Y - переменные, а A и B - нечеткие множества, характеризующие X и Y соответственно. Простым примером правила нечеткой ассоциации для медицинского применения может быть следующее: </text:span></text:p>
      <text:p text:style-name="P68"><text:span text:style-name="T205">IF (температура - </text:span><text:span text:style-name="T208">сильная лихорадка</text:span><text:span text:style-name="T205">) И (кожа </text:span><text:span text:style-name="T208">желтоватая</text:span><text:span text:style-name="T205">) И (потеря аппетита </text:span><text:span text:style-name="T208">глубокая</text:span><text:span text:style-name="T205">) → (</text:span><text:span text:style-name="T208">Острый</text:span><text:span text:style-name="T205"> гепатит) </text:span></text:p>
      <text:p text:style-name="P67"><text:span text:style-name="T205">В правиле говорится, что если человек Имеет сильную лихорадку, желтоватую кожу и глубокую потерю аппетита, тогда у человека острое гепатит. Сильная лихорадка, желтоватая, глубокая и острое - это функции членства в переменных Температура, Кожа, Потеря аппетита и Гепатит, соответственно. В качестве примера функций нечеткого членства функции принадлежности для переменной Temperature показаны на </text:span><text:span text:style-name="T208">рисунке 2.</text:span><text:span text:style-name="T51"> </text:span></text:p>
      <text:p text:style-name="P67"><text:span text:style-name="T211">Согласно определению на диаграмме, человек с температурой 100 ° F имеет нормальную температуру с членским значением 0,2 и имеет лихорадку с членским значением 0,78. Использование функций нечеткого членства позволяет рассуждать с использованием лингвистических терминов. Эти лингвистические термины для температуры тела человека являются низкими, </text:span><text:soft-page-break/><text:span text:style-name="T211">нормальными, лихорадкой, сильной лихорадкой и гипотермией. Более подробную информацию о нечеткой логике и функциях нечеткого членства можно найти в [31].</text:span><text:span text:style-name="T51"> </text:span></text:p>
      <text:p text:style-name="P67"><text:span text:style-name="T211">1) Обнаружение неправильного использования: исследование Брахми [32] является хорошим примером правил ассоциации, применяемых к набору данных DARPA 1998, чтобы фиксировать отношения между параметрами TCP / IP и типами атак. В правилах антецеденты извлекаются из набора данных DARPA 1998, а последующие - типами атак. В этой работе объясняется многомерное правило правил ассоциации, в котором есть несколько предшествующих правил, таких как (IF (service AND src_port AND dst_port AND num_conn) THEN attack_type), что является примером четырехмерного правила. Работа включает в себя поиск правил с высокой поддержкой и высокой уверенностью. Наилучшая производительность достигается с использованием шестимерных правил с коэффициентами обнаружения 99%, 95%, 75%, 87% для типов атаки DoS, Probe или Scan, U2R и R2L, соответственно. Эксперименты не выполнялись с более высокими измерениями из-за вычислительных затрат. Одним из основных преимуществ разработки правил ассоциации является то, что обнаруженные правила ясно объясняют отношения. Этот подход является перспективным для создания сигнатур атаки.</text:span></text:p>
      <text:p text:style-name="P67"><text:span text:style-name="T211">Zhengbing et al. [33] предложил новый алгоритм, основанный на априорном алгоритме Подписи [34] для поиска новых сигнатур атак из существующих сигнатур атак. Они сравнивали время обработки своего алгоритма с временем подписи и обнаружили, что их алгоритм имеет более короткое время обработки, а разница в времени обработки увеличивается с увеличением размера базы данных. Вклад этой статьи - описание нового метода поиска новых сигнатур атаки из существующих. Такой алгоритм может быть использован для получения новых сигнатур для включения в системы обнаружения неправильного использования, такие как Snort [16].</text:span><text:span text:style-name="T51"> </text:span></text:p>
      <text:p text:style-name="P67"><text:span text:style-name="T211">2) Обнаружение аномалий и гибридное обнаружение: среда NETMINE [35] выполняет обработку потока данных, анализ уточнения (путем сбора правил </text:span><text:soft-page-break/><text:span text:style-name="T211">ассоциации из данных трафика) и классификации правил. Сбор данных выполняется одновременно с онлайн-анализом потока. Пакеты трафика захватываются инструментами захвата сети, разработанными в Politecnico di Torino [36], работающими на базовой линии сети кампуса. Данные захвачены данными NetFlow с такими атрибутами, как адрес источника, адрес назначения, порт назначения, порт источника и размер потока (в байтах).</text:span></text:p>
      <text:p text:style-name="P67"><text:span text:style-name="T211">NETMINE выполняет обобщенное извлечение правил ассоциации для обнаружения аномалий и идентификации повторяющихся шаблонов. Индивидуальные правила объединения (например, для одного конкретного IP-адреса) могут быть слишком подробными и иметь очень низкую поддержку. Обобщенные правила ассоциации (например, для трафика подсети) позволяют повысить уровень абстракции, на котором представлены корреляции. Выделение обобщенных правил выполняется новым алгоритмом Genio [37], который более эффективен, чем предыдущие подходы к обобщенным правилам добычи. Процесс извлечения обобщенного процесса ассоциации не предназначен для выполнения в режиме реального времени во время сбора данных. Однако некоторые эксперименты показывают возможность подхода к соответствующим частотам обновления скользящего окна.</text:span><text:span text:style-name="T51"> </text:span></text:p>
      <text:p text:style-name="P67"><text:span text:style-name="T211">Классификация правил организует правила в соответствии с их семантической интерпретацией. Определены три основных класса правил: </text:span></text:p>
      <text:list xml:id="list3502247541" text:style-name="L5">
        <text:list-item>
          <text:p text:style-name="P53"><text:span text:style-name="T211">Правила потока трафика связаны с адресами источника и получателя. </text:span></text:p>
        </text:list-item>
        <text:list-item>
          <text:p text:style-name="P53"><text:span text:style-name="T211">Предоставляемые правила услуг состоят из порта назначения (то есть службы) и адреса получателя (то есть поставщика услуг).</text:span><text:span text:style-name="T51"> </text:span></text:p>
        </text:list-item>
        <text:list-item>
          <text:p text:style-name="P53"><text:span text:style-name="T211">Правила использования службы имеют порт назначения и адрес источника (т. Е. Пользователь услуги).</text:span><text:span text:style-name="T51"> </text:span></text:p>
        </text:list-item>
      </text:list>
      <text:p text:style-name="P67"><text:span text:style-name="T211">Выделенные правила призваны помочь сетевому аналитику быстро определить шаблоны, которые заслуживают дальнейшего изучения. Автоматическая классификация отсутствует в нормальных и аномальных категориях.</text:span><text:span text:style-name="T51"> </text:span></text:p>
      <text:p text:style-name="P67"><text:soft-page-break/><text:span text:style-name="T211">Работа Таджибаха и др. [38] использовал набор данных KDD 1999 для выполнения Mining Rule Mining для обнаружения общих шаблонов отношений. В исследовании использовалась исправленная версия набора KDD (см. Раздел III) с примерно 300 000 экземпляров. Они использовали кластерный подход для определения функций нечеткого членства атрибутов, утверждая, что он работает лучше, чем подходы, основанные на гистограмме. Для уменьшения позиций (согласно статье, имеется 189 различных элементов: 31 числовые атрибуты с 3 значениями составляют 93 элемента и 10 номинальных атрибутов с общим количеством 96), в исследовании использовался метод гиперграничных ассоциаций. Например, набор элементов {a, b} считается гиперреберным, если средняя уверенность в правилах (a → b и b → a) больше порога. В работе используются пороговые значения в 98% для сокращения гиперграницы ассоциации и 50% для уверенности. Показатели обнаружения аномалий сообщаются на 100% с коэффициентом 13% FP. Производительность быстро снижается по мере снижения скорости FP. В документе также говорится о преимуществах подхода «Правительственный подход к ассоциации», например, о человеческих правилах, упрощении обработки символических (номинальных) атрибутов и эффективной классификации на больших наборах данных.</text:span><text:span text:style-name="T51"> </text:span></text:p>
      <text:p text:style-name="P67"><text:span text:style-name="T211">Интеграция нечеткой логики с частотными эпизодами была предпринята Ло и Бриджесом [39], чтобы найти эпизоды нечеткой частоты, которые представляют частые нечеткие последовательности в данных. Фьюзификация (т. Е. Квантование данных с перекрывающимися ячейками) помогает обрабатывать числовые переменные и объяснять переменные анализу кибербезопасности. Частотные эпизоды определяются порогом, заданным пользователем. Эффективно, общий подход подобен последовательности добычи. В эксперименте использовались данные, собранные tcpdump с сервера в университетском городке. Основные функции из данных содержат флаги TCP и номера портов, и они квантуются нечеткой логикой. Моделирование вторжений проводилось по специальным программам. В исследовании сообщается об измерениях сходства между наборами данных обучения и </text:span><text:soft-page-break/><text:span text:style-name="T211">тестирования. Наибольшее зарегистрированное сходство составляет 0,82. Хотя в работе не сообщалось о показателях эффективности, общий подход является многообещающим, тем самым расширяя и улучшая предыдущие подходы в литературе.</text:span><text:span text:style-name="T51"> </text:span></text:p>
      <text:p text:style-name="P91">С. Байесовск<text:span text:style-name="T23">ая</text:span> сеть (<text:span text:style-name="T1">Bayesian Network)</text:span></text:p>
      <text:p text:style-name="P65"><text:span text:style-name="T212">Байесовская сеть представляет собой вероятностную графическую модель, которая представляет переменные и отношения между ними [40], [41]. Сеть построена с узлами как дискретные или непрерывные случайные переменные и направленные ребрами как отношения между ними, устанавливая направленный ациклический граф. Ребенок-узлы зависят от родителей. Каждый узел поддерживает состояния случайной величины </text:span><text:span text:style-name="T220">и</text:span><text:span text:style-name="T212"> </text:span><text:span text:style-name="T220">форму</text:span><text:span text:style-name="T212"> </text:span><text:span text:style-name="T220">условной</text:span><text:span text:style-name="T212"> </text:span><text:span text:style-name="T220">вероятности</text:span><text:span text:style-name="T212">. Байесовские сети создаются с использованием экспертных знаний или с использованием эффективных алгоритмов, которые выполняют вывод.</text:span><text:span text:style-name="T1"> </text:span></text:p>
      <text:p text:style-name="P57"><text:span text:style-name="T221">На рисунке 3 приведен пример байесовской сети для обнаружения сигнатур атаки.</text:span><text:span text:style-name="T187"> </text:span><text:span text:style-name="T222">Каждое состояние (или сетевая переменная) может быть входом в другие состояния с определенным набором значений состояния. Например, состояние протокола может выбирать значения из доступных номеров протоколов. Каждое из значений состояния, которое может перейти из состояния в другое состояние, имеет связанную вероятность, и сумма этих вероятностей будет содержать до 1, представляющую весь набор значений состояния. В зависимости от приложения сеть может использоваться для объяснения взаимодействия между переменными или для вычисления вероятного результата для целевого состояния (например, предупреждения или доступа к файлам) с использованием входных состояний.</text:span><text:span text:style-name="T188"> </text:span></text:p>
      <text:p text:style-name="P63"><text:span text:style-name="T214">Таблицы вероятности могут быть рассчитаны из имеющихся данных обучения. Вывод ненаблюдаемых переменных, изучение параметров и изучение структуры являются одними из основных задач обучения байесовских сетей.</text:span><text:span text:style-name="T4"> </text:span></text:p>
      <text:p text:style-name="P63"><text:span text:style-name="T214">1) Обнаружение неправильного использования: В общем случае обнаружение аномалии может считаться реактивным, потому что система реагирует на вход, когда ввод является неожиданным. И наоборот, в проблеме </text:span><text:soft-page-break/><text:span text:style-name="T214">обнаружения неправильного использования система является активной, потому что сигнатуры, извлеченные из ввода, постоянно проверяются на список шаблонов атаки. Взятие проактивного подхода, как и при обнаружении неправильного использования, требует классификации сетевых потоков. В своей работе Livadas et al. [42] сравнили несколько методов, применяемых к проблеме DoS. Их работа пыталась разрешить трафик ботнета в отфильтрованном трафике интернет-ретрансляции (IRC), следовательно, определяя существование ботнета и его происхождение. В исследовании использовались данные уровня TCP, собранные из 18 мест в беспроводной кампусной сети Дартмутского университета в течение 4 месяцев. Для создания сетевых потоков или данных NetFlow используются TCP (на основе IRC бот-сети не используются UDP или ICMP). Фильтрующий слой используется для извлечения данных IRC из всех сетевых данных.</text:span></text:p>
      <text:p text:style-name="P63"><text:span text:style-name="T214">Поскольку основную истину трудно получить, в исследовании использовались определенные аспекты коммуникации IRC для маркировки данных с помощью ярлыков класса IRC. Для маркировки генерируемых данных IRC-ботнета еще сложнее, поэтому в исследовании используются смоделированные данные для экспериментов. Производительность байесовской сети оценивается с точностью 93% с коэффициентом FP ​​1,39%. Остальные два классификатора, дерево решений Naive Bayes и C4.5, достигают точности 97%. Тем не менее, их ставки FP выше - 1,47% и 8,05% соответственно.</text:span><text:span text:style-name="T4"> </text:span></text:p>
      <text:p text:style-name="P57"><text:span text:style-name="T221">В другом исследовании Jemili et al. [43] предложил схему IDS с использованием байесовских сетевых классификаторов. В работе использовались девять характеристик данных KDD 1999 в сети вывода.</text:span><text:span text:style-name="T187"> </text:span><text:span text:style-name="T221">На этапе обнаружения аномалий решение о нормальном или атаке принимается модулем вывода дерева соединений с показателем 88% и 89% по нормальным и атакам соответственно. На следующем этапе типы атак были распознаны из данных, помеченных как данные атаки модулем обнаружения аномалий. Показатели 89%, 99%, 21%, 7% и 66% сообщаются для DoS, Probe или Scan, R2L, U2R и других классов соответственно. Исследование показывает, что </text:span><text:soft-page-break/><text:span text:style-name="T221">низкая производительность категорий R2L и U2R обусловлена тем, что количество учебных случаев намного ниже, чем для других категорий.</text:span><text:span text:style-name="T187"> </text:span></text:p>
      <text:p text:style-name="P63"><text:span text:style-name="T214">2) Обнаружение аномалий и гибридное обнаружение. Когда вычислительная платформа получает пакеты TCP / IP, сетевой стек базовой ОС обрабатывает эти пакеты. Сетевой стек генерирует различные журналы и вызовы ядра системы, и в конечном итоге пакетные данные обрабатываются на уровне приложения, вызываемом ядром. Kruegel et al. [44] использовали байесовскую сеть для классификации событий во время открытых и исполнительных вызовов ОС. Набор данных DARPA 1999 используется для возбуждения ядра ОС по TCP / IP-пакетам. Затем сравнивается набор атрибутов, основанных на этих системных вызовах, таких как длина строки аргумента аргумента системы и распределение и распределение символов, с использованием теста Pearson. Кроме того, в строке системных вызовов выполняется поиск структуры строки по отношению к грамматике (синтаксису команды) и токенам. Эти функции используются в байесовской сети для расчета вероятности нормального состояния или состояния аномалии. Поскольку пороговое значение обнаружения используется для управления FAR, система является гибкой и может выполнять самонастройки против слишком большого количества ложных тревог; 75% точность, 0,2% FAR и 100% точность и 0,1% FAR достигаются с использованием разных пороговых значений.</text:span></text:p>
      <text:p text:style-name="P63"><text:span text:style-name="T214">Определение сложных атак часто требует соблюдения аномалий и корреляций между ними, чтобы выявить сценарии или планы нападений. Для достижения этой цели была изучена корреляция тревог, чтобы уменьшить объем предупреждений, генерируемых системой. Кластеризация, методы сходства или экспертные знания используются для корреляции аномалий, а затем раскрывают сложные шаблоны сценариев атаки.</text:span><text:span text:style-name="T4"> </text:span></text:p>
      <text:p text:style-name="P69"><text:span text:style-name="T13">Детектор вторжений DoS, который использует байесовскую сеть, описан Benferhat et al. [45]. Существует только один родительский узел, представляющий скрытую переменную (т. Е. Class - {normal, anomaly}), а наблюдаемые переменные являются дочерними узлами. Предполагается, что </text:span><text:soft-page-break/><text:span text:style-name="T13">дочерние узлы статистически независимы. Основная цель этого подхода - выполнять коррекцию опоры с использованием исторических данных с минимальным использованием экспертных знаний. В экспериментах используется набор данных DARPA 2000. Для каждой цели вторжения построена сеть. Установки исследования имеют два разных сценария, извлеченных из набора данных DARPA; Система обнаружила один из сценариев успешно, но не обнаружила другого. К сожалению, в исследовании не сообщается никаких количественных результатов.</text:span></text:p>
      <text:p text:style-name="P94">D. <text:span text:style-name="T23">Кластеризация (</text:span><text:span text:style-name="T1">Clustering)</text:span></text:p>
      <text:p text:style-name="P70"><text:span text:style-name="T1">Кластеризация [46] - это набор методов поиска паттернов в высокоразмерных немаркированных данных. Это неконтролируемый подход к обнаружению шаблонов, в котором данные группируются вместе на основе измерения сходства. Основным преимуществом кластеризации для обнаружения вторжений является то, что он может учиться на основе данных аудита, не требуя от системного администратора предоставления явных описаний различных классов атак.</text:span></text:p>
      <text:p text:style-name="P70"><text:span text:style-name="T1">Существует несколько подходов к кластеризации входных данных. В моделях подключения (например, иерархическая кластеризация) точки данных группируются по расстояниям между ними. В центроидных моделях (например, k-средствах) каждый кластер представлен его средним вектором. В моделях распределения (например, алгоритм максимизации ожиданий) предполагается, что группы согласуются с статистическим распределением. Модели плотности группируют данные как плотные и связанные области (например, пространственная кластеризация приложений с шумом на основе плотности (DBSCAN)). Наконец, графические модели (например, клика) определяют каждый кластер как набор подключенных узлов (точек данных), где каждый узел имеет ребро по меньшей мере для одного другого узла в наборе.</text:span></text:p>
      <text:p text:style-name="P70"><text:span text:style-name="T1">Алгоритм обучения на основе экземпляров (также называемый ленивым обучением), k-NN, является другим популярным методом ML, где классификация точки определяется ближайшими соседями этой точки данных. </text:span><text:soft-page-break/><text:span text:style-name="T1">Пример такого подхода для кибера описан в [47]. Определение категории точки осуществляет мажоритарное голосование, что может быть недостатком, если распределение классов искажено. Поскольку высокоразмерные данные отрицательно влияют на k-NN-методы (т. Е. Проклятие размерности), почти всегда требуется сокращение функции. Также считается, что выбор порядка соседства или порядка в наборе данных имеет большое влияние. К преимуществам k-NN относится его простота и отсутствие параметрических допущений (кроме числа k).</text:span></text:p>
      <text:p text:style-name="P70"><text:span text:style-name="T1">В теории графов коэффициент кластеризации представляет собой сродство узлов, которые близки друг к другу [48]. Некоторые типы данных, такие как социальные сети, имеют высокие коэффициенты кластеризации. Глобальный коэффициент кластеризации определяется как отношение числа замкнутых триплетов к числу связанных триплетов вершин. Локальный коэффициент кластеризации узла определяется как отношение числа подграфов с тремя ребрами и тремя вершинами, которые являются частью числа троек, которые узел является частью [49]. Коэффициент находится между 0 и 1, 0 - один узел, а 1 - каждый сосед, подключенный к узлу.</text:span></text:p>
      <text:p text:style-name="P70"><text:span text:style-name="T1">1) Обнаружение неправильного использования: в литературе существует меньше применений методов кластеризации для обнаружения неправильного использования, чем для обнаружения аномалий. Однако, как показано в одном из исследований [50], генерация сигнатур в реальном времени детектором аномалий может быть важным активом. Для создания кластеров нормального и вредоносного сетевого трафика используется схема кластеризации на основе плотности, называемая Simple Logfile Clustering Tool (SLCT). Чтобы различать нормальный и аномальный трафик, в исследовании использовался параметр M, чтобы установить процент фиксированных функций, которые содержит кластер. Фиксированная функция для кластера соответствует постоянному значению для этой функции. Исследование определяет как плотную одну область значения признаков, которые по крайней мере в N процентах экземпляров. Это, по существу, значение поддержки одного антецедента, одного из показателей, </text:span><text:soft-page-break/><text:span text:style-name="T1">которые использует использование правил ассоциации. Таким образом, когда M равно нулю, все данные кластеризованы, а когда M имеет высокое значение, в идеале остаются только вредоносные кластеры. Например, установив значение M на 97%, исследование обнаруживает 98% данных атаки с 15% FAR. Метод может обнаруживать ранее невидимые (новые или ноль-дневные) атаки. После этапа кластеризации с указанными параметрами все кластеры рассматриваются как атаки, которые обрабатывают кластерные центроиды в качестве подписи.</text:span></text:p>
      <text:p text:style-name="P70"><text:span text:style-name="T1">Система состоит из двух схем кластеризации: первая используется для обнаружения нормальной или атаки (как описано выше), а вторая используется контролируемым образом для определения обычного трафика. Разница между ними заключается в изменении настройки параметров, практически с двумя схемами кластеризации для обнаружения нормального и аномального трафика параллельно. Выход этого этапа переходит к модулю на основе правил для извлечения подписей, которые будут использоваться либо системой, либо специалистами в области кибербезопасности. Одна из новинок в этом исследовании заключается в том, что каждый аномальный кластерный центр рассматривается как сигнатура, подлежащая отфильтровыванию системой (например, после ежечасного или ежедневного обновления сигнатур системой).</text:span></text:p>
      <text:p text:style-name="P70">В исследовании использовался набор данных KDD в нескольких экспериментах. Наборы данных были подготовлены с процентами атаки 0%, 1%, 5%, 10%, 25%, 50% и 80%. В дополнение к точности использовались показатели производительности, такие как целостность кластера. Исследование показало, что их эффективность составляет 70% -80% -ный показатель обнаружения ранее неизвестных атак. Результаты впечатляют, особенно учитывая тот факт, что система не имела никаких предварительных знаний об атаках или атаках в наборе данных KDD.</text:p>
      <text:p text:style-name="P70">2) Обнаружение аномалий и гибридное обнаружение. В своем исследовании Blowers and Williams [51] использовали метод кластеризации DBSCAN для группировки нормальных и аномальных сетевых пакетов. Набор данных KDD предварительно обрабатывается для выбора функций с <text:soft-page-break/>использованием корреляционного анализа. Хотя фактический FAR не сообщается, в исследовании используется порог метода кластеризации для управления FAR системы. При предварительной обработке данных устанавливается 10% -ная атака на коэффициент отсутствия атаки. Сообщаемая производительность составляет 98% для обнаружения атаки или без атаки. Это очень высокое значение для аномального детектора, основанного на кластеризации, выше, чем в большинстве исследований в литературе. В целом, исследование представляет собой хороший пример обобщения применения методов ML для кибер-операций.</text:p>
      <text:p text:style-name="P71">Sequeira и Zaki [52] захватили 500 сеансов с длинным потоком команд от девяти пользователей в Университете Пердью. Данные командного уровня (команды оболочки) использовались для определения того, является ли пользователь обычным пользователем или злоумышленником. Командный поток каждого пользователя в сеансе анализировался в токенах и впоследствии представлялся в виде последовательности токенов. Sequeira и Zaki пытались использовать несколько подходов, включающих последовательности, такие как последовательности сходства и алгоритмы согласования последовательностей. Один из перспективных подходов был основан на самой длинной общей метрике подпоследовательности.</text:p>
      <text:p text:style-name="P71">Команда, взятая у девяти пользователей, предполагает, что данные малы, возможно, из-за требований к обработке. Неясно, сколько команд содержит типичный сеанс, но есть хорошая вероятность, что он намного длиннее максимальной длины последовательности, которую исследование выбрало как 20. Исследование показало, что его производительность составляет 80% точности с 15% FAR как Успешный результат. Sequeira и Zaki [52] относятся к предыдущим исследованиям, которые использовали один и тот же набор данных и достигли 74% с 28% FAR и указывают на улучшение. Также может быть хорошей идеей использовать журналы сервера DARPA или KDD для сравнения.</text:p>
      <text:p text:style-name="P102">E. <text:span text:style-name="T23">Деревья решений (</text:span>Decision Trees)</text:p>
      <text:p text:style-name="P75"><text:soft-page-break/>Дерево решений - это древовидная структура, у которой есть листья, которые представляют собой классификации и ветви, которые, в свою очередь, представляют собой конъюнкции функций, которые приводят к этим классификациям. Пример обозначается (классифицируется) путем тестирования его признаков (атрибутов) на узлах дерева решений. Наиболее известные методы автоматического построения деревьев решений - это алгоритмы ID3 [53] и C4.5 [54]. Оба алгоритма строят деревья решений из набора данных обучения, используя концепцию информационной энтропии. При построении дерева решений на каждом узле дерева C4.5 выбирает атрибут данных, который наиболее эффективно разбивает его набор примеров на подмножества. Критерием расщепления является нормализованный коэффициент усиления информации (разница в энтропии). Для принятия решения выбирается атрибут с самым высоким нормированным коэффициентом усиления информации. Затем алгоритм C4.5 выполняет рекурсию на меньших подмножествах, пока все учебные примеры не будут классифицированы.</text:p>
      <text:p text:style-name="P75">Преимущества деревьев решений - это интуитивное знание, высокая точность классификации и простая реализация. Основным недостатком является то, что для данных, включающих категориальные переменные с различным количеством уровней, значения усиления информации смещены в пользу функций с большим количеством уровней. Дерево решений построено путем максимизации коэффициента усиления информации при каждом разделении переменных, что приводит к естественному ранжированию переменных или выбору функций. Маленькие деревья (например, изображенные на рисунке 4) имеют интуитивное выражение знания для экспертов в данном домене, потому что легко извлекать правила из этих деревьев, просто изучая их. Для более глубоких и более широких деревьев гораздо труднее извлечь правила и, следовательно, чем больше дерево, тем менее интуитивно понятны его знания. Меньшие деревья получают из более крупных путем обрезки. Большие деревья часто имеют высокую точность классификации, но не очень хорошие возможности обобщения. Обрезая <text:soft-page-break/>большие деревья, получают более мелкие деревья, которые часто имеют лучшие возможности обобщения (они избегают чрезмерной установки). Алгоритмы построения дерева решений (например, C4.5) относительно просты, чем более сложные алгоритмы, такие как SVM. Таким образом, они также имеют более простую реализацию.</text:p>
      <text:p text:style-name="P75">1) Обнаружение неправильного использования: большинство систем обнаружения злоупотреблений выполняют обнаружение путем сравнения каждого входа со всеми правилами (сигнатурами). Snort [16], известный инструмент с открытым исходным кодом, следует подходу, основанному на подписи. В Snort каждая подпись имеет однострочное описание. Процесс сопоставления между входными данными и сигнатурами обычно медленный (особенно когда число подписей велико) и поэтому неэффективно для использования в интерфейсе.</text:p>
      <text:p text:style-name="P75">Крюгель и Тот [55] заменили механизм обнаружения злоупотреблений Snort деревьями решений. Сначала они выполнили кластеризацию правил, используемых Snort 2.0, а затем вывели дерево решений с использованием варианта алгоритма ID3. Кластеризация правил минимизирует количество сравнений, необходимых для определения того, какие правила запускаются с помощью заданных входных данных. Дерево решений выбирает наиболее отличительные особенности набора правил, что позволяет проводить параллельную оценку каждой функции. Это дает производительность намного превосходящую производительность Snort.</text:p>
      <text:p text:style-name="P75">Предложенный метод был применен к файлам tcpdump из 10 дней тестовых данных, полученных MIT / LL для оценки обнаружения вторжений DARPA 1999 года. Для этого набора данных сравнивалась скорость работы Snort и техника дерева решений. Фактическое увеличение производительности значительно варьируется в зависимости от типа трафика; Максимальное ускорение составило 105%, в среднем 40,3% и минимум 5%. Эксперименты проводились также путем увеличения количества правил от 150 до 1581 <text:soft-page-break/>(полный набор, используемый Snort 2.0). С увеличением количества правил ускорение метода дерева решений над Snort 2.0 еще более выражено.</text:p>
      <text:p text:style-name="P75">Это исследование показало, что методы кластеризации в сочетании с деревьями решений могут существенно сократить время обработки системы обнаружения злоупотреблений, возможно, позволяя им эффективно использоваться в передней части.</text:p>
      <text:p text:style-name="P75">2) Обнаружение аномалий и гибридное обнаружение: EXPOSURE [56], [57] - это система, которая использует широкомасштабные пассивные методы анализа доменных имен (DNS) для обнаружения доменов, которые вовлечены в злонамеренную деятельность. Система состоит из пяти основных компонентов: сборщика данных, компонента атрибуции атрибутов, коллектора вредоносных и доброкачественных доменов, модуля обучения и классификатора. Классификатор построен по дереву решений дерева Weka J48, который представляет собой реализацию алгоритма C4.5, способного генерировать обрезанные или необработанные деревья решений. Эксперимент показал, что минимальная ошибка была достигнута, когда все функции были объединены, и поэтому все 15 функций использовались деревом решений.</text:p>
      <text:p text:style-name="P75">Используемые данные состоят из данных DNS, собранных за 2,5 месяца (100 миллиардов DNS-запросов, что привело к 4,8 миллионам отдельных доменных имен). Исследование изучило несколько тысяч вредоносных и доброкачественных доменов и использовало их для создания обучающего набора. Вредоносные домены были получены из www.malwaredomains.com, списка блоков Zeus, Anubis и т. Д. Первоначальный список вредоносных доменов состоит из 3500 доменов. Доброкачественные домены были из списка 1000 лучших доменов Alexa.</text:p>
      <text:p text:style-name="P75">Экспериментируя с разными значениями длин периодов, исследование определило, что оптимальный период начального обучения для системы составил 7 дней. После этого начального обучения классификатор переучивался каждый день. Результаты значительно варьируются в зависимости от набора <text:soft-page-break/>данных. В целом, используя десятикратную перекрестную проверку, точность обнаружения вредоносных доменов составила 98,5%, а FAR – 0,9%.</text:p>
      <text:p text:style-name="P75">Были проведены дополнительные эксперименты, чтобы определить, может ли метод обнаруживать вредоносные домены, отсутствовавшие в обучающем наборе. В первом эксперименте среди 50 случайно выбранных доменов из списка из 17 686 доменов классификатор обнаружил, что три доброкачественных домена являются злонамеренными (6% FP rate). Во втором эксперименте исследование автоматически перекрестно проверяет вредоносные и подозрительные домены, идентифицированные классификатором, с использованием инструментов оценки веб-сайтов, таких как McAfee Site Advisor, Google Safe Browsing и Norton Safe Web. Для выявленных вредоносных доменов ставка FP составляла 7,9%. В третьем эксперименте EXPOSURE классифицировал 100 миллионов DNS-запросов в течение 2-недельного периода, обнаружил 3117 новых вредоносных доменов (ранее не известных системе и не используемых в обучении), и за это время не генерировал никаких FP.</text:p>
      <text:p text:style-name="P75">Экспериментальные результаты показывают, что точность и FAR EXPOSURE являются удовлетворительными и что ЭКСПОЗИЦИЯ полезна при автоматической идентификации разнообразной категории вредоносных доменов (например, серверы управления и управления ботнетом, сайты фишинга, хосты мошенников). Важным достижением является способность EXPOSURE обнаруживать большое количество ранее неизвестных вредоносных доменов из DNS-трафика.</text:p>
      <text:p text:style-name="P102">F. Ensemble Learning </text:p>
      <text:p text:style-name="P76">В общем, контролируемые алгоритмы обучения ищут пространство гипотезы для определения правильной гипотезы, которая будет давать хорошие прогнозы для данной проблемы. Хотя могут существовать хорошие гипотезы, может быть трудно найти их. Методы ансамбля объединяют множество гипотез, надеясь сформировать лучшую, чем лучшая гипотеза. Часто методы ансамбля используют несколько слабых учеников для создания сильного ученика [58].</text:p>
      <text:p text:style-name="P76"><text:soft-page-break/>Слабый ученик - это тот, который последовательно генерирует лучшие прогнозы, чем случайные. Один из алгоритмов ансамбля использует усиление для обучения нескольким слабым алгоритмам обучения и объединения (т. Е. Суммирования) их взвешенных результатов. Adaptive Boosting (AdaBoost) [59] - один из наиболее популярных алгоритмов, используемых для уменьшения проблемы, связанной с ML. Ускорение можно рассматривать как линейную регрессию, в которой функции данных являются вкладом слабого ученика h (например, прямая линия, делящая входные точки данных на две категории в пространстве), а выход повышения - это взвешенное суммирование этих h функции. Long и Servedio [60] критиковали повышение, предлагая, что ненулевая доля данных с мечеными метками может привести к сбою в сбое полностью и привести к ROC 0,5 (что эквивалентно случайной догадки).</text:p>
      <text:p text:style-name="P76">Багаж (агрегация бутстрапов) - это метод улучшения общности предсказательной модели для уменьшения переуплотнения. Он основан на методе усреднения модели и, как известно, улучшает производительность кластеризации 1-ближайшего соседства. Классификатор Random Forest [61] - метод ML, который объединяет деревья принятия решений и обучение в ансамбле. Лес состоит из многих деревьев, которые используют случайно выбранные данные (атрибуты) в качестве их вклада. Процесс генерации леса создает коллекцию деревьев с регулируемой дисперсией. Полученный прогноз может быть решен путем голосования по большинству голосов или взвешенного голосования.</text:p>
      <text:p text:style-name="P76">Случайные леса имеют ряд преимуществ: низкое количество параметров управления и модели; Устойчивость к перенасыщению; Нет необходимости в выборе функций, поскольку они могут использовать большое количество потенциальных атрибутов. Одним из важных преимуществ Random Forest является то, что дисперсия модели уменьшается по мере увеличения количества деревьев в лесу, тогда как смещение остается неизменным. Случайные леса также имеют некоторые недостатки, такие как низкая интерпретация модели, <text:soft-page-break/>потеря производительности из-за коррелированных переменных и зависимость от случайного генератора реализации.</text:p>
      <text:p text:style-name="P76">1) Обнаружение неправильного использования: Zhang et al. [62] подходят к проблеме обнаружения неправильного использования, используя модуль обнаружения выбросов на переднем конце своей системы. Если ввод классифицирован как ненормальный сетевой трафик, данные далее классифицируются как принадлежащие к одной из категорий атак набора данных KDD 1999. В исследовании представлено полное системное решение, включающее детектор выбросов, сигнатур прогнозирования на основе сигнатур и базу данных шаблонов. База данных аномалий также используется для хранения шаблонов, помеченных как аномалия либо пользователем (вручную), либо системой (автоматически) с использованием предварительно помеченных данных. Параметры случайного леса определяются и оптимизируются путем использования разных значений для сбалансированного набора тренировок. Исследование создало сбалансированный набор данных путем репликации наименее встречающихся экземпляров атаки, которые могут считаться неправильным подходом. Не существует стадии проверки, которая не рекомендуется, поскольку параметры системы определяются данными из набора тренировок, что уменьшает обобщение модели. Тем не менее, общий подход является обоснованным, поскольку он успешно использует полезные свойства Random Forests.</text:p>
      <text:p text:style-name="P76">Исследование сгруппировало набор данных с атаками (DoS, Probe или Scan) и атаками меньшинства (U2R и R2L). Сообщаемая производительность при обнаружении неправильного использования составила 1,92% ошибки в исходном наборе и 0,05% на сбалансированном наборе с 0,01% и 0% FAR соответственно. Исследование также сгруппировало атаки DoS и Probe или Scan на четыре уровня атаки (1%, 2%, 5% и 10%), которые представляют собой процент данных атаки в наборе тестов. Точность, достигнутая для этих четырех уровней атаки, составляет 95%, 93%, 90% и 87%, соответственно, с постоянной 1% FAR. Обнаружение меньшинства (U2R и R2L) сообщается как 65% с 1% <text:soft-page-break/>FAR. Реализация достаточно быстро, чтобы использоваться в качестве онлайн-решения.</text:p>
      <text:p text:style-name="P76">В другом исследовании [63] использовался случайный лес для обнаружения неправильного использования в том же наборе данных KDD 1999, что и Zhang et al. [62]. Основное различие заключается в том, что в модуле предварительной обработки происходит этап нормализации. Это исследование сравнивает эффективность случайных лесов с гауссовским максимальным вероисповеданием, Naïve Bayes и классификаторами дерева решений. Точность, о которой сообщалось для Random Forest, составляет 97%, 76%, 5% и 35% для DoS, Probe или Scan, R2L и U2R, соответственно.</text:p>
      <text:p text:style-name="P76">Антрон из трех ANN (см. Подраздел A, один SVM (см. Подраздел L) и один многовариантный адаптивный регрессионный сплайн (MARS) [64] используется Mukkamala et al. [65] для обнаружения вторжений. Первый ANN является упругим Обратное распространение NN, второе - масштабированный сопряженный градиент ANN, а третий - одношаговый секущий алгоритм ANN. Мажоритарное голосование используется для объединения результатов пяти классификаторов.</text:p>
      <text:p text:style-name="P76">Используемые данные являются подмножеством набора данных DARPA 1998. Это подмножество состоит из 80% атак и 20% от обычных данных. Показатели 99,71%, 99,85%, 99,97%, 76% и 100% представлены для категорий Normal, Probe или Scan, DoS, U2R и R2L соответственно. Метод ансамбля превосходит точность отдельных классификаторов, входящих в ансамбль. Точность четырех классов находится в диапазоне 99%; Только точность в классе U2R намного ниже на 76%.</text:p>
      <text:p text:style-name="P76">2) Обнаружение аномалий и гибридное обнаружение: система DISCLOSURE by Bilge et al. [66] выполняет обнаружение бот-сети Command and Control (C &amp; C) с использованием Random Forests. Он использует данные NetFlow, которые легко доступны, но включает только совокупные метаданные, связанные с продолжительностью потока и количеством переданных пакетов, а не полной загрузкой пакетов. Функции, основанные на потоке, извлекаются из <text:soft-page-break/>данных (например, размер потока, шаблоны доступа клиентов, временные функции). В их статье нет данных о том, сколько деревьев использовалось в классификаторе случайного леса или сколько атрибутов использовалось деревьями в среднем. РАСКРЫТИЕ было протестировано в двух сетях реального мира и достигнуто значение True Positive (обнаружение) 65%, а ложная положительная ставка – 1%.</text:p>
      <text:p text:style-name="P76">Применение случайных лесов для обнаружения аномалий описано Zhang et al. [62], где детектор аномалии (outlier) использовался для подачи второго классификатора угроз. В сущности, метод гибридный, используя два классификатора Random Forest - один для обнаружения аномалий, а другой для обнаружения неправильного использования. Производительность обнаружения выброса составила 95% точности с 1% FAR. В исследовании показано, как детектор аномалий может быть реализован с использованием меры близости (т. Е. Расстояния между двумя экземплярами, вычисленными из леса) в случайном лесу. Он использовался как приблизительная мера суммы квадратов близости между деревьями и категориями.</text:p>
      <text:p text:style-name="P95">G. <text:span text:style-name="T23">Эволюционные вычисления (</text:span><text:span text:style-name="T1">Evolutionary Computation)</text:span></text:p>
      <text:p text:style-name="P92"><text:span text:style-name="T1">Термин эволюционн</text:span><text:span text:style-name="T43">ые</text:span><text:span text:style-name="T1"> вычислени</text:span><text:span text:style-name="T43">я</text:span><text:span text:style-name="T1"> </text:span><text:span text:style-name="T23">включает</text:span><text:span text:style-name="T1"> в </text:span><text:span text:style-name="T23">себя</text:span><text:span text:style-name="T1"> </text:span><text:span text:style-name="T43">г</text:span><text:span text:style-name="T1">енетические алгоритмы (</text:span><text:span text:style-name="T16">Genetic Algorithms, </text:span><text:span text:style-name="T1">GA) [67], генетическое программирование (</text:span><text:span text:style-name="T16">Genetic Programming, </text:span><text:span text:style-name="T1">GP) [68], стратегии эволюции [69], оптимизацию роевых частиц [70], оптимизацию колоний муравьев [71] и искусственные иммунные системы [72]. В этом подразделе основное внимание уделяется двум наиболее широко используемым эволюционным вычислительным</text:span><text:span text:style-name="T43"> методам</text:span><text:span text:style-name="T1"> - GA и GP. Они оба основаны на принципах выживания наиболее приспособленных. Они работают на популяции </text:span><text:span text:style-name="T43">особей</text:span><text:span text:style-name="T1"> (хромосом), которые развиваются, </text:span><text:span text:style-name="T43">ис</text:span><text:span text:style-name="T1">польз</text:span><text:span text:style-name="T43">уя</text:span><text:span text:style-name="T1"> определенны</text:span><text:span text:style-name="T43">е</text:span><text:span text:style-name="T1"> оператор</text:span><text:span text:style-name="T43">ы</text:span><text:span text:style-name="T1">. Основными операторами являются </text:span><text:span text:style-name="T45">отбор</text:span><text:span text:style-name="T1">, </text:span><text:span text:style-name="T45">скрещивание</text:span><text:span text:style-name="T1"> и мутация. </text:span><text:span text:style-name="T23">Обычно </text:span><text:span text:style-name="T1">они </text:span><text:span text:style-name="T23">начинаются</text:span><text:span text:style-name="T1"> с</text:span><text:span text:style-name="T43">о</text:span><text:span text:style-name="T1"> </text:span><text:span text:style-name="T23">случайно</text:span><text:span text:style-name="T1"> сгенерированно</text:span><text:span text:style-name="T43">й</text:span><text:span text:style-name="T1"> </text:span><text:span text:style-name="T43">популяции</text:span><text:span text:style-name="T1">. Для каждо</text:span><text:span text:style-name="T43">й</text:span><text:span text:style-name="T1"> </text:span><text:span text:style-name="T43">особи</text:span><text:span text:style-name="T1"> </text:span><text:span text:style-name="T23">из</text:span><text:span text:style-name="T1"> </text:span><text:span text:style-name="T43">популяции</text:span><text:span text:style-name="T1"> </text:span><text:span text:style-name="T23">вычисляется</text:span><text:span text:style-name="T1"> </text:span><text:span text:style-name="T23">значение</text:span><text:span text:style-name="T1"> </text:span><text:span text:style-name="T23">пригодности</text:span><text:span text:style-name="T1">, </text:span><text:span text:style-name="T23">которое</text:span><text:span text:style-name="T1"> </text:span><text:span text:style-name="T23">показывает</text:span><text:span text:style-name="T1">, </text:span><text:span text:style-name="T23">насколько</text:span><text:span text:style-name="T1"> </text:span><text:span text:style-name="T23">хорошо</text:span><text:span text:style-name="T1"> данн</text:span><text:span text:style-name="T44">ая</text:span><text:span text:style-name="T1"> </text:span><text:span text:style-name="T44">особь</text:span><text:span text:style-name="T1"> </text:span><text:span text:style-name="T44">решает проблему</text:span><text:span text:style-name="T1">. </text:span><text:span text:style-name="T44">Особи</text:span><text:span text:style-name="T1"> с </text:span><text:span text:style-name="T23">более</text:span><text:span text:style-name="T1"> </text:span><text:span text:style-name="T23">высокой</text:span><text:span text:style-name="T1"> </text:span><text:span text:style-name="T44">пригодность</text:span><text:span text:style-name="T1">ю </text:span><text:span text:style-name="T23">имеют</text:span><text:span text:style-name="T1"> </text:span><text:span text:style-name="T23">более</text:span><text:span text:style-name="T1"> </text:span><text:span text:style-name="T23">высокую</text:span><text:span text:style-name="T1"> </text:span><text:soft-page-break/><text:span text:style-name="T23">вероятность</text:span><text:span text:style-name="T1"> быть </text:span><text:span text:style-name="T44">выбранными</text:span><text:span text:style-name="T1"> в </text:span><text:span text:style-name="T44">родительский пул</text:span><text:span text:style-name="T1"> и, </text:span><text:span text:style-name="T23">таким</text:span><text:span text:style-name="T1"> </text:span><text:span text:style-name="T23">образом</text:span><text:span text:style-name="T1">, </text:span><text:span text:style-name="T23">способны</text:span><text:span text:style-name="T1"> </text:span><text:span text:style-name="T45">размножаться</text:span><text:span text:style-name="T1">. </text:span><text:span text:style-name="T45">Две</text:span><text:span text:style-name="T23"> </text:span><text:span text:style-name="T44">особи</text:span><text:span text:style-name="T1"> </text:span><text:span text:style-name="T23">из</text:span><text:span text:style-name="T1"> </text:span><text:span text:style-name="T44">родительского</text:span><text:span text:style-name="T1"> </text:span><text:span text:style-name="T23">пула</text:span><text:span text:style-name="T1"> могут </text:span><text:span text:style-name="T44">выполнить</text:span><text:span text:style-name="T1"> </text:span><text:span text:style-name="T44">скре</text:span><text:span text:style-name="T45">щ</text:span><text:span text:style-name="T44">ивание</text:span><text:span text:style-name="T1"> (т.</text:span><text:span text:style-name="T44">е.</text:span><text:span text:style-name="T1"> </text:span><text:span text:style-name="T44">о</text:span><text:span text:style-name="T1">бмен</text:span><text:span text:style-name="T45">яться</text:span><text:span text:style-name="T1"> </text:span><text:span text:style-name="T45">генетическим</text:span><text:span text:style-name="T1"> </text:span><text:span text:style-name="T45">материалом</text:span><text:span text:style-name="T1"> </text:span><text:span text:style-name="T23">между</text:span><text:span text:style-name="T1"> </text:span><text:span text:style-name="T23">ними</text:span><text:span text:style-name="T1">), и </text:span><text:span text:style-name="T45">каждая</text:span><text:span text:style-name="T1"> </text:span><text:span text:style-name="T23">из</text:span><text:span text:style-name="T1"> </text:span><text:span text:style-name="T23">них</text:span><text:span text:style-name="T1"> </text:span><text:span text:style-name="T23">также</text:span><text:span text:style-name="T1"> </text:span><text:span text:style-name="T23">может</text:span><text:span text:style-name="T1"> </text:span><text:span text:style-name="T45">подвергнуться</text:span><text:span text:style-name="T1"> </text:span><text:span text:style-name="T23">мутации</text:span><text:span text:style-name="T1">, </text:span><text:span text:style-name="T45">которая</text:span><text:span text:style-name="T1"> </text:span><text:span text:style-name="T23">является</text:span><text:span text:style-name="T1"> </text:span><text:span text:style-name="T23">случайным</text:span><text:span text:style-name="T1"> </text:span><text:span text:style-name="T23">изменением</text:span><text:span text:style-name="T1"> </text:span><text:span text:style-name="T23">генетического</text:span><text:span text:style-name="T1"> </text:span><text:span text:style-name="T23">материала</text:span><text:span text:style-name="T1"> </text:span><text:span text:style-name="T23">индивидуума.</text:span><text:span text:style-name="T1"> </text:span><text:span text:style-name="T44">Особи</text:span><text:span text:style-name="T1"> с </text:span><text:span text:style-name="T44">наивысшей пригодностью</text:span><text:span text:style-name="T1"> </text:span><text:span text:style-name="T45">копируются</text:span><text:span text:style-name="T1"> в </text:span><text:span text:style-name="T23">следующее</text:span><text:span text:style-name="T1"> </text:span><text:span text:style-name="T23">поколение.</text:span></text:p>
      <text:p text:style-name="P93"><text:span text:style-name="T1">Основное </text:span><text:span text:style-name="T23">различие</text:span><text:span text:style-name="T1"> </text:span><text:span text:style-name="T23">между</text:span><text:span text:style-name="T1"> GA и GP </text:span><text:span text:style-name="T23">заключается</text:span><text:span text:style-name="T1"> в </text:span><text:span text:style-name="T23">том</text:span><text:span text:style-name="T1">, как </text:span><text:span text:style-name="T45">особи</text:span><text:span text:style-name="T1"> </text:span><text:span text:style-name="T23">представлены.</text:span><text:span text:style-name="T1"> В GA они </text:span><text:span text:style-name="T23">представлены</text:span><text:span text:style-name="T1"> как </text:span><text:span text:style-name="T23">битовые</text:span><text:span text:style-name="T1"> </text:span><text:span text:style-name="T23">строки</text:span><text:span text:style-name="T1">, </text:span><text:span text:style-name="T23">а</text:span><text:span text:style-name="T1"> </text:span><text:span text:style-name="T23">операции</text:span><text:span text:style-name="T1"> </text:span><text:span text:style-name="T45">скрещивания</text:span><text:span text:style-name="T1"> и </text:span><text:span text:style-name="T23">мутации</text:span><text:span text:style-name="T1"> </text:span><text:span text:style-name="T23">очень</text:span><text:span text:style-name="T1"> </text:span><text:span text:style-name="T23">просты.</text:span><text:span text:style-name="T1"> В GP </text:span><text:span text:style-name="T45">особи</text:span><text:span text:style-name="T1"> </text:span><text:span text:style-name="T23">представляют</text:span><text:span text:style-name="T1"> </text:span><text:span text:style-name="T23">программы</text:span><text:span text:style-name="T1"> и, </text:span><text:span text:style-name="T23">следовательно</text:span><text:span text:style-name="T1">, </text:span><text:span text:style-name="T23">представляют</text:span><text:span text:style-name="T1"> </text:span><text:span text:style-name="T23">деревья</text:span><text:span text:style-name="T1"> с </text:span><text:span text:style-name="T23">операторами</text:span><text:span text:style-name="T1">, </text:span><text:span text:style-name="T23">такие</text:span><text:span text:style-name="T1"> как </text:span><text:span text:style-name="T47">плюс</text:span><text:span text:style-name="T1">, </text:span><text:span text:style-name="T47">минус</text:span><text:span text:style-name="T1">, </text:span><text:span text:style-name="T15">умножени</text:span><text:span text:style-name="T48">е</text:span><text:span text:style-name="T1">, </text:span><text:span text:style-name="T15">делени</text:span><text:span text:style-name="T48">е</text:span><text:span text:style-name="T1">, </text:span><text:span text:style-name="T48">ИЛИ</text:span><text:span text:style-name="T1">, </text:span><text:span text:style-name="T48">И</text:span><text:span text:style-name="T1">, </text:span><text:span text:style-name="T48">НЕ,</text:span><text:span text:style-name="T1"> </text:span><text:span text:style-name="T23">или</text:span><text:span text:style-name="T1"> </text:span><text:span text:style-name="T23">даже</text:span><text:span text:style-name="T1"> </text:span><text:span text:style-name="T23">программирующие</text:span><text:span text:style-name="T1"> </text:span><text:span text:style-name="T23">блоки</text:span><text:span text:style-name="T1">, </text:span><text:span text:style-name="T23">такие</text:span><text:span text:style-name="T1"> как, </text:span><text:span text:style-name="T48">ЕСЛИ...ТОГДА</text:span><text:span text:style-name="T1">, </text:span><text:span text:style-name="T47">цикл</text:span><text:span text:style-name="T1"> и т.</text:span><text:span text:style-name="T45">д</text:span><text:span text:style-name="T1">. В GP операторы </text:span><text:span text:style-name="T46">скрещивания</text:span><text:span text:style-name="T1"> и мутации </text:span><text:span text:style-name="T46">г</text:span><text:span text:style-name="T1">ораздо сложнее, </text:span><text:span text:style-name="T16">тем</text:span><text:span text:style-name="T1"> те, которые используются в GA.</text:span></text:p>
      <text:p text:style-name="P72"><text:span text:style-name="T1">1) </text:span><text:span text:style-name="T50">Обнаружение злоупотреблений</text:span><text:span text:style-name="T1">: </text:span><text:span text:style-name="T17">Li</text:span><text:span text:style-name="T1"> [73] разработал метод, который использует GA для </text:span><text:span text:style-name="T50">разработки</text:span><text:span text:style-name="T1"> правил обнаружения </text:span><text:span text:style-name="T50">злоупотребле</text:span><text:span text:style-name="T1">ния. Использовался набор данных обнаружения вторжений DARPA. Хромосома GA предназначена для размещения IP-адреса </text:span><text:span text:style-name="T50">источника</text:span><text:span text:style-name="T1">, IP-адреса получателя, номера порта источника, номера порта </text:span><text:span text:style-name="T50">получателя</text:span><text:span text:style-name="T1">, продолжительности соединения, протокола, количества байтов, </text:span><text:span text:style-name="T50">переданных</text:span><text:span text:style-name="T1"> отправителем и ответчиком, и состояния соединения. В функции пригодности соглашение по определенным частям хромосомы (например, IP-адрес назначения) взвешивается выше, чем у других (например, тип протокола). Традиционные операторы кроссовера и мутации применяются к людям из населения. Методы Niching используются для нахождения нескольких локальных максимумов (потому что требуется множество правил, а не только один). Лучшие разработанные правила становятся частью базы правил для обнаружения вторжений. Хотя статья Ли описывает интересную технику и показывает некоторые правила, разработанные системой, то, что отсутствует, несмотря на данные статьи 181, является точность правила, установленного в тестовых данных.</text:span></text:p>
      <text:p text:style-name="P72"><text:soft-page-break/><text:span text:style-name="T1">Abraham et al. [74] использовать GP для разработки простых программ для классификации атак. Три метода GP, используемые в экспериментах, представляют собой линейное генетическое программирование (LGP), программирование с несколькими выражениями (MEP) и программирование экспрессии генов (GEP). В рамках этой программы в качестве набора функций использовались +, -, *, /, sin, cos, sqrt, ln, lg, log2, min, max и abs. Различные подмножества функций используются различными методами ГП. Использовался набор данных обнаружения вторжений DARPA 1998. Набор данных содержит 24 типа атаки, которые можно разделить на четыре основные категории: DoS, несанкционированный доступ с удаленного компьютера (R2L), несанкционированный доступ к локальному суперпользователю (U2R), а также наблюдение и другое зондирование (пробник или сканирование). FAR варьируется от 0% до 5,7% в зависимости от используемого метода и типа атаки.</text:span></text:p>
      <text:p text:style-name="P72"><text:span text:style-name="T1">Hansen et al. [75] использовал GP с гомологичным кроссовером для разработки программ, осуществляющих обнаружение вторжений. Гомологичный кроссовер - это специальный оператор кроссовера, призванный уменьшить тенденцию развития программ, которые все больше возрастают с увеличением числа поколений. Использовалось подмножество данных KDD 1999, в котором было задействовано 30 000 экземпляров для обучения и 10 000 для тестирования. Наборы данных для обучения и тестирования были выбраны таким образом, что они имеют одинаковые пропорции атак каждого типа, как полный набор данных. Их точность варьировалась от 66,7% до 100% в зависимости от типа атаки (самая низкая для U2R и самая высокая для DoS). Специфичность (таблица V) варьировалась от 99,56% до 100%, что означает, что FAR очень низок. GP с гомологичными результатами кроссовера также сравниваются с результатами победителя Кубка KDD 1999, и они лучше. Однако это сравнение может быть недействительным, поскольку результаты в этом документе предназначены только для выбранного тестового набора в 10 </text:span><text:soft-page-break/><text:span text:style-name="T1">000 подписей, а результаты для победителя Кубка KDD могли быть для другого набора тестовых данных.</text:span></text:p>
      <text:p text:style-name="P72"><text:span text:style-name="T1">2) Обнаружение аномалий и гибридное обнаружение: Хан [76] использует GA для разработки правил обнаружения вторжений. Использовались два подмножества, каждый из 10 000 экземпляров из набора данных KDD 1999: один для обучения и один для тестирования. Для большого количества атрибутов в этих данных восемь были выбраны с использованием Основного анализа компонентов [77]. Было использовано население в 10 человек, и для классификации данных было использовано только одно правило из конечной популяции для классификации данных на два класса: нормальное и атакующее. Удивительно, что результаты, полученные в наборе тестовых данных, на самом деле лучше, чем результаты, полученные в наборе данных обучения. В точности и FARS является 93,45% (10,8% ВСР) и 94,19% (2,75% ВСР) для нормальных и атак классов, соответственно.</text:span></text:p>
      <text:p text:style-name="P72"><text:span text:style-name="T1">Лу и Траоре [78] представили подход эволюции правил, основанный на GP для обнаружения известных и новых атак в сети. Исходная совокупность правил была выбрана на основе базовых знаний известных атак, и каждое правило может быть представлено как дерево разбора. ГП развивает эти первоначальные правила, чтобы генерировать новые правила, используя четыре генетических оператора: воспроизведение, кроссовер, мутацию и оператор условия сброса. Оператор условия сброса случайным образом выбирает одно условие в правиле, и тогда это условие больше не рассматривается в правиле, тем самым предотвращая все более усложняющиеся программы с количеством поколений. Используемая функция пригодности основывалась на поддержке и уверенности в правиле (см. Подраздел 1). В документе используется подмножество данных обнаружения вторжений DARPA. Набор данных обучения состоит из записей соединения за 1 день (т. Е. 10 000 записей соединений) с восемью типами атаки. Набор данных тестирования состоит из записей соединения за один день с 10 типами атак (два типа атаки новы). В практической оценке база правил вместо единого правила используется для </text:span><text:soft-page-break/><text:span text:style-name="T1">проверки производительности IDS. Выполняются десять тысяч трасс GP, и сообщаются средние результаты. Среднее значение FAR составляет 0,41%, а среднее значение PD составляет 0,5714. ROC показывает PD около 100%, когда FAR находится в диапазоне от 1,4% до 1,8%. Однако, когда FAR близок к 0%, PD составляет лишь около 40%. ПД находится в широком диапазоне от 40% до 100%, потому что количество правил в базе правил различно для каждого прогона. Результаты сообщаются по данным, которые содержат новые атаки, а также известные атаки. В отличие от многих других документов, в которых приводятся только лучшие результаты, Лу и Траоре включают средние результаты. Их наилучшие результаты, с PD около 100% и FAR находятся в диапазоне от 1,4% до 1,8%.</text:span></text:p>
      <text:p text:style-name="P96"><text:span text:style-name="T1">H. </text:span><text:span text:style-name="T23">Скрытые марковские модели </text:span><text:span text:style-name="T1">(Hidden Markov Models)</text:span></text:p>
      <text:p text:style-name="P73"><text:span text:style-name="T1">Марковские цепи и скрытые марковские модели (HMM) относятся к категории марковских моделей. Цепочка Маркова [79] представляет собой совокупность состояний, взаимосвязанных по вероятности перехода, которые определяют топологию модели. HMM [80] является статистической моделью, в которой модель, моделируемая, считается марковским процессом с неизвестными параметрами. Основная задача состоит в том, чтобы определить скрытые параметры из наблюдаемых параметров. Состояние HMM представляет собой ненаблюдаемые условия, моделируемые. Имея разные распределения вероятности выхода в каждом состоянии и позволяя системе изменять состояния во времени, модель может представлять нестационарные последовательности.</text:span></text:p>
      <text:p text:style-name="P73">Пример HMM для обнаружения вторжений хоста показан на рисунке 5 [81]. В этом примере каждый хост моделируется четырьмя состояниями: хорошим, пробитым, атакованным и компромиссным. Край от одного узла к другому представляет тот факт, что, когда хост находится в состоянии, указанном исходным узлом, он может перейти к состоянию, указанному узлом-получателем. Матрица вероятности перехода состояний P описывает вероятности переходов между состояниями модели. Матрица вероятности <text:soft-page-break/>наблюдения Q описывает вероятности получения различных наблюдений, учитывая, что хост находится в определенном состоянии. Π - начальное распределение состояний. HMM обозначается (P, Q, π).</text:p>
      <text:p text:style-name="P73">1) Обнаружение неправильного использования: в исследовании Ariu et al. [82] рассматриваются атаки на веб-приложения (такие как XSS и SQL-Injection), а HMM используются для извлечения сигнатур нападений. Согласно исследованию, 50% обнаруженных уязвимостей в 2009 году повлияли на веб-приложения. В исследовании описывается система с именем HMMPayl, которая анализирует полезную нагрузку HTTP с использованием n-граммов и строит несколько HMM, которые будут использоваться в схеме слияния классификаторов. Описанный мультиклассификатор также можно рассматривать как подход к обучению ансамбля; Однако, в отличие от ансамблевого метода, Ariu et al. [82] устанавливают классификаторы в конкурентной, а не взаимодополняющей форме. В разделе эксперимента исследование Ariu также использовало набор данных DARPA 1999, а также некоторые другие наборы данных HTTP. В большинстве экспериментов средняя площадь под кривой ROC (AUC) 0,915-0,976 достигается для скорости FP в диапазоне от 10E-4 до 10E-1. Для скоростей FP выше 10E-3 HMMPayl достигает уровней обнаружения Выше 0,85, заслуживающий внимания результат. При меньших скоростях FP процент обнаруженных атак уменьшается, но по-прежнему остается выше 70% для скорости FP 10E-4.</text:p>
      <text:p text:style-name="P73">2) Обнаружение аномалий и гибридное обнаружение: HMM были использованы для обнаружения вторжений Джоши и Фоха [83]. Они используют HMM с пятью состояниями и шестью символами наблюдения для каждого состояния. Состояния в модели взаимосвязаны таким образом, что любое состояние может быть достигнуто из любого другого состояния. Метод BaumWelch [84] используется для оценки параметров HMM. Был использован набор данных KDD 1999, и 5 из 41 функций были выбраны для моделирования. ПД составлял 79%; Остальные 21% учитываются как ставка FP (т. Е. Классифицируют аномалию как обычно) и скорость FN (т. Е. Классифицируют <text:soft-page-break/>нормальную как атаку). Авторы утверждают, что они могут значительно повысить точность, используя более пяти функций. Хотя это возможно, далеко не доказано, что с использованием большего набора функций (или полного набора) точность HMM будет увеличиваться.</text:p>
      <text:p text:style-name="P103">I. <text:span text:style-name="T23">Индуктивное обучение </text:span>(Inductive learning)</text:p>
      <text:p text:style-name="P77">Двумя основными методами вывода информации из данных являются вычет и индукция. Дедукция представляет информацию, которая является логическим следствием информации, присутствующей в данных, и исходит сверху вниз. Индуктивное рассуждение движется снизу вверх, то есть от конкретных наблюдений к более широким обобщениям и теориям. В индуктивном обучении человек начинает с конкретных наблюдений и мер, начинает обнаруживать закономерности и закономерности, формулирует некоторые предварительные гипотезы, которые нужно изучить, и, наконец, заканчивает разработку некоторых общих выводов или теорий. Некоторые алгоритмы ML являются индуктивными (например, C4.5 для построения деревьев решений), но когда исследователи ссылаются на индуктивное обучение, обычно они означают повторную инкрементальную обрезку для создания ошибки (RIPPER) [85], а алгоритм квазиоптимальный (AQ) [86].</text:p>
      <text:p text:style-name="P77">RIPPER строит правила для двухклассовых задач. Он вводит правила непосредственно из учебных данных с использованием подхода, основанного на отдельных принципах. Он изучает одно правило за раз таким образом, что правило охватывает максимальный набор примеров в текущем наборе тренировок. Правило обрезается, чтобы максимизировать желаемый показатель эффективности. Все примеры, которые правильно помечены полученным правилом, исключаются из набора тренировок. Процесс повторяется до тех пор, пока набор тренировок не станет пустым или не будет достигнут предопределенный критерий остановки.</text:p>
      <text:p text:style-name="P77">Например, правило RIPPER [87] может быть: </text:p>
      <text:p text:style-name="P78">Guess: - fail-logins&gt; = 5 </text:p>
      <text:p text:style-name="P77"><text:soft-page-break/>Это означает, что если число неудачных логинов больше или равно 5, то это соединение является «догадкой» (т. Е. Пароль угадывания атака)</text:p>
      <text:p text:style-name="P77">1) Неправильное использование: Lee et al. [87] разработал структуру, в которой использовались несколько методов ML и DM (например, индуктивное обучение, правила ассоциации, последовательное построение шаблонов). Во-первых, для построения временных и статистических характеристик использовалось последовательное построение шаблонов (также называемое «Частые эпизоды»). При этом необходимо много экспериментов с временным окном. Когда Sequential Pattern Mining выполняется по шаблонам вторжений, он извлекает функции, которые будут использоваться при обнаружении неправильного использования. На следующем шаге эти функции используются RIPPER для генерации правил. Однако RIPPER не использует все функции, определенные в своих правилах, поскольку, как и в большинстве алгоритмов классификации, он имеет встроенный механизм выбора функций.</text:p>
      <text:p text:style-name="P77">RIPPER генерирует правила для классификации соединений telnet из набора данных DARPA 1998. Для обучения использовалось семь недель данных, и для тестирования использовались две недели недели. Тестовые данные содержат 38 типов атаки, причем только 14 типов присутствуют только в тестовых данных. Точность, достигнутая для нового типа атаки, варьировалась от 5.9 (R2L) до 96.7% (Probe или Scan), тогда как для старого типа атаки - от 60 (R2L) до 97% (Probe или Scan). Их метод смог обнаружить с высокой точностью новые атаки, которые являются зондом или сканированием (96,7%) и U2R (81,8%). Точность обнаружения новых типов атак для DoS и R2L была менее 25%.</text:p>
      <text:p text:style-name="P77">2) Обнаружение аномалий и гибридное обнаружение. Проблема определения истинной аномалии по определению не предлагает аномальный тип данных заранее. Поэтому основная сложность обнаружения аномалии заключается в обнаружении границ между известными и неизвестными категориями [88]. В исследовании был создан генератор искусственной аномалии для улучшения характеристик аномального детектора с точки зрения <text:soft-page-break/>его обобщающей способности. Первым подходом была генерация аномалий на основе распределения, а вторая - отфильтрованные искусственные аномалии. Набор данных DARPA 1998 использовался в настройке эксперимента. Достигнута впечатляющая скорость обнаружения аномалии 94% с 2% FAR. Обычно желательно, чтобы FAR был намного меньше 1%, особенно с типами данных DARPA 1998, где скорость пакетов на уровне TCP / IP (тысячи пакетов в секунду). Тем не менее, исследование успешно продемонстрировало, как должно проводиться определение истинной аномалии и как данные должны использоваться, не используя бинарный классификатор для обнаружения аномалий, как и многие другие выполненные исследования.</text:p>
      <text:p text:style-name="P103">J. <text:span text:style-name="T23">Наивный Байес </text:span>(Naive Bayes)</text:p>
      <text:p text:style-name="P77">Наивные классификаторы Байеса [89] - простые вероятностные классификаторы, применяющие теорему Байеса. Имя исходит из того факта, что входные функции считаются независимыми, тогда как на практике это редко. Условные вероятности p (C | f1, f2, ..., fm) образуют модель классификатора, а классификатор присваивает метку класса следующим образом:</text:p>
      <text:p text:style-name="P78">y( f1, f2,..., fm) = argmaxk∈{1,...K} p(Ck ) m i=1 p( fi|Ck ) (3) </text:p>
      <text:p text:style-name="P118"><text:span text:style-name="T23">г</text:span>де m - число признаков, K - число классов, fi - i-я особенность, Ck - k-й класс, p (Ck) - предварительная вероятность Ck, а P (fi | Ck) Условная вероятность функции fi данного класса Ck.</text:p>
      <text:p text:style-name="P113">Классификаторы Naive Bayes могут обрабатывать произвольное количество независимых функций независимо от того, являются ли они непрерывными или категоричными. Они сводят задачу оценки большой плотности к оценке плотности одномерного ядра, используя предположение, что функции независимы.</text:p>
      <text:p text:style-name="P77">Хотя классификатор Naive Bayes имеет несколько ограничений, он является оптимальным классификатором, если функции условно независимы, учитывая истинный класс. Как правило, это один из первых классификаторов, который сравнивается с более сложными алгоритмами. Кроме того, некоторые типы пользователей выразили, что они понимают классификационную модель <text:soft-page-break/>более интуитивно по сравнению с другими сложными классификаторами (например, SVM). Одним из самых больших преимуществ классификатора Naive Bayes является то, что он является онлайн-алгоритмом, и его обучение может быть выполнено в линейном времени.</text:p>
      <text:p text:style-name="P77">1) Обнаружение неправильного использования: Panda и Patra [90] использовали классификатор Naive Bayes из пакета Weka [11] и использовали набор данных KDD 1999 для обучения и тестирования. Данные были сгруппированы по четырем типам атаки (Probe или Scan, DoS, U2R и R2L), и классификатор, соответственно, получил 96%, 99%, 90% и 90% точности тестирования по этим категориям. Кумулятивный FAR составлял 3%..</text:p>
      <text:p text:style-name="P79">В документе сравнивались результаты с классификатором NN и указывалось, что классификатор Naive Bayes имеет более высокую точность, но более высокий FAR, что нежелательно. Результаты, как сообщается, лучше, чем самый высокий балл, достигнутый в конкурсе KDD.</text:p>
      <text:p text:style-name="P79">2) Обнаружение аномалий и гибридное обнаружение. Рамка, разработанная Amor et al. [91] использует простую форму байесовской сети, которая может считаться классификатором Naïve Bayes. Построение общей байесовской сети является NPcomplete проблемой, но простая сеть корневого узла и листа для атрибутов формирует классификационную структуру Naйve Bayes.</text:p>
      <text:p text:style-name="P79">В этом документе также использовался набор данных KDD 1999 и сгруппированы по категориям в трех вариантах, чтобы отразить различные сценарии атаки и измерения производительности. Одна атака и нормальные данные содержались в первом наборе. Второй набор содержит все четыре типа атаки набора данных KDD 1999, и проблема, которая должна быть решена, - это классификация нескольких классов для обнаружения неправильного использования. Третий набор содержал нормальные данные и все четыре типа атаки (объединенные в одну категорию), и проблема, которая должна быть решена, была проблемой обнаружения аномалий.</text:p>
      <text:p text:style-name="P79">В документе сообщалось, что результаты достигали точности 97%, 96%, 9%, 12% и 88% для категорий Normal, DoS, R2L, U2R, R2L и Probe или Scan <text:soft-page-break/>соответственно. В работе не сообщается ложная тревога, но, поскольку нормальная норма 97% достигнута, FAR может считаться менее 3%. Эксперимент по обнаружению аномалии сообщается как 98% и 89% точности для нормальных и ненормальных категорий, соответственно.</text:p>
      <text:p text:style-name="P104">K. Sequential Pattern Mining</text:p>
      <text:p text:style-name="P79">Последовательный анализ шаблонов стал одним из важных методов DM [92] с появлением транзакционных баз данных, где каждая транзакция имеет временный идентификатор, идентификатор пользователя и набор элементов. Набор элементов представляет собой набор отдельных элементов, купленных в транзакции (строго двоичное представление, в котором элемент был или не был куплен). Последовательность представляет собой упорядоченный список наборов элементов. Длина последовательности определяется как количество наборов элементов в последовательности. Порядок определяется идентификатором времени. Последовательность A (длины n) содержится во второй последовательности B (длины m), когда все элементы набора A, {ai} являются подмножествами наборов элементов B, {bj}, с отображением 1-to-1 Между индексами i-j такими, что a1 ⊆ bj1, a2 ⊆ bj2, ..., a ⊆ bjk и j1 ≤ j2 ≤ ··· ≤ jk. Другими словами, каждый из наборов элементов A является подмножеством набора предметов в B. Если набор предметов ai является подмножеством набора предметов bj, то следующий набор предметов ai + 1 должен быть подмножеством набора предметов bj + m, где M&gt; 0. В последовательности B допустимы элементы, которые не являются подмножеством набора предметов в A (т. Е. N ≤ m).</text:p>
      <text:p text:style-name="P79">В наборе последовательностей последовательность A максимальна, если она не содержится ни в какой другой последовательности. Рассмотрим базу данных D, которая содержит последовательности, сгруппированные по определенной номинальной переменной, такие как IP-адрес, обозначенный p. Если последовательность A содержится в D (p) [т.е. одна из последовательностей D (p) содержит A], то A поддерживает D (p). Опора - это доля последовательностей в D (.), Которую поддерживает A. Большая <text:soft-page-break/>последовательность определяется как последовательность, поддерживающая минимальный порог Th. Задача поиска последовательности состоит в том, чтобы найти все максимальные последовательности, которые содержатся в D с заданной пользователем минимальной поддержкой Th. Максимальные последовательности сами по себе генерируются из последовательностей в D путем перечисления всех возможных последовательностей.</text:p>
      <text:p text:style-name="P79">1) Обнаружение неправильного использования: в немного другом поле обнаружение вторжений базы данных [93] использовало последовательный анализ шаблонов для обнаружения вторжений базы данных путем изучения шаблонов последовательностей журналов базы данных. Эти журналы включают в себя несколько полей, таких как тип операции, имя транзакции, идентификатор транзакции, время начала, время окончания и т. Д. Общий подход, представленный в этой работе, может быть применен к аналогичному анализу вторжений для кибербезопасности, такой как атаки U2R. В исследовании используется алгоритм AprioriAll [92] и генерируется максимальная последовательность с установленным пользователем порогом поддержки. Сгенерированные шаблоны - это подписи для интрузий. Сообщаемая максимальная производительность составила 91%, а наихудший показатель FAR составил около 30%. Тем не менее, эта работа успешно применяла последовательный анализ шаблонов для обнаружения вторжений в базы данных путем изучения журналов базы данных.</text:p>
      <text:p text:style-name="P80">2) Обнаружение аномалий и гибридное обнаружение: Li et al. [94] дают хороший пример последовательной разработки шаблонов и его применения для уменьшения избыточности предупреждений и минимизации FAR. Они использовали алгоритм AprioriAll для обнаружения многоступенчатых шаблонов атаки. Последовательности были шаблонами атаки, ранее обнаруженными или предоставленными кибер-администратором. Для кибер-пользователя также был создан инструмент визуализации шаблонов. Использовался порог поддержки 40%, а генерируемые максимальные последовательности использовались для проверки и корреляции оповещений. В <text:soft-page-break/>работе использовались данные DARPA 1999 и DARPA 2000 и удалось обнаружить 93% атак за 20 секунд. Во втором наборе экспериментов в исследовании сообщалось о моделированном сценарии реального времени, когда было обнаружено 84% обнаружение атаки. В документе говорилось, что опорный порог является основным параметром для контроля скорости обнаружения и FAR. Необнаруженные шаблоны просто не превышали порог поддержки.</text:p>
      <text:p text:style-name="P105">L. <text:span text:style-name="T23">Метод опорных векторов </text:span>(Support Vector Machine)</text:p>
      <text:p text:style-name="P81">SVM - это классификатор, основанный на нахождении разделительной гиперплоскости в пространстве признаков между двумя классами таким образом, что расстояние между гиперплоскостью и ближайшими точками данных каждого класса максимизируется. Этот подход основан на минимизированном риске классификации [95], а не на оптимальной классификации. SVM хорошо известны своей способностью к обобщению и особенно полезны, когда число признаков, m, велико, а число точек данных n, мало (m &gt;&gt; n).</text:p>
      <text:p text:style-name="P81">Когда два класса не являются разделимыми, добавляются слабые переменные и присваивается параметр стоимости для перекрывающихся точек данных. Максимальный запас и место гиперплоскости определяется квадратичной оптимизацией с практическим временем выполнения O (n2), размещая SVM среди быстрых алгоритмов, даже когда число атрибутов велико.</text:p>
      <text:p text:style-name="P81">Различные типы разделительных классов классификации могут быть реализованы путем применения ядра, такого как линейная, полиномиальная, гауссова радиальная базисная функция (RBF) или гиперболический тангенс. SVM - это двоичные классификаторы, и классификация многоклассов реализуется путем разработки SVM для каждой пары классов.</text:p>
      <text:p text:style-name="P81">1) Обнаружение неправильного использования: в работе Li et al. [96] классификатор SVM с ядром RBF использовался для классификации набора данных KDD 1999 в предопределенные категории (DoS, Probe или Scan, U2R, R2L и Normal). Из 41 функций подмножество атрибутов было выбрано, следуя <text:soft-page-break/>политике удаления функций и политике выбора единственной функции. Наконец, в исследовании использовались 19 признаков, определяемых методом выбора признаков.</text:p>
      <text:p text:style-name="P81">В той же работе подмножество обучающего набора определялось с помощью оптимизации колоний колоколов (см. Подраздел G). Одним из возможных преимуществ такого подхода является максимизация обобщения классификатора и минимизация смещения в наборе KDD, как описано в разделе II. Исследование сообщило о его десятикратной оценке перекрестной проверки как общую точность 98% с неизвестной дисперсией. Наименьшая производительность 53% была для категории U2R. Стратегия использования подмножества учебного набора для преодоления ограничений набора данных KDD определенно стоит, как показано в этой статье.</text:p>
      <text:p text:style-name="P81">Amiri et al. [97] использовал наименьший квадрат SVM, чтобы иметь более быструю систему для обучения на больших наборах данных. Чтобы уменьшить количество функций в наборе данных KDD с 41 до 19 или менее, они использовали три разных алгоритма выбора функций. Первый был основан на выборе функции, которая максимизирует производительность классификации, вторая была основана на взаимной информации, а третья была основана на корреляции. Экспериментальные результаты показали, что подход, основанный на взаимной информации, является более перспективным (хотя и немного), чем два других.</text:p>
      <text:p text:style-name="P82">Набор данных был случайным образом отображен, чтобы иметь около 7000 экземпляров (из общего числа 5 миллионов) для каждого из пяти классов (DoS, Probe или Scan, U2R, R2L и Normal). Для повторной установки U2R-атак использовался метод начальной загрузки. Чтобы предсказать тип атаки, для каждой категории были созданы пять классификаторов. Таким образом, стоимость связана с каждой категорией и определяется окончательная классификация. Показатели классификации оценивались как 99% в классах DoS, Probe или Scan, R2L и Normal и 93% в классе U2R с доверительным интервалом 99%.</text:p>
      <text:p text:style-name="P82"><text:soft-page-break/>2) Обнаружение аномалий и гибридное обнаружение: Hu et al. [98] использовали надежную поддержку векторной машины (RSVM), разновидность SVM, где различающий Гиперплоскость усредняется, чтобы быть более гладкой, а параметр регуляризации определяется автоматически, как аномалия классификатора в их исследовании. Часть базового модуля безопасности [18] из набора данных DARPA 1998 использовалась для предварительного обучения и тестирования данных. Исследование показало хорошую классификационную эффективность при наличии шума (например, некорректную маркировку набора данных обучения) и сообщило о достоверности 75% без ложных тревог и 100% точности с 3% FAR.</text:p>
      <text:p text:style-name="P82">Вагнер и др. [99] использовали данные NetFlow, собранные с реального мира и смоделированные данные об атаках, используя инструмент Flame [100] и другие источники интернет-провайдера, которые предоставили данные об атаке в реальном мире, такие как сканирование NetBIOS, атаки DoS, спам POP и сканирование Secure Shell (SSH) , В исследовании использовался одноклассовый классификатор SVM, который считается естественным подходом для обнаружения аномалий. Было введено новое окно, чтобы помочь найти аномалию, основанную на временной позиции данных NetFlow. В это ядро <text:span text:style-name="T23">д</text:span>обавлено более одной записи NetFlow, в которой указывается, что последовательная информация также сохраняется для классификации. Кроме того, окно было проверено на IP-адрес и объем трафика. Ядро окна работает как показатель подобия между аналогичными последовательными записями NetFlow. Эффективность была указана с точностью 89% до 94% при различных типах атак с коэффициентом FP от 0% до 3%.</text:p>
      <text:p text:style-name="P82">Подход, описанный Шон и Луной [101], является основой для обнаружения новых атак в сетевом трафике. Их подход представляет собой комбинацию самоорганизующейся функциональной карты (SOFM), GA и SVM. Это описано здесь, потому что основной новизной метода является Enhanced SVM.</text:p>
      <text:p text:style-name="P82">Четыре этапа в предлагаемой системе следующие: </text:p>
      <text:list xml:id="list761594559" text:style-name="L6">
        <text:list-item>
          <text:p text:style-name="P54"><text:soft-page-break/>Тип типа неконтролируемого ANN, выполняющего кластеризацию SOFM [102], используется для профилирования пакетов. </text:p>
        </text:list-item>
        <text:list-item>
          <text:p text:style-name="P54">Фильтрация пакетов выполняется с использованием пассивной отпечатков пальцев TCP / IP. </text:p>
        </text:list-item>
        <text:list-item>
          <text:p text:style-name="P54">GA выбирает функции. </text:p>
        </text:list-item>
        <text:list-item>
          <text:p text:style-name="P54">Данные классифицируются с использованием расширенного SVM, который получен из одноуровневого SVM и контролируемого SVM с мягким запасом. Первая обеспечивает возможность немеченого классификации одноуровневой SVM, а вторая обеспечивает высокую эффективность обнаружения контролируемого SVM.</text:p>
        </text:list-item>
      </text:list>
      <text:p text:style-name="P114">В исследовании использовался набор данных обнаружения вторжений DARPA 1999 года. Чтобы сделать данные более реалистичными, выбранное подмножество состояло из 1% до 1,5% атак и от 98,5% до 99% обычного трафика. Результаты Enhanced SVM имели точность 87,74%, 10% FP и скорость 27,27% FN. Эти результаты были значительно лучше, чем результаты одноуровневых SVM, но не так хороши, как SVM с мягким запасом. Однако Enhanced SVM может обнаруживать новые шаблоны атаки, тогда как SVM с мягким запасом не может.</text:p>
      <text:p text:style-name="P82">Другой эксперимент был выполнен на наборе данных, собранном в институте, где работает один из авторов. Производительность системы Enhanced SVM была сравнима с производительностью Snort [16] и Bro [103]. Тестирование проводилось по нормальным данным, двум наборам известных атак и так называемым реальным данным (т. Е. Данным, собранным авторским институтом). В случае нормальных данных (см. Таблицу VI), Брук сделал лучшее. Snort и Enhanced SVM выполнялись аналогично, причем Snort был немного лучше. В случае известных атак производительность Snort и Bro была лучше, чем производительность Enhanced SVM. В случае реальных данных Enhanced SVM превосходит Snort и Bro.</text:p>
      <text:p text:style-name="P106">V. <text:span text:style-name="T23">Вычислительная сложность методов машинного обучения и анализа данных</text:span></text:p>
      <text:p text:style-name="P106"><text:soft-page-break/><text:span text:style-name="T23">(V. COMPUTATIONAL COMPLEXITY OF ML AND DM</text:span></text:p>
      <text:p text:style-name="P106"><text:span text:style-name="T23">METHODS)</text:span></text:p>
      <text:p text:style-name="P82"><text:span text:style-name="T23">В литературе содержится ограниченное количество сравнений производительности для алгоритмов ML и DM. Концепция калибровки предсказания предполагает своего рода сглаживание выходных данных предсказаний, чтобы они соответствовали их распределению. Поэтому соответствующее сравнение эффективности должно включать калибровку и калибровку предсказаний с подходящим подходом, таким как масштабирование Platt и изотоническая регрессия [104]. Согласно эмпирическому сопоставлению в [104], наилучшие результаты дают мешковые деревья, Random Forests и ANN. После калибровки улучшенные деревья и SVM работают лучше. В исследовании также сообщается, что обобщения не выполняются, существует значительная изменчивость в отношении проблем и показателей, а характеристики моделей не всегда согласованы. Хотя некоторые алгоритмы считаются более эффективными, чем другие, производительность конкретного алгоритма ML зависит от приложения и реализации.</text:span></text:p>
      <text:p text:style-name="P82"><text:span text:style-name="T23">В таблице VII представлена ​​вычислительная сложность (т. Е. Временная сложность) различных алгоритмов ML и DM. Элементы таблицы VII были найдены через обширную литературу и поиск в Интернете. Естественно, некоторые сложности времени являются спорными, и они основаны на опыте пользователя и навыках исполнителя. Большинство из этих алгоритмов имеют хорошо поддерживаемые версии с открытым исходным кодом. Предположения, сделанные в таблице VII, состоят в том, что данные состоят из n экземпляров, каждый из которых описывается атрибутами m, а n намного больше m.</text:span></text:p>
      <text:p text:style-name="P82"><text:span text:style-name="T23">Как правило, алгоритмы O (n) и O (n log n) считаются линейными и могут использоваться для онлайн-подходов. O (n2) считается приемлемой временной сложностью для большинства практик. O (n3) и выше считаются значительно более медленными алгоритмами и используются для автономных подходов.</text:span></text:p>
      <text:p text:style-name="P82"><text:span text:style-name="T23">Более высокий процент документов, рассматриваемых в этом обзоре, представляет их подходы как автономные методы. Обработанные данные </text:span><text:soft-page-break/><text:span text:style-name="T23">готовы и введены в систему в целом. Когда системный конвейер предназначен для работы в качестве онлайн-системы или когда система обрабатывает потоковые данные, необходимо решить несколько проблем, таких как потоки ввода / вывода данных и буферизация, запуск методов в Интернете и отображение результатов с помощью соответствующих Информация о времени. В нескольких исследованиях [35], [42], [52], [62] описаны их системы как онлайн-работа и обработка входных данных в мягком реальном времени. Интересно, что в некоторых из этих исследований даже используются более медленные алгоритмы, такие как последовательность Mining [52] для выполнения обнаружения вторжений. Также существуют проблемы системного уровня, такие как разбиение входных потоков данных (например, MapReduce framework [105]), использование методов обучения и сбор и объединение результатов параллельно.</text:span></text:p>
      <text:p text:style-name="P82"><text:span text:style-name="T23">В общем, при подготовке моделей прогнозирования или изучении сетевых характеристик трафика онлайновый подходящий метод адресует, как минимум, три фактора: временную сложность, дополнительные возможности обновления и возможности обобщения.</text:span></text:p>
      <text:list xml:id="list1387849286" text:style-name="L7">
        <text:list-item>
          <text:p text:style-name="P55"><text:span text:style-name="T23">Сложность времени каждого алгоритма представлена ​​в таблице VII. Метод должен быть близок к приблизительно O (n log n), чтобы считаться алгоритмом потоковой передачи. Однако медленные алгоритмы, такие как методы интеллектуального анализа последовательностей или ANN, также используются в потоковых системах, сохраняя входные данные в окне и имеющие небольшой n. </text:span></text:p>
        </text:list-item>
        <text:list-item>
          <text:p text:style-name="P55"><text:span text:style-name="T23">Для возможности инкрементного обновления алгоритмы кластеризации, статистические методы (например, HMM, байесовские сети) и ансамблевые модели могут быть легко обновлены постепенно [89], [106]. Тем не менее, обновления для ANN, SVM или эволюционных моделей могут вызывать осложнения [89], [106]. </text:span></text:p>
        </text:list-item>
        <text:list-item>
          <text:p text:style-name="P55"><text:span text:style-name="T23">Требуется хорошая обобщающая способность, чтобы обученная модель не отклонялась от исходной модели, когда видны новые входные данные. </text:span><text:soft-page-break/><text:span text:style-name="T23">Большинство современных методов ML и DM имеют очень хорошую обобщающую способность.</text:span></text:p>
        </text:list-item>
      </text:list>
      <text:p text:style-name="P115"><text:span text:style-name="T23">Фаза тестирования для методов обычно выполняется быстро, в основном, по порядку линейного времени по отношению к размеру входных данных. Поэтому, после обучения, большинство методов можно использовать в Интернете.</text:span></text:p>
      <text:p text:style-name="P107">VI. <text:span text:style-name="T23">Замечания и рекомендации</text:span></text:p>
      <text:p text:style-name="P107"><text:span text:style-name="T23">(VI. OBSERVATIONS AND RECOMMENDATIONS)</text:span></text:p>
      <text:p text:style-name="P83"><text:span text:style-name="T23">Объем документов, найденных на ML и DM для обнаружения кибер-вторжений, показывает, что эти методы являются распространенной и растущей областью исследований для кибербезопасности. Возникает вопрос: какой из этих методов наиболее эффективен для кибер-приложений? К сожалению, это еще не установлено.</text:span></text:p>
      <text:p text:style-name="P108"><text:span text:style-name="T23">А. Замечания, относящиеся к наборам данных (Observations Related to the Data Sets)</text:span></text:p>
      <text:p text:style-name="P83"><text:span text:style-name="T23">В таблице VIII перечислены репрезентативные документы методов ML и DM, применяемые к кибер-домену, которые были рассмотрены (и описаны в Разделе IV), включая количество раз, которое они цитировали, кибер-проблему, которую они решают, и используемые данные. Интересно, что из 39 работ, перечисленных в таблице VIII, 28, использовались данные DARPA 1998, DARPA 1999, DARPA 2000 или KDD 1999. Только две используемые данные NetFlow, две используемые данные tcpdump, один использовали данные DNS, использовали SSH-команды, а четыре использовали некоторые другие типы данных. При определении репрезентативных документов это исследование в основном рассматривало метод ML или DM, который использовали авторы, и тот факт, что эти документы представляли собой неправильное использование, аномалию или гибридный подход. Еще один важный фактор заключался в том, что в документах упоминались ссылки, которые считались показателями их качества. Тем не менее, некоторые перспективные новые методы также были включены, даже если у них еще не было возможности получить высокую </text:span><text:soft-page-break/><text:span text:style-name="T23">оценку. Хотя исследование предназначалось для документов, написанных в 2000 году или позже, два предыдущих документа были хорошо написаны и сильно цитировались и, следовательно, заслуживали включения в этот обзорный документ.</text:span></text:p>
      <text:p text:style-name="P83"><text:span text:style-name="T23">Тот факт, что многие документы используют набор данных DARPA и KDD, связан с тем, насколько сложным и трудоемким является получение репрезентативного набора данных. Как только такой набор данных доступен, исследователи склонны его повторно использовать. Кроме того, повторное использование одного и того же набора данных должно позволять легко сравнивать точность различных методов. Как обсуждалось ранее, в случае наборов данных DARPA и KDD это было фактически не совсем так, потому что эти наборы данных настолько велики, что исследователи решили работать с разными подмножествами. В двух документах, в которых обсуждалось использование NetFlow, также обсуждалась эффективность обнаружения аномалий. Это очевидно, потому что NetFlow не обладает таким богатым набором функций, как tcpdump или DARPA или KDD, а также функциями, необходимыми для обнаружения определенных подписей при обнаружении неправильного использования. (Его функции ограничены информацией о потоках, генерируемой маршрутизаторами более высокого класса.)</text:span></text:p>
      <text:p text:style-name="P108"><text:span text:style-name="T23">В. Факторы, связанные с производительностью </text:span>IDS (Factors Related to IDS Performance)</text:p>
      <text:p text:style-name="P83">Одним из наиболее важных факторов, влияющих на производительность IDS, является тип и уровень входных данных. Как обсуждалось ранее, в нескольких исследованиях использовались наборы данных DARPA или KDD, поскольку их легко получить и содержат данные на сетевом уровне (либо tcpdump, либо NetFlow), а также данные уровня ОС (например, сетевые журналы, журналы безопасности, системные вызовы ядра) , В первую очередь, данные атаки, поступающие в сетевой стек, и влияние этих пакетов на уровень ОС несли важную информацию. В результате предпочтительно, чтобы IDS могла получать данные сети и ядра. Если для IDS доступны только данные <text:soft-page-break/>NetFlow (гораздо проще для получения и обработки), эти данные должны быть дополнены данными сетевого уровня, такими как сетевые датчики, которые генерируют дополнительные функции пакетов или потоков. Если возможно, сетевые данные должны быть дополнены данными уровня ядра ОС. Как было обнаружено, несколько исследований приблизились к проблеме обнаружения вторжений путем изучения команд уровня ОС (то есть IDS на основе хоста), а не сетевых пакетов.</text:p>
      <text:p text:style-name="P83">Второй фактор, связанный с производительностью IDS, - это тип используемых алгоритмов ML и DM и общий дизайн системы. Обзор литературы показал, что во многих исследованиях использовались наборы данных DARPA и KDD и применялись различные методы ML. Эти исследования на самом деле не построили IDS, но изучали характеристики методов ML и DM для некоторых данных кибербезопасности. Тем не менее, классификация исследований в отношении членства авторов показывает исследования, в которых строились фактические IDS, и использовались данные реального мира, полученные из сетей кампуса или магистральных сетей Интернета. Все эти исследования, как представляется, использовали системы, интегрированные с более чем одним методом ML, и несколько модулей, связанных с захватом сигнатур, сигнатурной базой данных и т. Д.</text:p>
      <text:p text:style-name="P97">C. <text:span text:style-name="T23">Критерии сравнения (</text:span><text:span text:style-name="T1">Comparison Criteria)</text:span></text:p>
      <text:p text:style-name="P74"><text:span text:style-name="T1">Существует несколько критериев, по которым можно сравнить методы ML / DM для кибер: </text:span></text:p>
      <text:list xml:id="list4279795942" text:style-name="L8">
        <text:list-item>
          <text:p text:style-name="P56"><text:span text:style-name="T1">Точность </text:span></text:p>
        </text:list-item>
        <text:list-item>
          <text:p text:style-name="P56"><text:span text:style-name="T1">Время для обучения модели </text:span></text:p>
        </text:list-item>
        <text:list-item>
          <text:p text:style-name="P56"><text:span text:style-name="T1">Время для классификации неизвестного экземпляра с обученной моделью <text:s text:c="2"/></text:span></text:p>
        </text:list-item>
        <text:list-item>
          <text:p text:style-name="P56"><text:span text:style-name="T1">Понятность окончательного решения (классификации)</text:span></text:p>
        </text:list-item>
      </text:list>
      <text:p text:style-name="P116"><text:span text:style-name="T1">Если сравнить точность нескольких методов ML / DM, эти методы должны быть обучены точно таким же данным тренинга и проверены точно на одних и тех же данных тестирования. К сожалению, даже в тех исследованиях, которые использовали один и тот же набор данных (например, KDD 1999), когда они </text:span><text:soft-page-break/><text:span text:style-name="T1">сравнивали свои результаты с лучшими методами из Кубка KDD (и обычно утверждали, что их результаты были лучше), они делали это в несовершенной форме - Они использовали подмножество набора данных KDD, но не обязательно одно и то же подмножество, которое использовал другой метод. Поэтому точность этих результатов не сопоставима.</text:span></text:p>
      <text:p text:style-name="P74"><text:span text:style-name="T1">Время для обучения модели является важным фактором из-за постоянно меняющихся типов и особенностей кибер-атаки. Даже аномальные детекторы должны часто обучаться, возможно, постепенно, с новыми обновлениями сигнатур вредоносных программ.</text:span></text:p>
      <text:p text:style-name="P74"><text:span text:style-name="T1">Время для классификации нового экземпляра является важным фактором, который отражает время реакции и мощность обработки пакетов системы обнаружения вторжений.</text:span></text:p>
      <text:p text:style-name="P74"><text:span text:style-name="T1">Понятность или читаемость модели классификации - это средство, помогающее администраторам легко изучить возможности модели, чтобы быстрее исправлять свои системы. Эта информация (такая как тип пакета, номер порта или какая-либо другая функция сетевого пакета высокого уровня, которая отражает троп кибер-атаки) будет доступна через векторы признаков, которые помечаются классификатором как категория вторжения.</text:span></text:p>
      <text:p text:style-name="P97"><text:span text:style-name="T1">D. </text:span><text:span text:style-name="T23">Особенности машинного обучения и анализа данных для кибер (Peculiarities of ML and DM for Cyber)</text:span></text:p>
      <text:p text:style-name="P74"><text:span text:style-name="T23">ML и DM были чрезвычайно полезны во многих приложениях. В кибер-домене есть некоторые особенности, которые затрудняют использование этих методов. Эти особенности особенно связаны с тем, как часто требуется переучивание модели и наличие помеченных данных.</text:span></text:p>
      <text:p text:style-name="P74"><text:span text:style-name="T23">В большинстве приложений ML и DM модель (например, классификатор) обучается, а затем используется в течение длительного времени без каких-либо изменений. В этих приложениях предполагается, что процессы являются квазистационарными, и поэтому переобучение модели происходит не часто. Ситуация с обнаружением кибер-вторжений различна. Модели ежедневно тренируются [56], когда аналитик требует [43], или каждый раз, когда </text:span><text:soft-page-break/><text:span text:style-name="T23">идентифицируется новое вторжение, и его образ становится известным [75]. Особенно, когда модели должны ежедневно обучаться, их время обучения становится важным. (Это, безусловно, займет менее одного полного дня, чтобы переучивать модель.) Традиционно методы ML и DM начинают обучение с нуля. Однако, если часто требуется переучивать модель (например, ежедневно) из-за всего лишь нескольких изменений в данных, имеет смысл начать с обученной модели и продолжить ее обучение или использовать самоадаптивные модели. Плодотворная область исследований будет заключаться в исследовании методов быстрого инкрементного обучения, которые могут быть использованы для ежедневных обновлений моделей для обнаружения неправильного использования и аномалии.</text:span></text:p>
      <text:p text:style-name="P74"><text:span text:style-name="T23">Существует много доменов, в которых легко получить учебные данные, и в этих областях обычно развиваются методы ML и DM (например, рекомендации, которые Amazon делает для своих клиентов). В других областях, где трудно получить данные (например, данные мониторинга здоровья для машин или самолетов), применение ML и DM может быть в изобилии. В кибер-домене многие данные могут быть собраны путем размещения датчиков в сетях (например, для получения NetFlow или TCP), что, хотя и не простая задача, безусловно, стоит того.</text:span></text:p>
      <text:p text:style-name="P74">Однако есть проблема с огромным объемом этих данных - слишком много данных для хранения (терабайт в день). Другая проблема заключается в том, что некоторые данные должны быть помечены как полезные, что может быть трудоемкой задачей. Данные для обучения определенно должны быть помечены, и это даже верно для методов обнаружения чистой аномалии. Эти методы должны использовать данные, которые являются нормальными; Они не могут разработать модель с смежными данными атаки. Кроме того, поскольку они должны быть протестированы с новыми атаками, требуются также некоторые новые данные атаки. Наибольший разрыв наблюдается в доступности помеченных данных, и, безусловно, стоит инвестировать в сбор данных и маркировку некоторых из них. Используя этот новый набор данных, <text:soft-page-break/>можно было бы добиться значительных успехов в методах ML и DM в кибербезопасности и могли бы стать прорывами. В противном случае наилучшим доступным набором данных прямо сейчас является скорректированный набор данных KDD 1999. (Однако, будучи 15 лет, этот набор данных не содержит примеров всех новых атак, которые произошли за последние 15 лет.)</text:p>
      <text:p text:style-name="P110">Е. Рекомендации ML и DM для обнаружения неправомерного использования и обнаружения аномалий (ML and DM Recommendations for Misuse and Anomaly Detectio<text:span text:style-name="T1">n)</text:span></text:p>
      <text:p text:style-name="P89"><text:span text:style-name="T1">IDS обычно гибридны и имеют модули обнаружения аномалий и обнаружения злоупотреблений. Модуль обнаружения аномалий классифицирует ненормальный сетевой трафик. Модуль обнаружения злоупотреблений классифицирует шаблоны атаки с известными сигнатурами или извлекает новые подписи из данных, помеченных атакой, поступающих из модуля аномалий.</text:span></text:p>
      <text:p text:style-name="P89"><text:span text:style-name="T1">Часто детектор аномалий основан на методе кластеризации. Среди алгоритмов кластеризации методы на основе плотности (например, DBSCAN) являются самыми универсальными, легкими в реализации, менее зависимыми от параметра или распределения и имеют высокую скорость обработки. В аномальных детекторах SVM с одним классом также хорошо работают, и многое можно узнать, извлекая правила ассоциации или последовательные шаблоны из доступных обычных данных трафика.</text:span></text:p>
      <text:p text:style-name="P89"><text:span text:style-name="T1">Среди детекторов неправильного использования, поскольку необходимо подписать подписи, важно, чтобы классификатор мог генерировать читаемые сигнатуры, такие как особенности ветвления в дереве решений, гены в генетическом алгоритме, правила в правилах правил ассоциации или последовательности в последовательности Добыча. Поэтому классификаторы черного ящика, такие как ANN и SVM, плохо подходят для обнаружения неправильного использования.</text:span></text:p>
      <text:p text:style-name="P89"><text:soft-page-break/><text:span text:style-name="T1">Несколько самых современных алгоритмов ML и DM подходят для обнаружения неправильного использования. Некоторые из этих методов являются статистическими, такими как байесовские сети и HMM; Некоторые из них являются энтропированными, такими как деревья решений; Некоторые из них являются эволюционными, такими как генетические алгоритмы; Некоторые из них - ансамблевые методы, такие как Random Forests; И некоторые из них основаны на правилах ассоциации. Разработчики системы должны исследовать, имеют ли данные обучения достаточно хорошее качество и имеют статистические свойства, которые могут быть использованы (например, распределение Гаусса). Также важно знать, будет ли требуемая система работать в сети или в автономном режиме. Ответы на такие вопросы будут определять наиболее подходящий подход ML. По мнению авторов этой статьи, сетевые данные не могут быть правильно смоделированы с использованием простого распределения (например, гауссовского) из-за того, что на практике один сетевой пакет может содержать полезную нагрузку, которая может быть связана с десятками Сетевых протоколов и поведения пользователей [113]. Изменчивость полезной нагрузки характеризуется суммой множественных вероятностных распределений или совместных распределений вероятностей, которые не являются непосредственно разделяемыми. Поэтому методы, подобные байесовским сетям или HMM, могут быть не самым сильным подходом, потому что данные не обладают свойствами, которые наиболее подходят для них. Эволюционные методы расчета могут занять много времени и, следовательно, могут не подходить для систем, которые работают в режиме онлайн. Если данные обучения недостаточны, у Random Forest может быть преимущество. Если захват сигнатуры атаки важен, деревья решений, эволюционные вычисления и правила ассоциации могут быть полезны.</text:span></text:p>
      <text:p text:style-name="P109">VII. <text:span text:style-name="T23">Выводы</text:span></text:p>
      <text:p text:style-name="P109"><text:span text:style-name="T23">(CONCLUSIONS)</text:span></text:p>
      <text:p text:style-name="P98"><text:span text:style-name="T23">В</text:span><text:span text:style-name="T24"> статье описывается обзор литературы по методам ML и DM, используемым для кибер</text:span><text:span text:style-name="T29">безопаснсти</text:span><text:span text:style-name="T24">.</text:span><text:span text:style-name="T23"> Особый акцент был сделан на поиске </text:span><text:soft-page-break/><text:span text:style-name="T23">примеров </text:span><text:span text:style-name="T41">работ</text:span><text:span text:style-name="T23">, в которых описывается использование различных методов </text:span><text:span text:style-name="T41">M</text:span><text:span text:style-name="T231">L</text:span><text:span text:style-name="T23"> и </text:span><text:span text:style-name="T231">DM</text:span><text:span text:style-name="T23"> в кибер-домене, как для обнаружения </text:span><text:span text:style-name="T41">злоупотреблений</text:span><text:span text:style-name="T23">, так и аномали</text:span><text:span text:style-name="T41">й</text:span><text:span text:style-name="T23">. К сожалению, </text:span><text:span text:style-name="T41">не установлены </text:span><text:span text:style-name="T23">методы, наиболее эффективные для кибер-приложений; </text:span><text:span text:style-name="T41">и</text:span><text:span text:style-name="T23">, учитывая богатство и сложность методов, невозможно </text:span><text:span text:style-name="T41">составить</text:span><text:span text:style-name="T23"> одну рекомендацию для каждого метода в зависимости от типа атаки, которую система должна обнаружить. При определении эффективности методов </text:span><text:span text:style-name="T42">существует не</text:span><text:span text:style-name="T23"> один, </text:span><text:span text:style-name="T42">а</text:span><text:span text:style-name="T23"> несколько критериев, которые необходимо учитывать. Они включают (как описано в разделе VI, подраздел C) точность, сложность, время для классификации неизвестного экземпляра с обученной моделью и понятность окончательного решения (классификации) каждого метода ML или DM. В зависимости от конкретной IDS, некоторые из них могут быть важнее других.</text:span></text:p>
      <text:p text:style-name="P84"><text:span text:style-name="T23">Другим важным аспектом ML и DM для обнаружения кибер-вторжений является важность наборов данных для обучения и тестирования систем. Методы ML и DM не могут работать без репрезентативных данных, и для таких наборов данных трудно и трудоемко. Для возможности обнаружения аномалий и обнаружения неправильного использования, для IDS выгодно иметь доступ к данным на уровне сети и ядра. Если доступны только данные NetFlow, эти данные должны быть дополнены данными сетевого уровня, такими как сетевые датчики, которые генерируют дополнительные функции пакетов или потоков. Если возможно, сетевые данные должны быть дополнены данными уровня ядра ОС.</text:span></text:p>
      <text:p text:style-name="P84">Наибольший разрыв наблюдается в доступности помеченных данных, и, безусловно, стоит инвестировать в сбор данных и их маркировку. Используя этот новый набор данных, несколько перспективных методов ML и DM можно было бы использовать для разработки моделей и сравнения, сужая список ML и DM, эффективных для кибер-приложений. Значительные успехи могут быть достигнуты для методов ML и DM в кибербезопасности с использованием этого набора данных, и прорывы могут быть возможны.</text:p>
      <text:p text:style-name="P98"><text:soft-page-break/>Существуют некоторые особенности кибер-проблемы, которые затрудняют использование методов ML и DM (как описано в разделе VI, подраздел D). Они особенно связаны с тем, как часто нужно переучивать модель. Плодотворная область исследований будет заключаться в исследовании методов быстрого <text:span text:style-name="T63"><text:s/></text:span><text:span text:style-name="T29">дополнительного</text:span> обучения, которые могут быть использованы для ежедневных обновлений моделей для обнаружения <text:span text:style-name="T41">злоупотреблений</text:span> и аномали<text:span text:style-name="T41">й</text:span>.</text:p>
      <text:p text:style-name="P88">REFERENCES</text:p>
      <text:p text:style-name="P99">[1] A. Mukkamala, A. Sung, and A. Abraham, “Cyber security challenges: Designing efficient intrusion detection systems and antivirus tools,” in Enhancing Computer Security with Smart Technology, V. R. Vemuri, Ed. New York, NY, USA: Auerbach, 2005, pp. 125–163.</text:p>
      <text:p text:style-name="P99">[2] M. Bhuyan, D. Bhattacharyya, and J. Kalita, “Network anomaly detection: Methods, systems and tools,” IEEE Commun. Surv. Tuts., vol. 16, no. 1, pp. 303–336, First Quart. 2014.</text:p>
      <text:p text:style-name="P99">[3] T. T. T. Nguyen and G. Armitage, “A survey of techniques for internet traffic classification using machine learning,” IEEE Commun. Surv. Tuts., vol. 10, no. 4, pp. 56–76, Fourth Quart. 2008.</text:p>
      <text:p text:style-name="P99">[4] P. Garcia-Teodoro, J. Diaz-Verdejo, G. Maciá-Fernández, and E. Vázquez, “Anomaly-based network intrusion detection: Techniques, systems and challenges,” Comput. Secur., vol. 28, no. 1, pp. 18–28, 2009.</text:p>
      <text:p text:style-name="P99">[5] A. Sperotto, G. Schaffrath, R. Sadre, C. Morariu, A. Pras, and B. Stiller, “An overview of IP flow-based intrusion detection,” IEEE Commun. Surv. Tuts., vol. 12, no. 3, pp. 343–356, Third Quart. 2010.</text:p>
      <text:p text:style-name="P99">[6] S. X. Wu and W. Banzhaf, “The use of computational intelligence in intrusion detection systems: A review,” Appl. Soft Comput., vol. 10, no. 1, pp. 1–35, 2010.</text:p>
      <text:p text:style-name="P99">[7] Y. Zhang, L. Wenke, and Y.-A. Huang, “Intrusion detection techniques for mobile wireless networks,” Wireless Netw., vol. 9, no. 5, pp. 545–556, 2003.</text:p>
      <text:p text:style-name="P99"><text:soft-page-break/>[8] U. Fayyad, G. Piatetsky-Shapiro, and P. Smyth, “The KDD process for extracting useful knowledge from volumes of data,” Commun. ACM, vol. 39, no. 11, pp. 27–34, 1996.</text:p>
      <text:p text:style-name="P100">[9] C. Shearer, “The CRISP-DM model: The new blueprint for data mining,” </text:p>
      <text:p text:style-name="P119">J. Data Warehouse., vol. 5, pp. 13–22, 2000.</text:p>
      <text:p text:style-name="P99">[10] A. Guazzelli, M. Zeller, W. Chen, and G. Williams, “PMML an open standard for sharing models,” R J., vol. 1, no. 1, pp. 60–65, May 2009.</text:p>
      <text:p text:style-name="P99">[11] M. Hall, E. Frank, J. Holmes, B. Pfahringer, P. Reutemann, and I. Witten, “The WEKA data mining software: An update,” ACM SIGKDD Explor. Newslett., vol. 11, no. 1, pp. 10–18, 2009.</text:p>
      <text:p text:style-name="P85"><text:span text:style-name="T225">[12] R Language Definition. (2000). R Core Team [Online]. Available: </text:span><text:a xlink:type="simple" xlink:href="ftp://155.232.191.133/cran/doc/manuals/r-devel/R-lang.pdf" text:style-name="Internet_20_link" text:visited-style-name="Visited_20_Internet_20_Link">ftp://155.232.191.133/cran/doc/manuals/r-devel/R-lang.pdf</text:a><text:span text:style-name="T225">, accessed on Nov. 2015.</text:span></text:p>
      <text:p text:style-name="P99">[13] M. Graczyk, T. Lasota, and B. Trawinski, “Comparative analysis of premises valuation models using KEEL, RapidMiner, and WEKA,” Computational Collective Intelligence. Semantic Web, Social Networks and Multiagent Systems. New York, NY, USA: Springer, 2009, pp. 800–812.</text:p>
      <text:p text:style-name="P99">[14] V. Jacobson, C. Leres, and S. McCanne, The Tcpdump Manual Page. Berkeley, CA, USA: Lawrence Berkeley Laboratory, 1989.</text:p>
      <text:p text:style-name="P85"><text:span text:style-name="T225">[15] G. Combs. Wireshark [Online]. Available: </text:span><text:a xlink:type="simple" xlink:href="http://www.wireshark.org/" text:style-name="Internet_20_link" text:visited-style-name="Visited_20_Internet_20_Link">http://www.wireshark.org</text:a><text:span text:style-name="T225">, accessed on Jun. 2014.</text:span></text:p>
      <text:p text:style-name="P87"><text:span text:style-name="T225">[16] Snort 2.0. Sourcefire [Online]. Available: </text:span><text:a xlink:type="simple" xlink:href="http://www.sourcefire.com/technology/whitepapers.htm" text:style-name="Internet_20_link" text:visited-style-name="Visited_20_Internet_20_Link">http://www.sourcefire.com/technology/whitepapers.htm</text:a><text:span text:style-name="T225">, accessed on Jun. 2014.</text:span></text:p>
      <text:p text:style-name="P99">[17] G. F. Lyon, Nmap Network Scanning: The Official Nmap Project Guide to Network Discovery and Security Scanning. USA: Insecure, 2009.</text:p>
      <text:p text:style-name="P99">[18] R. Lippmann, J. Haines, D. Fried, J. Korba, and K. Das, “The 1999 DARPA offline intrusion detection evaluation,” Comput. Netw., vol. 34, pp. 579–595, 2000.</text:p>
      <text:p text:style-name="P99">[19] R. Lippmann et al., “Evaluating intrusion detection systems: The 1998 DARPA offline intrusion detection evaluation,” in Proc. IEEE DARPA Inf. Surviv. Conf. Expo., 2000, pp. 12–26.</text:p>
      <text:p text:style-name="P85"><text:soft-page-break/><text:span text:style-name="T225">[20] S. J. Stolfo, KDD Cup 1999 Data Set, University of California Irvine, KDD repository [Online]. Available: </text:span><text:a xlink:type="simple" xlink:href="http://kdd.ics.uci.edu/" text:style-name="Internet_20_link" text:visited-style-name="Visited_20_Internet_20_Link">http://kdd.ics.uci.edu</text:a><text:span text:style-name="T225">, accessed on Jun. 2014.</text:span></text:p>
      <text:p text:style-name="P99">[21] M. Tavallaee, E. Bagheri, W. Lu, and A. Ghorbani, “A detailed analysis of the KDD Cup 1999 data set,” in Proc. 2nd IEEE Symp. Comput. Intell. Secur. Defense Appl., 2009, pp. 1–6.</text:p>
      <text:p text:style-name="P99">[22] K. Hornik, M. Stinchcombe, and H. White, “Multilayer feedforward networks are universal approximators,” Neural Netw., vol. 2, pp. 359–366, 1989.</text:p>
      <text:p text:style-name="P99">[23] F. Rosenblatt, “The perceptron: A probabilistic model for information storage and organization in the brain,” Psychol. Rev., vol. 65, no. 6, pp. 386–408, 1958.</text:p>
      <text:p text:style-name="P99">[24] J. Cannady, “Artificial neural networks for misuse detection,” in Proc. 1998 Nat. Inf. Syst. Secur. Conf., Arlington, VA, USA, 1998, pp. 443–456.</text:p>
      <text:p text:style-name="P85"><text:span text:style-name="T225">[25] Internet Security Scanner (ISS). IBM [Online]. Available: </text:span><text:a xlink:type="simple" xlink:href="http://www.iss.net/" text:style-name="Internet_20_link" text:visited-style-name="Visited_20_Internet_20_Link">http://www.iss.net</text:a><text:span text:style-name="T225">, accessed on Feb. 2015.</text:span></text:p>
      <text:p text:style-name="P99">[26] B. Morel, “Artificial intelligence and the future of cybersecurity,” in Proc. 4th ACM Workshop Secur. Artif. Intell., 2011. pp. 93–98.</text:p>
      <text:p text:style-name="P99">[27] R. P. Lippmann and R. K. Cunningham, “Improving intrusion detection performance using keyword selection and neural networks,” Comput. Netw., vol. 34, pp. 597–603, 2000.</text:p>
      <text:p text:style-name="P99">[28] A. Bivens, C. Palagiri, R. Smith, B. Szymanski, and M. Embrechts, “Network-based intrusion detection using neural networks,” Intell. Eng. Syst. Artif. Neural Netw., vol. 12, no. 1, pp. 579–584, 2002.</text:p>
      <text:p text:style-name="P99">[29] R. Agrawal, T. Imielinski, and A. Swami, “Mining association rules between sets of items in large databases,” in Proc. Int. Conf. Manage. Data Assoc. Comput. Mach. (ACM), 1993, pp. 207–216.</text:p>
      <text:p text:style-name="P99">[30] C. M. Kuok, A. Fu, and M. H. Wong, “Mining fuzzy association rules in databases,” ACM SIGMOD Rec., vol. 27, no. 1, pp. 41–46, 1998.</text:p>
      <text:p text:style-name="P99">[31] L. Zadeh, “Fuzzy sets,” Inf. Control, vol. 8, no. 3, pp. 338—35, 1965.</text:p>
      <text:p text:style-name="P99"><text:soft-page-break/>[32] H. Brahmi, B. Imen, and B. Sadok, “OMC-IDS: At the cross-roads of OLAP mining and intrusion detection,” in Advances in Knowledge Discovery and Data Mining. New York, NY, USA: Springer, 2012, pp. 13–24.</text:p>
      <text:p text:style-name="P99">[33] H. Zhengbing, L. Zhitang, and W. Junqi, “A novel network intrusion detection system (NIDS) based on signatures search of data mining,” in Proc. 1st Int. Conf. Forensic Appl. Techn. Telecommun. Inf. Multimedia Workshop (e-Forensics ‘08), 2008, pp. 10–16.</text:p>
      <text:p text:style-name="P99">[34] H. Han, X. Lu, and L. Ren, “Using data mining to discover signatures in network-based intrusion detection,” in Proc. IEEE Comput. Graph. Appl., 2002, pp. 212–217.</text:p>
      <text:p text:style-name="P99">[35] D. Apiletti, E. Baralis, T. Cerquitelli, and V. D’Elia, “Characterizing network traffic by means of the NetMine framework,” Comput. Netw., vol. 53, no. 6, pp. 774–789, Apr. 2009.</text:p>
      <text:p text:style-name="P85"><text:span text:style-name="T225">[36] NetGroup, Politecnico di Torino, Analyzer 3.0 [Online]. Available: </text:span><text:a xlink:type="simple" xlink:href="http://analyzer.polito.it/" text:style-name="Internet_20_link" text:visited-style-name="Visited_20_Internet_20_Link">http://analyzer.polito.it</text:a><text:span text:style-name="T225">, accessed on Jun. 2014.</text:span></text:p>
      <text:p text:style-name="P85"><text:span text:style-name="T225">[37] E. Baralis, T. Cerquitelli, and V. D’Elia. (2008). Generalized Itemset Discovery by Means of Opportunistic Aggregation. Tech. Rep., Politecnico di Torino [Online] </text:span><text:a xlink:type="simple" xlink:href="https://dbdmg.polito.it/twiki/bin/view/Public/NetworkTrafficAnalysis" text:style-name="Internet_20_link" text:visited-style-name="Visited_20_Internet_20_Link">https://dbdmg.polito.it/twiki/bin/view/Public/NetworkTrafficAnalysis</text:a><text:span text:style-name="T225">, accessed on Jun. 2014.</text:span></text:p>
      <text:p text:style-name="P99">[38] A. Tajbakhsh, M. Rahmati, and A. Mirzaei, “Intrusion detection using fuzzy <text:s/>association rules,” Appl. Soft Comput., vol. 9, pp. 462–469, 2009.</text:p>
      <text:p text:style-name="P99">[39] J. Luo and S. Bridges, “Mining fuzzy association rules and fuzzy frequency episodes for intrusion detection,” Int. J. Intell. Syst., vol. 15, no. 8, pp. 687–703, 2000.</text:p>
      <text:p text:style-name="P99">[40] D. Heckerman, A Tutorial on Learning with Bayesian Networks. New York, NY, USA: Springer, 1998.</text:p>
      <text:p text:style-name="P99">[41] F. V. Jensen, Bayesian Networks and Decision Graphs. New York, NY, USA: Springer, 2001.</text:p>
      <text:p text:style-name="P99"><text:soft-page-break/>[42] C. Livadas, R. Walsh, D. Lapsley, and W. Strayer, “Using machine learning techniques to identify botnet traffic,” in Proc 31st IEEE Conf. Local Comput. Netw., 2006, pp. 967–974.</text:p>
      <text:p text:style-name="P99">[43] F. Jemili, M. Zaghdoud, and A. Ben, “A framework for an adaptive intrusion detection system using Bayesian network,” in Proc. IEEE Intell. Secur. Informat., 2007, pp. 66–70.</text:p>
      <text:p text:style-name="P99">[44] C. Kruegel, D. Mutz, W. Robertson, and F. Valeur, “Bayesian event classification for intrusion detection,” in Proc. IEEE 19th Annu. Comput. Secur. Appl. Conf., 2003, pp. 14–23.</text:p>
      <text:p text:style-name="P99">[45] S. Benferhat, T. Kenaza, and A. Mokhtari, “A Naïve Bayes approach for detecting coordinated attacks,” in Proc. 32nd Annu. IEEE Int. Comput. Software Appl. Conf., 2008, pp. 704–709.</text:p>
      <text:p text:style-name="P99">[46] K. Jain and R. C. Dubes, Algorithms for Clustering Data. Englewood Cliffs, NJ, USA: Prentice-Hall, 1988.</text:p>
      <text:p text:style-name="P99">[47] K. Leung and C. Leckie, “Unsupervised anomaly detection in network intrusion detection using clusters,” in Proc. 28th Australas. Conf. Comput. Sci., vol. 38, 2005, pp. 333–342.</text:p>
      <text:p text:style-name="P99">[48] P. W. Holland and S. Leinhardt, “Transitivity in structural models of small groups,” Comp. Group Stud., vol. 2, pp. 107–124, 1971.</text:p>
      <text:p text:style-name="P99">[49] J. Watts and S. Strogatz, “Collective dynamics of ‘small-world’ networks,”</text:p>
      <text:p text:style-name="P99">Nature, vol. 393, pp. 440–442, Jun. 1998.</text:p>
      <text:p text:style-name="P99">[50] R. Hendry and S. J. Yang, “Intrusion signature creation via clustering anomalies,” in Proc. SPIE Defense Secur. Symp. Int. Soc. Opt. Photonics, 2008, pp. 69730C–69730C.</text:p>
      <text:p text:style-name="P99">[51] M. Blowers and J. Williams, “Machine learning applied to cyber operations,” in Network Science and Cybersecurity. New York, NY, USA: Springer, 2014, pp. 55–175.</text:p>
      <text:p text:style-name="P99">[52] K. Sequeira and M. Zaki, “ADMIT: Anomaly-based data mining for intrusions,” in Proc 8th ACM SIGKDD Int. Conf. Knowl. Discov. Data Min., 2002, pp. 386–395.</text:p>
      <text:p text:style-name="P99"><text:soft-page-break/>[53] R. Quinlan, “Induction of decision trees,” Mach. Learn., vol. 1, no. 1, pp. 81–106, 1986.</text:p>
      <text:p text:style-name="P99">[54] R. Quinlan, C4.5: Programs for Machine Learning. San Mateo, CA, USA: Morgan Kaufmann, 1993.</text:p>
      <text:p text:style-name="P99">[55] C. Kruegel and T. Toth, “Using decision trees to improve signaturebased intrusion detection,” in Proc. 6th Int. Workshop Recent Adv. Intrusion Detect., West Lafayette, IN, USA, 2003, pp. 173–191.</text:p>
      <text:p text:style-name="P99">[56] L. Bilge, E. Kirda, C. Kruegel, and M. Balduzzi, “EXPOSURE: Finding malicious domains using passive DNS analysis,” presented at the 18<text:span text:style-name="T230">th</text:span> Annu. Netw. Distrib. Syst. Secur. Conf., 2011.</text:p>
      <text:p text:style-name="P99">[57] L. Bilge, S. Sen, D. Balzarotti, E. Kirda, and C. Kruegel, “2014 Exposure: A passive DNS analysis service to detect and report malicious domains,” ACM Trans. Inf. Syst. Secur., vol. 16, no. 4, Apr. 2014.</text:p>
      <text:p text:style-name="P99">[58] R. Polikar, “Ensemble based systems in decision making,” IEEE Circuits Syst. Mag., vol. 6, no. 3, pp. 21–45, Third Quart. 2006.</text:p>
      <text:p text:style-name="P99">[59] Y. Freund and R. Schapire, “Experiments with a new boosting algorithm,” in Proc. 13th Int. Conf. Mach. Learn., 1996, vol. 96, pp. 148–156.</text:p>
      <text:p text:style-name="P99">[60] P. Long and R. Servedio, “Boosting the area under the ROC curve,” Adv. Neural Inf. Process. Syst., pp. 945–952, 2007.</text:p>
      <text:p text:style-name="P99">[61] L. Breiman, “Random forests,” Mach. Learn., vol. 45, no. 1, pp. 5–32, 2001.</text:p>
      <text:p text:style-name="P99">[62] J. Zhang, M. Zulkernine, and A. Haque, “Random-forests-based network intrusion detection systems,” IEEE Trans. Syst. Man Cybern. C: Appl. Rev., vol. 38, no. 5, pp. 649–659, Sep. 2008.</text:p>
      <text:p text:style-name="P99">[63] F. Gharibian and A. Ghorbani, “Comparative study of supervised machine learning techniques for intrusion detection,” in Proc. 5th Annu. Conf. Commun. Netw. Serv. Res., 2007, pp. 350–358.</text:p>
      <text:p text:style-name="P99">[64] J. H. Friedman, “Multivariate adaptive regression splines,” Anal. Statist., vol. 19, pp. 1–141, 1991.</text:p>
      <text:p text:style-name="P99"><text:soft-page-break/>[65] S. Mukkamala, A. Sunga, and A. Abraham, “Intrusion detection using an ensemble of intelligent paradigms,” J. Netw. Comput. Appl., vol. 28, no. 2, pp. 167–182, 2004.</text:p>
      <text:p text:style-name="P99">[66] L. Bilge, D. Balzarotti, W. Robertson, E. Kirda, and C. Kruegel, <text:s/>“Disclosure: Detecting botnet command and control servers through large-scale netflow analysis,” in Proc. 28th Annu. Comput. Secur. Appl. Conf. (ACSAC’12), Orlando, FL, USA, Dec. 3–7, 2012, pp. 129–138.</text:p>
      <text:p text:style-name="P99">[67] D. E. Goldberg and J. H. Holland, “Genetic algorithms and machine learning,” Mach. Learn., vol. 3, no. 2, pp. 95–99, 1988.</text:p>
      <text:p text:style-name="P99">[68] J. R. Koza, Genetic Programming: On the Programming of Computers by Means of Natural Selection. Cambridge, MA, USA: MIT Press, 1992.</text:p>
      <text:p text:style-name="P99">[69] H. G. Beyer and H. P. Schwefel, “Evolution strategies: A comprehensive introduction,” J. Nat. Comput., vol. 1, no. 1, pp. 3–52, 2002.</text:p>
      <text:p text:style-name="P99">[70] J. Kennedy and R. Eberhart, “Particle swarm optimization,” in Proc. IEEE Int. Conf. Neural Netw., 1995, vol. IV, pp. 1942–1948.</text:p>
      <text:p text:style-name="P99">[71] M. Dorigo and L. M. Gambardella, “Ant colony system: A cooperative <text:s/>learning approach to the traveling salesman problem,” IEEE Trans. Evol. Comput., vol. 1, no. 1, pp. 53–66, Apr. 1997.</text:p>
      <text:p text:style-name="P99">[72] J. Farmer, N. Packard, and A. Perelson, “The immune system, adaptation and machine learning,” Phys. D: Nonlinear Phenom., vol. 2, pp. 187–204, 1986.</text:p>
      <text:p text:style-name="P99">[73] W. Li, “Using genetic algorithms for network intrusion detection,” in Proc. U.S. Dept. Energy Cyber Secur. Group 2004 Train. Conf., 2004, pp. 1–8.</text:p>
      <text:p text:style-name="P99">[74] A. Abraham, C. Grosan, and C. Martin-Vide, “Evolutionary design of intrusion detection programs,” Int. J. Netw. Secur., vol. 4, no. 3, pp. 328–339, 2007.</text:p>
      <text:p text:style-name="P99">[75] J. Hansen, P. Lowry, D. Meservy, and D. McDonald, “Genetic programming for prevention of cyberterrorism through dynamic and evolving intrusion detection,” Decis. Support Syst., vol. 43, no. 4, pp. 1362–1374, Aug. 2007.</text:p>
      <text:p text:style-name="P99">[76] S. Khan, “Rule-based network intrusion detection using genetic <text:s/>algorithms,” Int. J. Comput. Appl., vol. 18, no. 8, pp. 26–29, Mar. 2011.</text:p>
      <text:p text:style-name="P99"><text:soft-page-break/>[77] T. Jolliffe, Principal Component Analysis, 2nd ed. New York, NY, USA: Springer, 2002.</text:p>
      <text:p text:style-name="P99">[78] W. Lu and I. Traore, “Detecting new forms of network intrusion using genetic programming,” Comput. Intell., vol. 20, pp. 470–489, 2004.</text:p>
      <text:p text:style-name="P99">[79] A. Markov, “Extension of the limit theorems of probability theory to a sum of variables connected in a chain,” Dynamic Probabilistic Systems, vol. 1, R. Howard. Hoboken, NJ, USA: Wiley, 1971 (Reprinted in Appendix B).</text:p>
      <text:p text:style-name="P99">[80] L. E. Baum and J. A. Eagon, “An inequality with applications to statistical estimation for probabilistic functions of Markov processes and to a model for ecology,” Bull. Amer. Math. Soc., vol. 73, no. 3, p. 360, 1967.</text:p>
      <text:p text:style-name="P99">[81] A. Arnes, F. Valeur, G. Vigna, and R. A. Kemmerer, “Using Hidden markov models to evaluate the risks of intrusions: System architecture and model validation,” Lect. Notes Comput. Sci., pp. 145–164, 2006.</text:p>
      <text:p text:style-name="P99">[82] D. Ariu, R. Tronci, and G. Giacinto, “HMMPayl: An intrusion detection system based on hidden Markov models,” Comput. Secur., vol. 30, no. 4, pp. 221–241, 2011.</text:p>
      <text:p text:style-name="P99">[83] S. S. Joshi and V. V. Phoha, “Investigating hidden Markov models <text:s/>capabilities in anomaly detection,” in Proc. ACM 43rd Annu. Southeast Reg. Conf., 2005, vol. 1, pp. 98–103.</text:p>
      <text:p text:style-name="P99">[84] P. Dempster, N. M. Laird, and D. B. Robin, “Maximum likelihood from incomplete data via the EM algorithm,” J. Roy. Statist. Soc., Series B (methodological), pp. 1–38, 1977.</text:p>
      <text:p text:style-name="P99">[85] W. W. Cohen, “Fast effective rule induction,” in Proc. 12th Int. Conf. Mach. Learn., Lake Tahoe, CA, USA, 1995, pp. 115–123.</text:p>
      <text:p text:style-name="P99">[86] R. Michalski, “A theory and methodology of inductive learning,” Mach. Learn., vol. 1, pp. 83–134, 1983.</text:p>
      <text:p text:style-name="P99">[87] W. Lee, S. Stolfo, and K. Mok, “A data mining framework for building intrusion detection models,” in Proc. IEEE Symp. Secur. Privacy, 1999, pp. 120–132.</text:p>
      <text:p text:style-name="P99"><text:soft-page-break/>[88] W. Fan, M. Miller, S. Stolfo, W. Lee, and P. Chan, “Using artificial anomalies to detect unknown and known network intrusions,” Knowl. Inf. Syst., vol. 6, no. 5, pp. 507–527, 2004.</text:p>
      <text:p text:style-name="P99">[89] I. H. Witten and E. Frank, Data Mining: Practical Machine Learning Tools and Techniques, 3rd ed. San Mateo, CA, USA: Morgan Kaufmann, 2011.</text:p>
      <text:p text:style-name="P99">[90] M. Panda and M. R. Patra, “Network intrusion detection using Naive Bayes,” Int. J. Comput. Sci. Netw. Secur., vol. 7, no. 12, pp. 258–263, 2007.</text:p>
      <text:p text:style-name="P99">[91] N. B. Amor, S. Benferhat, and Z. Elouedi, “Naïve Bayes vs. decision trees in intrusion detection systems,” in Proc ACM Symp. Appl. Comput., 2004, pp. 420–424.</text:p>
      <text:p text:style-name="P99">[92] R. Agrawal and R. Srikant, “Mining sequential patterns,” in Proc. IEEE 11th Int. Conf. Data Eng., 1995, pp. 3–14.</text:p>
      <text:p text:style-name="P99">[93] Y. Hu and B. Panda, “A data mining approach for database intrusion detection,” in Proc. ACM Symp. Appl. Comput., 2004, pp. 711–716.</text:p>
      <text:p text:style-name="P99">[94] Z. Li, A. Zhang, J. Lei, and L. Wang, “Real-time correlation of network security alerts,” in Proc. IEEE Int. Conf. e-Business Eng., 2007, pp. 73–80.</text:p>
      <text:p text:style-name="P99">[95] V. Vapnik, The Nature of Statistical Learning Theory. New York, NY, USA: Springer, 2010.</text:p>
      <text:p text:style-name="P99">[96] Y. Li, J. Xia, S. Zhang, J. Yan, X. Ai, and K. Dai, “An efficient intrusion detection system based on support vector machines and gradually feature removal <text:s/>method,” Expert Syst. Appl., vol. 39, no. 1, pp. 424–430, 2012.</text:p>
      <text:p text:style-name="P99">[97] F. Amiri, M. Mahdi, R. Yousefi, C. Lucas, A. Shakery, and N. Yazdani, “Mutual information-based feature selection for IDSs,” J. Netw. Comput. Appl., vol. 34, no. 4, pp. 1184–1199, 2011.</text:p>
      <text:p text:style-name="P99">[98] W. J. Hu, Y. H. Liao, and V. R. Vemuri, “Robust support vector machines for anomaly detection in computer security,” in Proc. 20th Int. Conf. Mach. Learn., 2003, pp. 282–289.</text:p>
      <text:p text:style-name="P99">[99] C. Wagner, F. Jérôme, and E. Thomas, “Machine learning approach for IP-flow record anomaly detection,” in Networking 2011. New York, NY, USA: Springer, 2011, pp. 28–39.</text:p>
      <text:p text:style-name="P99"><text:soft-page-break/>[100] D. Brauckhoff, A. Wagner, and M. May, “Flame: A low-level anomaly modeling engine,” in Proc. Conf. Cyber Secur. Exp. Test, 2008.</text:p>
      <text:p text:style-name="P99">[101] T. Shon and J. Moon, “A hybrid machine learning approach to network <text:s/>anomaly detection,” Inf. Sci., vol. 177, no. 18, pp. 3799–3821, Sep. 2007.</text:p>
      <text:p text:style-name="P99">[102] T. Kohonen, Self-Organizing Map. New York, NY, USA: Springer, 1995.</text:p>
      <text:p text:style-name="P85"><text:span text:style-name="T225">[103] V. Paxson. (2004). Bro 0.9 [Online]. Available: </text:span><text:a xlink:type="simple" xlink:href="http://bro-ids.org/" text:style-name="Internet_20_link" text:visited-style-name="Visited_20_Internet_20_Link">http://bro-ids.org</text:a><text:span text:style-name="T225">, accessed on Jun. 2014.</text:span></text:p>
      <text:p text:style-name="P99">[104] R. Caruana and A. Niculescu-Mizil, “An empirical comparison of supervised learning algorithms,” in Proc. ACM 23rd Int. Conf. Mach. Learn., 2006, pp. 161–168.</text:p>
      <text:p text:style-name="P99">[105] J. Dean and S. Ghemawat, “MapReduce: Simplified data processing on large clusters,” Commun. ACM, vol. 51, no. 1, pp. 107–113, 2008.</text:p>
      <text:p text:style-name="P99">[106] H. Guang-Bin, D. H. Wang, and Y. Lan, “Extreme learning machines: A survey,” Int. J. Mach. Learn. Cybern., vol. 2, no. 2, pp. 107–122, 2011.</text:p>
      <text:p text:style-name="P99">[107] K. Jain, J. Mao, and K. M. Mohiuddin, “Artificial neural networks: A tutorial,” Computer, vol. 29, no. 3, pp. 31–44, 1996.</text:p>
      <text:p text:style-name="P99">[108] R. Agrawal, H. Mannila, R. Srikant, H. Toivonen, and A. I. Verkamo, “Fast discovery of association rules,” Adv. Knowl. Discov. Data Min., vol. 12, no. 1, pp. 307–328, 1996.</text:p>
      <text:p text:style-name="P99">[109] M. Ester, H. P. Kriegel, J. Sander, and X. Xu, “A density-based algorithm for discovering clusters in large spatial databases with noise,” Knowl. Discov. Data Min., vol. 96, pp. 226–231, 1996.</text:p>
      <text:p text:style-name="P99">[110] P. S. Oliveto, J. He, and X. Yao, “Time complexity of evolutionary <text:s/>algorithms for combinatorial optimization: A decade of results,” Int. J. Autom. Comput., vol. 4, no. 3, pp. 281–293, 2007.</text:p>
      <text:p text:style-name="P99">[111] G. D. Forney, “The Viterbi algorithm,” Proc. IEEE, vol. 61, no. 3, pp. 268–278, Mar. 1973.</text:p>
      <text:p text:style-name="P99">[112] J. C. Burges, “A tutorial on support vector machines for pattern recognition,” Data Min. Knowl. Discov., vol. 2, no. 2, pp. 121–167, 1998.</text:p>
      <text:p text:style-name="P101"><text:soft-page-break/>[113] K. Ahsan and D. Kundur, “Practical data hiding in TCP/IP,” in Proc. ACM Multimedia Secur. Workshop, 2002, vol. 2, no. 7. </text:p>
      <text:p text:style-name="P86">Anna L. Buczak photograph and biography not available at the time of <text:s/>Publication.</text:p>
      <text:p text:style-name="P85">Erhan Guven photograph and biography not available at the time of Pub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0:46:43.771000000</meta:creation-date>
    <dc:date>2017-08-22T11:32:06.325000000</dc:date>
    <meta:editing-duration>P3DT19H4M16S</meta:editing-duration>
    <meta:editing-cycles>60</meta:editing-cycles>
    <meta:generator>LibreOffice/5.3.4.2$Windows_X86_64 LibreOffice_project/f82d347ccc0be322489bf7da61d7e4ad13fe2ff3</meta:generator>
    <meta:document-statistic meta:table-count="0" meta:image-count="0" meta:object-count="0" meta:page-count="74" meta:paragraph-count="368" meta:word-count="19014" meta:character-count="140698" meta:non-whitespace-character-count="122085"/>
  </office:meta>
</office:document-meta>
</file>